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0.45pt"/>
    </style:style>
    <style:style style:name="co2" style:family="table-column">
      <style:table-column-properties fo:break-before="auto" style:column-width="97pt"/>
    </style:style>
    <style:style style:name="co3" style:family="table-column">
      <style:table-column-properties fo:break-before="auto" style:column-width="85.89pt"/>
    </style:style>
    <style:style style:name="co4" style:family="table-column">
      <style:table-column-properties fo:break-before="auto" style:column-width="100.06pt"/>
    </style:style>
    <style:style style:name="co5" style:family="table-column">
      <style:table-column-properties fo:break-before="auto" style:column-width="132.35pt"/>
    </style:style>
    <style:style style:name="co6" style:family="table-column">
      <style:table-column-properties fo:break-before="auto" style:column-width="111.15pt"/>
    </style:style>
    <style:style style:name="co7" style:family="table-column">
      <style:table-column-properties fo:break-before="auto" style:column-width="143.46pt"/>
    </style:style>
    <style:style style:name="co8" style:family="table-column">
      <style:table-column-properties fo:break-before="auto" style:column-width="421.71pt"/>
    </style:style>
    <style:style style:name="co9" style:family="table-column">
      <style:table-column-properties fo:break-before="auto" style:column-width="113.7pt"/>
    </style:style>
    <style:style style:name="co10" style:family="table-column">
      <style:table-column-properties fo:break-before="auto" style:column-width="43.51pt"/>
    </style:style>
    <style:style style:name="co11" style:family="table-column">
      <style:table-column-properties fo:break-before="auto" style:column-width="128.35pt"/>
    </style:style>
    <style:style style:name="co12" style:family="table-column">
      <style:table-column-properties fo:break-before="auto" style:column-width="139.44pt"/>
    </style:style>
    <style:style style:name="co13" style:family="table-column">
      <style:table-column-properties fo:break-before="auto" style:column-width="89.94pt"/>
    </style:style>
    <style:style style:name="co14" style:family="table-column">
      <style:table-column-properties fo:break-before="auto" style:column-width="122.74pt"/>
    </style:style>
    <style:style style:name="co15" style:family="table-column">
      <style:table-column-properties fo:break-before="auto" style:column-width="133.91pt"/>
    </style:style>
    <style:style style:name="co1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eez-ERR1743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codec</text:p>
          </table:table-cell>
          <table:table-cell office:value-type="string" calcext:value-type="string">
            <text:p>uncompressed_size</text:p>
          </table:table-cell>
          <table:table-cell office:value-type="string" calcext:value-type="string">
            <text:p>compressed_size</text:p>
          </table:table-cell>
          <table:table-cell office:value-type="string" calcext:value-type="string">
            <text:p>compression_ratio</text:p>
          </table:table-cell>
          <table:table-cell office:value-type="string" calcext:value-type="string">
            <text:p>compression_time_s</text:p>
          </table:table-cell>
          <table:table-cell office:value-type="string" calcext:value-type="string">
            <text:p>compression_max_RSS_kB</text:p>
          </table:table-cell>
          <table:table-cell office:value-type="string" calcext:value-type="string">
            <text:p>decompression_time_s</text:p>
          </table:table-cell>
          <table:table-cell office:value-type="string" calcext:value-type="string">
            <text:p>decompression_max_RSS_kB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stream_id</text:p>
          </table:table-cell>
          <table:table-cell office:value-type="string" calcext:value-type="string">
            <text:p>test_set</text:p>
          </table:table-cell>
          <table:table-cell office:value-type="string" calcext:value-type="string">
            <text:p>compression_speed_MiB/s</text:p>
          </table:table-cell>
          <table:table-cell office:value-type="string" calcext:value-type="string">
            <text:p>decompression_speed_MiB/s</text:p>
          </table:table-cell>
          <table:table-cell office:value-type="string" calcext:value-type="string">
            <text:p>compression_rank</text:p>
          </table:table-cell>
          <table:table-cell office:value-type="string" calcext:value-type="string">
            <text:p>compression_speed_rank</text:p>
          </table:table-cell>
          <table:table-cell office:value-type="string" calcext:value-type="string">
            <text:p>decompression_speed_rank</text:p>
          </table:table-cell>
        </table:table-row>
        <table:table-row table:style-name="ro1">
          <table:table-cell office:value-type="string" calcext:value-type="string">
            <text:p>gzip</text:p>
          </table:table-cell>
          <table:table-cell office:value-type="float" office:value="540887" calcext:value-type="float">
            <text:p>540887</text:p>
          </table:table-cell>
          <table:table-cell office:value-type="float" office:value="53270" calcext:value-type="float">
            <text:p>53270</text:p>
          </table:table-cell>
          <table:table-cell table:formula="of:=[.C2]/[.B2]" office:value-type="float" office:value="0.0984863751578426" calcext:value-type="float">
            <text:p>0.098486375157843</text:p>
          </table:table-cell>
          <table:table-cell office:value-type="float" office:value="0.23" calcext:value-type="float">
            <text:p>0.23</text:p>
          </table:table-cell>
          <table:table-cell office:value-type="float" office:value="1748" calcext:value-type="float">
            <text:p>1748</text:p>
          </table:table-cell>
          <table:table-cell office:value-type="float" office:value="0.01" calcext:value-type="float">
            <text:p>0.01</text:p>
          </table:table-cell>
          <table:table-cell office:value-type="float" office:value="1648" calcext:value-type="float">
            <text:p>1648</text:p>
          </table:table-cell>
          <table:table-cell office:value-type="string" calcext:value-type="string">
            <text:p>01_ERR17431.aln.sort.dupmark.rg.11.sam.deez_rawstreams.EditACGT_U_NVec</text:p>
          </table:table-cell>
          <table:table-cell office:value-type="string" calcext:value-type="string">
            <text:p>EditACGT_U_NVec</text:p>
          </table:table-cell>
          <table:table-cell office:value-type="float" office:value="1" calcext:value-type="float">
            <text:p>1</text:p>
          </table:table-cell>
          <table:table-cell office:value-type="float" office:value="2.242739304" calcext:value-type="float">
            <text:p>2.242739304</text:p>
          </table:table-cell>
          <table:table-cell office:value-type="float" office:value="5.080223083" calcext:value-type="float">
            <text:p>5.08022308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540887" calcext:value-type="float">
            <text:p>540887</text:p>
          </table:table-cell>
          <table:table-cell office:value-type="float" office:value="43820" calcext:value-type="float">
            <text:p>43820</text:p>
          </table:table-cell>
          <table:table-cell table:formula="of:=[.C3]/[.B3]" office:value-type="float" office:value="0.0810150733887115" calcext:value-type="float">
            <text:p>0.081015073388712</text:p>
          </table:table-cell>
          <table:table-cell office:value-type="float" office:value="0.02" calcext:value-type="float">
            <text:p>0.02</text:p>
          </table:table-cell>
          <table:table-cell office:value-type="float" office:value="2804" calcext:value-type="float">
            <text:p>2804</text:p>
          </table:table-cell>
          <table:table-cell office:value-type="float" office:value="0.02" calcext:value-type="float">
            <text:p>0.02</text:p>
          </table:table-cell>
          <table:table-cell office:value-type="float" office:value="3920" calcext:value-type="float">
            <text:p>3920</text:p>
          </table:table-cell>
          <table:table-cell office:value-type="string" calcext:value-type="string">
            <text:p>01_ERR17431.aln.sort.dupmark.rg.11.sam.deez_rawstreams.EditACGT_U_NVec</text:p>
          </table:table-cell>
          <table:table-cell office:value-type="string" calcext:value-type="string">
            <text:p>EditACGT_U_NVec</text:p>
          </table:table-cell>
          <table:table-cell office:value-type="float" office:value="1" calcext:value-type="float">
            <text:p>1</text:p>
          </table:table-cell>
          <table:table-cell office:value-type="float" office:value="25.791502" calcext:value-type="float">
            <text:p>25.791502</text:p>
          </table:table-cell>
          <table:table-cell office:value-type="float" office:value="2.089500427" calcext:value-type="float">
            <text:p>2.08950042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540887" calcext:value-type="float">
            <text:p>540887</text:p>
          </table:table-cell>
          <table:table-cell office:value-type="float" office:value="47560" calcext:value-type="float">
            <text:p>47560</text:p>
          </table:table-cell>
          <table:table-cell table:formula="of:=[.C4]/[.B4]" office:value-type="float" office:value="0.087929641496283" calcext:value-type="float">
            <text:p>0.087929641496283</text:p>
          </table:table-cell>
          <table:table-cell office:value-type="float" office:value="0.35" calcext:value-type="float">
            <text:p>0.35</text:p>
          </table:table-cell>
          <table:table-cell office:value-type="float" office:value="73724" calcext:value-type="float">
            <text:p>73724</text:p>
          </table:table-cell>
          <table:table-cell office:value-type="float" office:value="0.02" calcext:value-type="float">
            <text:p>0.02</text:p>
          </table:table-cell>
          <table:table-cell office:value-type="float" office:value="2688" calcext:value-type="float">
            <text:p>2688</text:p>
          </table:table-cell>
          <table:table-cell office:value-type="string" calcext:value-type="string">
            <text:p>01_ERR17431.aln.sort.dupmark.rg.11.sam.deez_rawstreams.EditACGT_U_NVec</text:p>
          </table:table-cell>
          <table:table-cell office:value-type="string" calcext:value-type="string">
            <text:p>EditACGT_U_NVec</text:p>
          </table:table-cell>
          <table:table-cell office:value-type="float" office:value="1" calcext:value-type="float">
            <text:p>1</text:p>
          </table:table-cell>
          <table:table-cell office:value-type="float" office:value="1.473800114" calcext:value-type="float">
            <text:p>1.473800114</text:p>
          </table:table-cell>
          <table:table-cell office:value-type="float" office:value="2.267837524" calcext:value-type="float">
            <text:p>2.26783752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ANS-0</text:p>
          </table:table-cell>
          <table:table-cell office:value-type="float" office:value="540887" calcext:value-type="float">
            <text:p>540887</text:p>
          </table:table-cell>
          <table:table-cell office:value-type="float" office:value="55196" calcext:value-type="float">
            <text:p>55196</text:p>
          </table:table-cell>
          <table:table-cell table:formula="of:=[.C5]/[.B5]" office:value-type="float" office:value="0.102047192851742" calcext:value-type="float">
            <text:p>0.102047192851742</text:p>
          </table:table-cell>
          <table:table-cell office:value-type="float" office:value="0.01" calcext:value-type="float">
            <text:p>0.01</text:p>
          </table:table-cell>
          <table:table-cell office:value-type="float" office:value="1984" calcext:value-type="float">
            <text:p>1984</text:p>
          </table:table-cell>
          <table:table-cell office:value-type="float" office:value="0.01" calcext:value-type="float">
            <text:p>0.01</text:p>
          </table:table-cell>
          <table:table-cell office:value-type="float" office:value="2212" calcext:value-type="float">
            <text:p>2212</text:p>
          </table:table-cell>
          <table:table-cell office:value-type="string" calcext:value-type="string">
            <text:p>01_ERR17431.aln.sort.dupmark.rg.11.sam.deez_rawstreams.EditACGT_U_NVec</text:p>
          </table:table-cell>
          <table:table-cell office:value-type="string" calcext:value-type="string">
            <text:p>EditACGT_U_NVec</text:p>
          </table:table-cell>
          <table:table-cell office:value-type="float" office:value="1" calcext:value-type="float">
            <text:p>1</text:p>
          </table:table-cell>
          <table:table-cell office:value-type="float" office:value="51.583004" calcext:value-type="float">
            <text:p>51.583004</text:p>
          </table:table-cell>
          <table:table-cell office:value-type="float" office:value="5.263900757" calcext:value-type="float">
            <text:p>5.26390075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S-1</text:p>
          </table:table-cell>
          <table:table-cell office:value-type="float" office:value="540887" calcext:value-type="float">
            <text:p>540887</text:p>
          </table:table-cell>
          <table:table-cell office:value-type="float" office:value="45315" calcext:value-type="float">
            <text:p>45315</text:p>
          </table:table-cell>
          <table:table-cell table:formula="of:=[.C6]/[.B6]" office:value-type="float" office:value="0.0837790518167381" calcext:value-type="float">
            <text:p>0.083779051816738</text:p>
          </table:table-cell>
          <table:table-cell office:value-type="float" office:value="0.02" calcext:value-type="float">
            <text:p>0.02</text:p>
          </table:table-cell>
          <table:table-cell office:value-type="float" office:value="3132" calcext:value-type="float">
            <text:p>3132</text:p>
          </table:table-cell>
          <table:table-cell office:value-type="float" office:value="0.02" calcext:value-type="float">
            <text:p>0.02</text:p>
          </table:table-cell>
          <table:table-cell office:value-type="float" office:value="2988" calcext:value-type="float">
            <text:p>2988</text:p>
          </table:table-cell>
          <table:table-cell office:value-type="string" calcext:value-type="string">
            <text:p>01_ERR17431.aln.sort.dupmark.rg.11.sam.deez_rawstreams.EditACGT_U_NVec</text:p>
          </table:table-cell>
          <table:table-cell office:value-type="string" calcext:value-type="string">
            <text:p>EditACGT_U_NVec</text:p>
          </table:table-cell>
          <table:table-cell office:value-type="float" office:value="1" calcext:value-type="float">
            <text:p>1</text:p>
          </table:table-cell>
          <table:table-cell office:value-type="float" office:value="25.791502" calcext:value-type="float">
            <text:p>25.791502</text:p>
          </table:table-cell>
          <table:table-cell office:value-type="float" office:value="2.160787582" calcext:value-type="float">
            <text:p>2.16078758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ABAC</text:p>
          </table:table-cell>
          <table:table-cell office:value-type="float" office:value="540887" calcext:value-type="float">
            <text:p>540887</text:p>
          </table:table-cell>
          <table:table-cell office:value-type="float" office:value="42782" calcext:value-type="float">
            <text:p>42782</text:p>
          </table:table-cell>
          <table:table-cell table:formula="of:=[.C7]/[.B7]" office:value-type="float" office:value="0.0790960034166101" calcext:value-type="float">
            <text:p>0.07909600341661</text:p>
          </table:table-cell>
          <table:table-cell office:value-type="float" office:value="0.06" calcext:value-type="float">
            <text:p>0.06</text:p>
          </table:table-cell>
          <table:table-cell office:value-type="float" office:value="23136" calcext:value-type="float">
            <text:p>23136</text:p>
          </table:table-cell>
          <table:table-cell office:value-type="float" office:value="0.06" calcext:value-type="float">
            <text:p>0.06</text:p>
          </table:table-cell>
          <table:table-cell office:value-type="float" office:value="23220" calcext:value-type="float">
            <text:p>23220</text:p>
          </table:table-cell>
          <table:table-cell office:value-type="string" calcext:value-type="string">
            <text:p>01_ERR17431.aln.sort.dupmark.rg.11.sam.deez_rawstreams.EditACGT_U_NVec</text:p>
          </table:table-cell>
          <table:table-cell office:value-type="string" calcext:value-type="string">
            <text:p>EditACGT_U_NVec</text:p>
          </table:table-cell>
          <table:table-cell office:value-type="float" office:value="1" calcext:value-type="float">
            <text:p>1</text:p>
          </table:table-cell>
          <table:table-cell office:value-type="float" office:value="8.597167333" calcext:value-type="float">
            <text:p>8.597167333</text:p>
          </table:table-cell>
          <table:table-cell office:value-type="float" office:value="0.680001577" calcext:value-type="float">
            <text:p>0.68000157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zip</text:p>
          </table:table-cell>
          <table:table-cell office:value-type="float" office:value="3799679" calcext:value-type="float">
            <text:p>3799679</text:p>
          </table:table-cell>
          <table:table-cell office:value-type="float" office:value="3313577" calcext:value-type="float">
            <text:p>3313577</text:p>
          </table:table-cell>
          <table:table-cell table:formula="of:=[.C8]/[.B8]" office:value-type="float" office:value="0.872067614132667" calcext:value-type="float">
            <text:p>0.872067614132667</text:p>
          </table:table-cell>
          <table:table-cell office:value-type="float" office:value="0.25" calcext:value-type="float">
            <text:p>0.25</text:p>
          </table:table-cell>
          <table:table-cell office:value-type="float" office:value="1716" calcext:value-type="float">
            <text:p>1716</text:p>
          </table:table-cell>
          <table:table-cell office:value-type="float" office:value="0.1" calcext:value-type="float">
            <text:p>0.1</text:p>
          </table:table-cell>
          <table:table-cell office:value-type="float" office:value="1608" calcext:value-type="float">
            <text:p>1608</text:p>
          </table:table-cell>
          <table:table-cell office:value-type="string" calcext:value-type="string">
            <text:p>01_ERR17431.aln.sort.dupmark.rg.11.sam.deez_rawstreams.EditACGT_U_SeqVec</text:p>
          </table:table-cell>
          <table:table-cell office:value-type="string" calcext:value-type="string">
            <text:p>EditACGT_U_SeqVec</text:p>
          </table:table-cell>
          <table:table-cell office:value-type="float" office:value="1" calcext:value-type="float">
            <text:p>1</text:p>
          </table:table-cell>
          <table:table-cell office:value-type="float" office:value="14.49462509" calcext:value-type="float">
            <text:p>14.49462509</text:p>
          </table:table-cell>
          <table:table-cell office:value-type="float" office:value="31.6007328" calcext:value-type="float">
            <text:p>31.600732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3799679" calcext:value-type="float">
            <text:p>3799679</text:p>
          </table:table-cell>
          <table:table-cell office:value-type="float" office:value="3403271" calcext:value-type="float">
            <text:p>3403271</text:p>
          </table:table-cell>
          <table:table-cell table:formula="of:=[.C9]/[.B9]" office:value-type="float" office:value="0.895673292401805" calcext:value-type="float">
            <text:p>0.895673292401805</text:p>
          </table:table-cell>
          <table:table-cell office:value-type="float" office:value="0.71" calcext:value-type="float">
            <text:p>0.71</text:p>
          </table:table-cell>
          <table:table-cell office:value-type="float" office:value="9792" calcext:value-type="float">
            <text:p>9792</text:p>
          </table:table-cell>
          <table:table-cell office:value-type="float" office:value="0.4" calcext:value-type="float">
            <text:p>0.4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01_ERR17431.aln.sort.dupmark.rg.11.sam.deez_rawstreams.EditACGT_U_SeqVec</text:p>
          </table:table-cell>
          <table:table-cell office:value-type="string" calcext:value-type="string">
            <text:p>EditACGT_U_SeqVec</text:p>
          </table:table-cell>
          <table:table-cell office:value-type="float" office:value="1" calcext:value-type="float">
            <text:p>1</text:p>
          </table:table-cell>
          <table:table-cell office:value-type="float" office:value="5.103741229" calcext:value-type="float">
            <text:p>5.103741229</text:p>
          </table:table-cell>
          <table:table-cell office:value-type="float" office:value="8.114030361" calcext:value-type="float">
            <text:p>8.11403036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3799679" calcext:value-type="float">
            <text:p>3799679</text:p>
          </table:table-cell>
          <table:table-cell office:value-type="float" office:value="3257396" calcext:value-type="float">
            <text:p>3257396</text:p>
          </table:table-cell>
          <table:table-cell table:formula="of:=[.C10]/[.B10]" office:value-type="float" office:value="0.857281891443988" calcext:value-type="float">
            <text:p>0.857281891443988</text:p>
          </table:table-cell>
          <table:table-cell office:value-type="float" office:value="1.2" calcext:value-type="float">
            <text:p>1.2</text:p>
          </table:table-cell>
          <table:table-cell office:value-type="float" office:value="102488" calcext:value-type="float">
            <text:p>102488</text:p>
          </table:table-cell>
          <table:table-cell office:value-type="float" office:value="0.37" calcext:value-type="float">
            <text:p>0.37</text:p>
          </table:table-cell>
          <table:table-cell office:value-type="float" office:value="7456" calcext:value-type="float">
            <text:p>7456</text:p>
          </table:table-cell>
          <table:table-cell office:value-type="string" calcext:value-type="string">
            <text:p>01_ERR17431.aln.sort.dupmark.rg.11.sam.deez_rawstreams.EditACGT_U_SeqVec</text:p>
          </table:table-cell>
          <table:table-cell office:value-type="string" calcext:value-type="string">
            <text:p>EditACGT_U_SeqVec</text:p>
          </table:table-cell>
          <table:table-cell office:value-type="float" office:value="1" calcext:value-type="float">
            <text:p>1</text:p>
          </table:table-cell>
          <table:table-cell office:value-type="float" office:value="3.019713561" calcext:value-type="float">
            <text:p>3.019713561</text:p>
          </table:table-cell>
          <table:table-cell office:value-type="float" office:value="8.395932172" calcext:value-type="float">
            <text:p>8.39593217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NS-0</text:p>
          </table:table-cell>
          <table:table-cell office:value-type="float" office:value="3799679" calcext:value-type="float">
            <text:p>3799679</text:p>
          </table:table-cell>
          <table:table-cell office:value-type="float" office:value="3622948" calcext:value-type="float">
            <text:p>3622948</text:p>
          </table:table-cell>
          <table:table-cell table:formula="of:=[.C11]/[.B11]" office:value-type="float" office:value="0.953487913057919" calcext:value-type="float">
            <text:p>0.953487913057919</text:p>
          </table:table-cell>
          <table:table-cell office:value-type="float" office:value="0.22" calcext:value-type="float">
            <text:p>0.22</text:p>
          </table:table-cell>
          <table:table-cell office:value-type="float" office:value="4752" calcext:value-type="float">
            <text:p>4752</text:p>
          </table:table-cell>
          <table:table-cell office:value-type="float" office:value="0.14" calcext:value-type="float">
            <text:p>0.14</text:p>
          </table:table-cell>
          <table:table-cell office:value-type="float" office:value="5076" calcext:value-type="float">
            <text:p>5076</text:p>
          </table:table-cell>
          <table:table-cell office:value-type="string" calcext:value-type="string">
            <text:p>01_ERR17431.aln.sort.dupmark.rg.11.sam.deez_rawstreams.EditACGT_U_SeqVec</text:p>
          </table:table-cell>
          <table:table-cell office:value-type="string" calcext:value-type="string">
            <text:p>EditACGT_U_SeqVec</text:p>
          </table:table-cell>
          <table:table-cell office:value-type="float" office:value="1" calcext:value-type="float">
            <text:p>1</text:p>
          </table:table-cell>
          <table:table-cell office:value-type="float" office:value="16.47116488" calcext:value-type="float">
            <text:p>16.47116488</text:p>
          </table:table-cell>
          <table:table-cell office:value-type="float" office:value="24.67937469" calcext:value-type="float">
            <text:p>24.6793746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NS-1</text:p>
          </table:table-cell>
          <table:table-cell office:value-type="float" office:value="3799679" calcext:value-type="float">
            <text:p>3799679</text:p>
          </table:table-cell>
          <table:table-cell office:value-type="float" office:value="3645020" calcext:value-type="float">
            <text:p>3645020</text:p>
          </table:table-cell>
          <table:table-cell table:formula="of:=[.C12]/[.B12]" office:value-type="float" office:value="0.959296824810727" calcext:value-type="float">
            <text:p>0.959296824810727</text:p>
          </table:table-cell>
          <table:table-cell office:value-type="float" office:value="0.19" calcext:value-type="float">
            <text:p>0.19</text:p>
          </table:table-cell>
          <table:table-cell office:value-type="float" office:value="5928" calcext:value-type="float">
            <text:p>5928</text:p>
          </table:table-cell>
          <table:table-cell office:value-type="float" office:value="0.16" calcext:value-type="float">
            <text:p>0.16</text:p>
          </table:table-cell>
          <table:table-cell office:value-type="float" office:value="6608" calcext:value-type="float">
            <text:p>6608</text:p>
          </table:table-cell>
          <table:table-cell office:value-type="string" calcext:value-type="string">
            <text:p>01_ERR17431.aln.sort.dupmark.rg.11.sam.deez_rawstreams.EditACGT_U_SeqVec</text:p>
          </table:table-cell>
          <table:table-cell office:value-type="string" calcext:value-type="string">
            <text:p>EditACGT_U_SeqVec</text:p>
          </table:table-cell>
          <table:table-cell office:value-type="float" office:value="1" calcext:value-type="float">
            <text:p>1</text:p>
          </table:table-cell>
          <table:table-cell office:value-type="float" office:value="19.07187512" calcext:value-type="float">
            <text:p>19.07187512</text:p>
          </table:table-cell>
          <table:table-cell office:value-type="float" office:value="21.72601223" calcext:value-type="float">
            <text:p>21.7260122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BAC</text:p>
          </table:table-cell>
          <table:table-cell office:value-type="float" office:value="3799679" calcext:value-type="float">
            <text:p>3799679</text:p>
          </table:table-cell>
          <table:table-cell office:value-type="float" office:value="3413162" calcext:value-type="float">
            <text:p>3413162</text:p>
          </table:table-cell>
          <table:table-cell table:formula="of:=[.C13]/[.B13]" office:value-type="float" office:value="0.898276407033331" calcext:value-type="float">
            <text:p>0.898276407033331</text:p>
          </table:table-cell>
          <table:table-cell office:value-type="float" office:value="5.3" calcext:value-type="float">
            <text:p>5.3</text:p>
          </table:table-cell>
          <table:table-cell office:value-type="float" office:value="113356" calcext:value-type="float">
            <text:p>113356</text:p>
          </table:table-cell>
          <table:table-cell office:value-type="float" office:value="0.64" calcext:value-type="float">
            <text:p>0.64</text:p>
          </table:table-cell>
          <table:table-cell office:value-type="float" office:value="119228" calcext:value-type="float">
            <text:p>119228</text:p>
          </table:table-cell>
          <table:table-cell office:value-type="string" calcext:value-type="string">
            <text:p>01_ERR17431.aln.sort.dupmark.rg.11.sam.deez_rawstreams.EditACGT_U_SeqVec</text:p>
          </table:table-cell>
          <table:table-cell office:value-type="string" calcext:value-type="string">
            <text:p>EditACGT_U_SeqVec</text:p>
          </table:table-cell>
          <table:table-cell office:value-type="float" office:value="1" calcext:value-type="float">
            <text:p>1</text:p>
          </table:table-cell>
          <table:table-cell office:value-type="float" office:value="0.683708731" calcext:value-type="float">
            <text:p>0.683708731</text:p>
          </table:table-cell>
          <table:table-cell office:value-type="float" office:value="5.086007714" calcext:value-type="float">
            <text:p>5.0860077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zip</text:p>
          </table:table-cell>
          <table:table-cell office:value-type="float" office:value="12897850" calcext:value-type="float">
            <text:p>12897850</text:p>
          </table:table-cell>
          <table:table-cell office:value-type="float" office:value="10737915" calcext:value-type="float">
            <text:p>10737915</text:p>
          </table:table-cell>
          <table:table-cell table:formula="of:=[.C14]/[.B14]" office:value-type="float" office:value="0.832535267505825" calcext:value-type="float">
            <text:p>0.832535267505825</text:p>
          </table:table-cell>
          <table:table-cell office:value-type="float" office:value="3.52" calcext:value-type="float">
            <text:p>3.52</text:p>
          </table:table-cell>
          <table:table-cell office:value-type="float" office:value="1716" calcext:value-type="float">
            <text:p>1716</text:p>
          </table:table-cell>
          <table:table-cell office:value-type="float" office:value="0.35" calcext:value-type="float">
            <text:p>0.35</text:p>
          </table:table-cell>
          <table:table-cell office:value-type="float" office:value="1608" calcext:value-type="float">
            <text:p>1608</text:p>
          </table:table-cell>
          <table:table-cell office:value-type="string" calcext:value-type="string">
            <text:p>01_ERR17431.aln.sort.dupmark.rg.11.sam.deez_rawstreams.EditACGT_SeqVec</text:p>
          </table:table-cell>
          <table:table-cell office:value-type="string" calcext:value-type="string">
            <text:p>EditACGT_SeqVec</text:p>
          </table:table-cell>
          <table:table-cell office:value-type="float" office:value="1" calcext:value-type="float">
            <text:p>1</text:p>
          </table:table-cell>
          <table:table-cell office:value-type="float" office:value="3.494417126" calcext:value-type="float">
            <text:p>3.494417126</text:p>
          </table:table-cell>
          <table:table-cell office:value-type="float" office:value="29.25849642" calcext:value-type="float">
            <text:p>29.2584964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12897850" calcext:value-type="float">
            <text:p>12897850</text:p>
          </table:table-cell>
          <table:table-cell office:value-type="float" office:value="11190473" calcext:value-type="float">
            <text:p>11190473</text:p>
          </table:table-cell>
          <table:table-cell table:formula="of:=[.C15]/[.B15]" office:value-type="float" office:value="0.867623130986947" calcext:value-type="float">
            <text:p>0.867623130986947</text:p>
          </table:table-cell>
          <table:table-cell office:value-type="float" office:value="2.17" calcext:value-type="float">
            <text:p>2.17</text:p>
          </table:table-cell>
          <table:table-cell office:value-type="float" office:value="9912" calcext:value-type="float">
            <text:p>9912</text:p>
          </table:table-cell>
          <table:table-cell office:value-type="float" office:value="1.25" calcext:value-type="float">
            <text:p>1.25</text:p>
          </table:table-cell>
          <table:table-cell office:value-type="float" office:value="6732" calcext:value-type="float">
            <text:p>6732</text:p>
          </table:table-cell>
          <table:table-cell office:value-type="string" calcext:value-type="string">
            <text:p>01_ERR17431.aln.sort.dupmark.rg.11.sam.deez_rawstreams.EditACGT_SeqVec</text:p>
          </table:table-cell>
          <table:table-cell office:value-type="string" calcext:value-type="string">
            <text:p>EditACGT_SeqVec</text:p>
          </table:table-cell>
          <table:table-cell office:value-type="float" office:value="1" calcext:value-type="float">
            <text:p>1</text:p>
          </table:table-cell>
          <table:table-cell office:value-type="float" office:value="5.668363264" calcext:value-type="float">
            <text:p>5.668363264</text:p>
          </table:table-cell>
          <table:table-cell office:value-type="float" office:value="8.537653351" calcext:value-type="float">
            <text:p>8.53765335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12897850" calcext:value-type="float">
            <text:p>12897850</text:p>
          </table:table-cell>
          <table:table-cell office:value-type="float" office:value="10287316" calcext:value-type="float">
            <text:p>10287316</text:p>
          </table:table-cell>
          <table:table-cell table:formula="of:=[.C16]/[.B16]" office:value-type="float" office:value="0.797599289804115" calcext:value-type="float">
            <text:p>0.797599289804115</text:p>
          </table:table-cell>
          <table:table-cell office:value-type="float" office:value="5.84" calcext:value-type="float">
            <text:p>5.84</text:p>
          </table:table-cell>
          <table:table-cell office:value-type="float" office:value="184240" calcext:value-type="float">
            <text:p>184240</text:p>
          </table:table-cell>
          <table:table-cell office:value-type="float" office:value="0.96" calcext:value-type="float">
            <text:p>0.96</text:p>
          </table:table-cell>
          <table:table-cell office:value-type="float" office:value="15996" calcext:value-type="float">
            <text:p>15996</text:p>
          </table:table-cell>
          <table:table-cell office:value-type="string" calcext:value-type="string">
            <text:p>01_ERR17431.aln.sort.dupmark.rg.11.sam.deez_rawstreams.EditACGT_SeqVec</text:p>
          </table:table-cell>
          <table:table-cell office:value-type="string" calcext:value-type="string">
            <text:p>EditACGT_SeqVec</text:p>
          </table:table-cell>
          <table:table-cell office:value-type="float" office:value="1" calcext:value-type="float">
            <text:p>1</text:p>
          </table:table-cell>
          <table:table-cell office:value-type="float" office:value="2.106224021" calcext:value-type="float">
            <text:p>2.106224021</text:p>
          </table:table-cell>
          <table:table-cell office:value-type="float" office:value="10.21953026" calcext:value-type="float">
            <text:p>10.2195302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NS-0</text:p>
          </table:table-cell>
          <table:table-cell office:value-type="float" office:value="12897850" calcext:value-type="float">
            <text:p>12897850</text:p>
          </table:table-cell>
          <table:table-cell office:value-type="float" office:value="10636759" calcext:value-type="float">
            <text:p>10636759</text:p>
          </table:table-cell>
          <table:table-cell table:formula="of:=[.C17]/[.B17]" office:value-type="float" office:value="0.824692409975306" calcext:value-type="float">
            <text:p>0.824692409975306</text:p>
          </table:table-cell>
          <table:table-cell office:value-type="float" office:value="0.41" calcext:value-type="float">
            <text:p>0.41</text:p>
          </table:table-cell>
          <table:table-cell office:value-type="float" office:value="4832" calcext:value-type="float">
            <text:p>4832</text:p>
          </table:table-cell>
          <table:table-cell office:value-type="float" office:value="0.36" calcext:value-type="float">
            <text:p>0.36</text:p>
          </table:table-cell>
          <table:table-cell office:value-type="float" office:value="5312" calcext:value-type="float">
            <text:p>5312</text:p>
          </table:table-cell>
          <table:table-cell office:value-type="string" calcext:value-type="string">
            <text:p>01_ERR17431.aln.sort.dupmark.rg.11.sam.deez_rawstreams.EditACGT_SeqVec</text:p>
          </table:table-cell>
          <table:table-cell office:value-type="string" calcext:value-type="string">
            <text:p>EditACGT_SeqVec</text:p>
          </table:table-cell>
          <table:table-cell office:value-type="float" office:value="1" calcext:value-type="float">
            <text:p>1</text:p>
          </table:table-cell>
          <table:table-cell office:value-type="float" office:value="30.00084947" calcext:value-type="float">
            <text:p>30.00084947</text:p>
          </table:table-cell>
          <table:table-cell office:value-type="float" office:value="28.17778852" calcext:value-type="float">
            <text:p>28.1777885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NS-1</text:p>
          </table:table-cell>
          <table:table-cell office:value-type="float" office:value="12897850" calcext:value-type="float">
            <text:p>12897850</text:p>
          </table:table-cell>
          <table:table-cell office:value-type="float" office:value="10865200" calcext:value-type="float">
            <text:p>10865200</text:p>
          </table:table-cell>
          <table:table-cell table:formula="of:=[.C18]/[.B18]" office:value-type="float" office:value="0.842403966552565" calcext:value-type="float">
            <text:p>0.842403966552565</text:p>
          </table:table-cell>
          <table:table-cell office:value-type="float" office:value="0.58" calcext:value-type="float">
            <text:p>0.58</text:p>
          </table:table-cell>
          <table:table-cell office:value-type="float" office:value="5860" calcext:value-type="float">
            <text:p>5860</text:p>
          </table:table-cell>
          <table:table-cell office:value-type="float" office:value="0.49" calcext:value-type="float">
            <text:p>0.49</text:p>
          </table:table-cell>
          <table:table-cell office:value-type="float" office:value="6476" calcext:value-type="float">
            <text:p>6476</text:p>
          </table:table-cell>
          <table:table-cell office:value-type="string" calcext:value-type="string">
            <text:p>01_ERR17431.aln.sort.dupmark.rg.11.sam.deez_rawstreams.EditACGT_SeqVec</text:p>
          </table:table-cell>
          <table:table-cell office:value-type="string" calcext:value-type="string">
            <text:p>EditACGT_SeqVec</text:p>
          </table:table-cell>
          <table:table-cell office:value-type="float" office:value="1" calcext:value-type="float">
            <text:p>1</text:p>
          </table:table-cell>
          <table:table-cell office:value-type="float" office:value="21.20749704" calcext:value-type="float">
            <text:p>21.20749704</text:p>
          </table:table-cell>
          <table:table-cell office:value-type="float" office:value="21.14665752" calcext:value-type="float">
            <text:p>21.1466575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BAC</text:p>
          </table:table-cell>
          <table:table-cell office:value-type="float" office:value="12897850" calcext:value-type="float">
            <text:p>12897850</text:p>
          </table:table-cell>
          <table:table-cell office:value-type="float" office:value="10620348" calcext:value-type="float">
            <text:p>10620348</text:p>
          </table:table-cell>
          <table:table-cell table:formula="of:=[.C19]/[.B19]" office:value-type="float" office:value="0.823420027368903" calcext:value-type="float">
            <text:p>0.823420027368903</text:p>
          </table:table-cell>
          <table:table-cell office:value-type="float" office:value="1.99" calcext:value-type="float">
            <text:p>1.99</text:p>
          </table:table-cell>
          <table:table-cell office:value-type="float" office:value="254612" calcext:value-type="float">
            <text:p>254612</text:p>
          </table:table-cell>
          <table:table-cell office:value-type="float" office:value="1.77" calcext:value-type="float">
            <text:p>1.77</text:p>
          </table:table-cell>
          <table:table-cell office:value-type="float" office:value="247524" calcext:value-type="float">
            <text:p>247524</text:p>
          </table:table-cell>
          <table:table-cell office:value-type="string" calcext:value-type="string">
            <text:p>01_ERR17431.aln.sort.dupmark.rg.11.sam.deez_rawstreams.EditACGT_SeqVec</text:p>
          </table:table-cell>
          <table:table-cell office:value-type="string" calcext:value-type="string">
            <text:p>EditACGT_SeqVec</text:p>
          </table:table-cell>
          <table:table-cell office:value-type="float" office:value="1" calcext:value-type="float">
            <text:p>1</text:p>
          </table:table-cell>
          <table:table-cell office:value-type="float" office:value="6.181079539" calcext:value-type="float">
            <text:p>6.181079539</text:p>
          </table:table-cell>
          <table:table-cell office:value-type="float" office:value="5.722233401" calcext:value-type="float">
            <text:p>5.72223340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zip</text:p>
          </table:table-cell>
          <table:table-cell office:value-type="float" office:value="3235715" calcext:value-type="float">
            <text:p>3235715</text:p>
          </table:table-cell>
          <table:table-cell office:value-type="float" office:value="2084018" calcext:value-type="float">
            <text:p>2084018</text:p>
          </table:table-cell>
          <table:table-cell table:formula="of:=[.C20]/[.B20]" office:value-type="float" office:value="0.644067230890236" calcext:value-type="float">
            <text:p>0.644067230890236</text:p>
          </table:table-cell>
          <table:table-cell office:value-type="float" office:value="1.78" calcext:value-type="float">
            <text:p>1.78</text:p>
          </table:table-cell>
          <table:table-cell office:value-type="float" office:value="1720" calcext:value-type="float">
            <text:p>1720</text:p>
          </table:table-cell>
          <table:table-cell office:value-type="float" office:value="0.1" calcext:value-type="float">
            <text:p>0.1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01_ERR17431.aln.sort.dupmark.rg.11.sam.deez_rawstreams.EditACGT_NVec</text:p>
          </table:table-cell>
          <table:table-cell office:value-type="string" calcext:value-type="string">
            <text:p>EditACGT_NVec</text:p>
          </table:table-cell>
          <table:table-cell office:value-type="float" office:value="1" calcext:value-type="float">
            <text:p>1</text:p>
          </table:table-cell>
          <table:table-cell office:value-type="float" office:value="1.733605781" calcext:value-type="float">
            <text:p>1.733605781</text:p>
          </table:table-cell>
          <table:table-cell office:value-type="float" office:value="19.87474442" calcext:value-type="float">
            <text:p>19.8747444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3235715" calcext:value-type="float">
            <text:p>3235715</text:p>
          </table:table-cell>
          <table:table-cell office:value-type="float" office:value="2073982" calcext:value-type="float">
            <text:p>2073982</text:p>
          </table:table-cell>
          <table:table-cell table:formula="of:=[.C21]/[.B21]" office:value-type="float" office:value="0.640965598020839" calcext:value-type="float">
            <text:p>0.640965598020839</text:p>
          </table:table-cell>
          <table:table-cell office:value-type="float" office:value="0.43" calcext:value-type="float">
            <text:p>0.43</text:p>
          </table:table-cell>
          <table:table-cell office:value-type="float" office:value="9628" calcext:value-type="float">
            <text:p>9628</text:p>
          </table:table-cell>
          <table:table-cell office:value-type="float" office:value="0.31" calcext:value-type="float">
            <text:p>0.31</text:p>
          </table:table-cell>
          <table:table-cell office:value-type="float" office:value="6816" calcext:value-type="float">
            <text:p>6816</text:p>
          </table:table-cell>
          <table:table-cell office:value-type="string" calcext:value-type="string">
            <text:p>01_ERR17431.aln.sort.dupmark.rg.11.sam.deez_rawstreams.EditACGT_NVec</text:p>
          </table:table-cell>
          <table:table-cell office:value-type="string" calcext:value-type="string">
            <text:p>EditACGT_NVec</text:p>
          </table:table-cell>
          <table:table-cell office:value-type="float" office:value="1" calcext:value-type="float">
            <text:p>1</text:p>
          </table:table-cell>
          <table:table-cell office:value-type="float" office:value="7.176321606" calcext:value-type="float">
            <text:p>7.176321606</text:p>
          </table:table-cell>
          <table:table-cell office:value-type="float" office:value="6.380333439" calcext:value-type="float">
            <text:p>6.38033343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3235715" calcext:value-type="float">
            <text:p>3235715</text:p>
          </table:table-cell>
          <table:table-cell office:value-type="float" office:value="1980404" calcext:value-type="float">
            <text:p>1980404</text:p>
          </table:table-cell>
          <table:table-cell table:formula="of:=[.C22]/[.B22]" office:value-type="float" office:value="0.612045251204139" calcext:value-type="float">
            <text:p>0.612045251204139</text:p>
          </table:table-cell>
          <table:table-cell office:value-type="float" office:value="1.58" calcext:value-type="float">
            <text:p>1.58</text:p>
          </table:table-cell>
          <table:table-cell office:value-type="float" office:value="97224" calcext:value-type="float">
            <text:p>97224</text:p>
          </table:table-cell>
          <table:table-cell office:value-type="float" office:value="0.21" calcext:value-type="float">
            <text:p>0.21</text:p>
          </table:table-cell>
          <table:table-cell office:value-type="float" office:value="5992" calcext:value-type="float">
            <text:p>5992</text:p>
          </table:table-cell>
          <table:table-cell office:value-type="string" calcext:value-type="string">
            <text:p>01_ERR17431.aln.sort.dupmark.rg.11.sam.deez_rawstreams.EditACGT_NVec</text:p>
          </table:table-cell>
          <table:table-cell office:value-type="string" calcext:value-type="string">
            <text:p>EditACGT_NVec</text:p>
          </table:table-cell>
          <table:table-cell office:value-type="float" office:value="1" calcext:value-type="float">
            <text:p>1</text:p>
          </table:table-cell>
          <table:table-cell office:value-type="float" office:value="1.953049551" calcext:value-type="float">
            <text:p>1.953049551</text:p>
          </table:table-cell>
          <table:table-cell office:value-type="float" office:value="8.9936211" calcext:value-type="float">
            <text:p>8.99362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NS-0</text:p>
          </table:table-cell>
          <table:table-cell office:value-type="float" office:value="3235715" calcext:value-type="float">
            <text:p>3235715</text:p>
          </table:table-cell>
          <table:table-cell office:value-type="float" office:value="2006710" calcext:value-type="float">
            <text:p>2006710</text:p>
          </table:table-cell>
          <table:table-cell table:formula="of:=[.C23]/[.B23]" office:value-type="float" office:value="0.620175139034186" calcext:value-type="float">
            <text:p>0.620175139034186</text:p>
          </table:table-cell>
          <table:table-cell office:value-type="float" office:value="0.13" calcext:value-type="float">
            <text:p>0.13</text:p>
          </table:table-cell>
          <table:table-cell office:value-type="float" office:value="4720" calcext:value-type="float">
            <text:p>4720</text:p>
          </table:table-cell>
          <table:table-cell office:value-type="float" office:value="0.12" calcext:value-type="float">
            <text:p>0.12</text:p>
          </table:table-cell>
          <table:table-cell office:value-type="float" office:value="4696" calcext:value-type="float">
            <text:p>4696</text:p>
          </table:table-cell>
          <table:table-cell office:value-type="string" calcext:value-type="string">
            <text:p>01_ERR17431.aln.sort.dupmark.rg.11.sam.deez_rawstreams.EditACGT_NVec</text:p>
          </table:table-cell>
          <table:table-cell office:value-type="string" calcext:value-type="string">
            <text:p>EditACGT_NVec</text:p>
          </table:table-cell>
          <table:table-cell office:value-type="float" office:value="1" calcext:value-type="float">
            <text:p>1</text:p>
          </table:table-cell>
          <table:table-cell office:value-type="float" office:value="23.73706377" calcext:value-type="float">
            <text:p>23.73706377</text:p>
          </table:table-cell>
          <table:table-cell office:value-type="float" office:value="15.94789823" calcext:value-type="float">
            <text:p>15.9478982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NS-1</text:p>
          </table:table-cell>
          <table:table-cell office:value-type="float" office:value="3235715" calcext:value-type="float">
            <text:p>3235715</text:p>
          </table:table-cell>
          <table:table-cell office:value-type="float" office:value="1864473" calcext:value-type="float">
            <text:p>1864473</text:p>
          </table:table-cell>
          <table:table-cell table:formula="of:=[.C24]/[.B24]" office:value-type="float" office:value="0.5762166939919" calcext:value-type="float">
            <text:p>0.5762166939919</text:p>
          </table:table-cell>
          <table:table-cell office:value-type="float" office:value="0.15" calcext:value-type="float">
            <text:p>0.15</text:p>
          </table:table-cell>
          <table:table-cell office:value-type="float" office:value="5848" calcext:value-type="float">
            <text:p>5848</text:p>
          </table:table-cell>
          <table:table-cell office:value-type="float" office:value="0.14" calcext:value-type="float">
            <text:p>0.14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01_ERR17431.aln.sort.dupmark.rg.11.sam.deez_rawstreams.EditACGT_NVec</text:p>
          </table:table-cell>
          <table:table-cell office:value-type="string" calcext:value-type="string">
            <text:p>EditACGT_NVec</text:p>
          </table:table-cell>
          <table:table-cell office:value-type="float" office:value="1" calcext:value-type="float">
            <text:p>1</text:p>
          </table:table-cell>
          <table:table-cell office:value-type="float" office:value="20.57212194" calcext:value-type="float">
            <text:p>20.57212194</text:p>
          </table:table-cell>
          <table:table-cell office:value-type="float" office:value="12.70071438" calcext:value-type="float">
            <text:p>12.700714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BAC</text:p>
          </table:table-cell>
          <table:table-cell office:value-type="float" office:value="3235715" calcext:value-type="float">
            <text:p>3235715</text:p>
          </table:table-cell>
          <table:table-cell office:value-type="float" office:value="1959989" calcext:value-type="float">
            <text:p>1959989</text:p>
          </table:table-cell>
          <table:table-cell table:formula="of:=[.C25]/[.B25]" office:value-type="float" office:value="0.605735981073735" calcext:value-type="float">
            <text:p>0.605735981073735</text:p>
          </table:table-cell>
          <table:table-cell office:value-type="float" office:value="0.48" calcext:value-type="float">
            <text:p>0.48</text:p>
          </table:table-cell>
          <table:table-cell office:value-type="float" office:value="88500" calcext:value-type="float">
            <text:p>88500</text:p>
          </table:table-cell>
          <table:table-cell office:value-type="float" office:value="0.47" calcext:value-type="float">
            <text:p>0.47</text:p>
          </table:table-cell>
          <table:table-cell office:value-type="float" office:value="92320" calcext:value-type="float">
            <text:p>92320</text:p>
          </table:table-cell>
          <table:table-cell office:value-type="string" calcext:value-type="string">
            <text:p>01_ERR17431.aln.sort.dupmark.rg.11.sam.deez_rawstreams.EditACGT_NVec</text:p>
          </table:table-cell>
          <table:table-cell office:value-type="string" calcext:value-type="string">
            <text:p>EditACGT_NVec</text:p>
          </table:table-cell>
          <table:table-cell office:value-type="float" office:value="1" calcext:value-type="float">
            <text:p>1</text:p>
          </table:table-cell>
          <table:table-cell office:value-type="float" office:value="6.428788106" calcext:value-type="float">
            <text:p>6.428788106</text:p>
          </table:table-cell>
          <table:table-cell office:value-type="float" office:value="3.977002489" calcext:value-type="float">
            <text:p>3.97700248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zip</text:p>
          </table:table-cell>
          <table:table-cell office:value-type="float" office:value="94778876" calcext:value-type="float">
            <text:p>94778876</text:p>
          </table:table-cell>
          <table:table-cell office:value-type="float" office:value="1114121" calcext:value-type="float">
            <text:p>1114121</text:p>
          </table:table-cell>
          <table:table-cell table:formula="of:=[.C26]/[.B26]" office:value-type="float" office:value="0.0117549505440432" calcext:value-type="float">
            <text:p>0.011754950544043</text:p>
          </table:table-cell>
          <table:table-cell office:value-type="float" office:value="5.46" calcext:value-type="float">
            <text:p>5.46</text:p>
          </table:table-cell>
          <table:table-cell office:value-type="float" office:value="1688" calcext:value-type="float">
            <text:p>1688</text:p>
          </table:table-cell>
          <table:table-cell office:value-type="float" office:value="1.37" calcext:value-type="float">
            <text:p>1.37</text:p>
          </table:table-cell>
          <table:table-cell office:value-type="float" office:value="1624" calcext:value-type="float">
            <text:p>1624</text:p>
          </table:table-cell>
          <table:table-cell office:value-type="string" calcext:value-type="string">
            <text:p>01_ERR17431.aln.sort.dupmark.rg.11.sam.deez_rawstreams.pairedChr</text:p>
          </table:table-cell>
          <table:table-cell office:value-type="string" calcext:value-type="string">
            <text:p>pairedChr</text:p>
          </table:table-cell>
          <table:table-cell office:value-type="float" office:value="1" calcext:value-type="float">
            <text:p>1</text:p>
          </table:table-cell>
          <table:table-cell office:value-type="float" office:value="16.55461168" calcext:value-type="float">
            <text:p>16.55461168</text:p>
          </table:table-cell>
          <table:table-cell office:value-type="float" office:value="0.77555371" calcext:value-type="float">
            <text:p>0.7755537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94778876" calcext:value-type="float">
            <text:p>94778876</text:p>
          </table:table-cell>
          <table:table-cell office:value-type="float" office:value="891140" calcext:value-type="float">
            <text:p>891140</text:p>
          </table:table-cell>
          <table:table-cell table:formula="of:=[.C27]/[.B27]" office:value-type="float" office:value="0.00940230605815583" calcext:value-type="float">
            <text:p>0.009402306058156</text:p>
          </table:table-cell>
          <table:table-cell office:value-type="float" office:value="1.18" calcext:value-type="float">
            <text:p>1.18</text:p>
          </table:table-cell>
          <table:table-cell office:value-type="float" office:value="9624" calcext:value-type="float">
            <text:p>9624</text:p>
          </table:table-cell>
          <table:table-cell office:value-type="float" office:value="1.38" calcext:value-type="float">
            <text:p>1.38</text:p>
          </table:table-cell>
          <table:table-cell office:value-type="float" office:value="6524" calcext:value-type="float">
            <text:p>6524</text:p>
          </table:table-cell>
          <table:table-cell office:value-type="string" calcext:value-type="string">
            <text:p>01_ERR17431.aln.sort.dupmark.rg.11.sam.deez_rawstreams.pairedChr</text:p>
          </table:table-cell>
          <table:table-cell office:value-type="string" calcext:value-type="string">
            <text:p>pairedChr</text:p>
          </table:table-cell>
          <table:table-cell office:value-type="float" office:value="1" calcext:value-type="float">
            <text:p>1</text:p>
          </table:table-cell>
          <table:table-cell office:value-type="float" office:value="76.60015236" calcext:value-type="float">
            <text:p>76.60015236</text:p>
          </table:table-cell>
          <table:table-cell office:value-type="float" office:value="0.615838645" calcext:value-type="float">
            <text:p>0.6158386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94778876" calcext:value-type="float">
            <text:p>94778876</text:p>
          </table:table-cell>
          <table:table-cell office:value-type="float" office:value="1036368" calcext:value-type="float">
            <text:p>1036368</text:p>
          </table:table-cell>
          <table:table-cell table:formula="of:=[.C28]/[.B28]" office:value-type="float" office:value="0.0109345884203142" calcext:value-type="float">
            <text:p>0.010934588420314</text:p>
          </table:table-cell>
          <table:table-cell office:value-type="float" office:value="9.87" calcext:value-type="float">
            <text:p>9.87</text:p>
          </table:table-cell>
          <table:table-cell office:value-type="float" office:value="685220" calcext:value-type="float">
            <text:p>685220</text:p>
          </table:table-cell>
          <table:table-cell office:value-type="float" office:value="1.17" calcext:value-type="float">
            <text:p>1.17</text:p>
          </table:table-cell>
          <table:table-cell office:value-type="float" office:value="67840" calcext:value-type="float">
            <text:p>67840</text:p>
          </table:table-cell>
          <table:table-cell office:value-type="string" calcext:value-type="string">
            <text:p>01_ERR17431.aln.sort.dupmark.rg.11.sam.deez_rawstreams.pairedChr</text:p>
          </table:table-cell>
          <table:table-cell office:value-type="string" calcext:value-type="string">
            <text:p>pairedChr</text:p>
          </table:table-cell>
          <table:table-cell office:value-type="float" office:value="1" calcext:value-type="float">
            <text:p>1</text:p>
          </table:table-cell>
          <table:table-cell office:value-type="float" office:value="9.157870292" calcext:value-type="float">
            <text:p>9.157870292</text:p>
          </table:table-cell>
          <table:table-cell office:value-type="float" office:value="0.844750038" calcext:value-type="float">
            <text:p>0.84475003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S-0</text:p>
          </table:table-cell>
          <table:table-cell office:value-type="float" office:value="94778876" calcext:value-type="float">
            <text:p>94778876</text:p>
          </table:table-cell>
          <table:table-cell office:value-type="float" office:value="1346087" calcext:value-type="float">
            <text:p>1346087</text:p>
          </table:table-cell>
          <table:table-cell table:formula="of:=[.C29]/[.B29]" office:value-type="float" office:value="0.0142023946348551" calcext:value-type="float">
            <text:p>0.014202394634855</text:p>
          </table:table-cell>
          <table:table-cell office:value-type="float" office:value="1.26" calcext:value-type="float">
            <text:p>1.26</text:p>
          </table:table-cell>
          <table:table-cell office:value-type="float" office:value="3948" calcext:value-type="float">
            <text:p>3948</text:p>
          </table:table-cell>
          <table:table-cell office:value-type="float" office:value="1.71" calcext:value-type="float">
            <text:p>1.71</text:p>
          </table:table-cell>
          <table:table-cell office:value-type="float" office:value="4332" calcext:value-type="float">
            <text:p>4332</text:p>
          </table:table-cell>
          <table:table-cell office:value-type="string" calcext:value-type="string">
            <text:p>01_ERR17431.aln.sort.dupmark.rg.11.sam.deez_rawstreams.pairedChr</text:p>
          </table:table-cell>
          <table:table-cell office:value-type="string" calcext:value-type="string">
            <text:p>pairedChr</text:p>
          </table:table-cell>
          <table:table-cell office:value-type="float" office:value="1" calcext:value-type="float">
            <text:p>1</text:p>
          </table:table-cell>
          <table:table-cell office:value-type="float" office:value="71.73665062" calcext:value-type="float">
            <text:p>71.73665062</text:p>
          </table:table-cell>
          <table:table-cell office:value-type="float" office:value="0.750718479" calcext:value-type="float">
            <text:p>0.75071847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ANS-1</text:p>
          </table:table-cell>
          <table:table-cell office:value-type="float" office:value="94778876" calcext:value-type="float">
            <text:p>94778876</text:p>
          </table:table-cell>
          <table:table-cell office:value-type="float" office:value="984338" calcext:value-type="float">
            <text:p>984338</text:p>
          </table:table-cell>
          <table:table-cell table:formula="of:=[.C30]/[.B30]" office:value-type="float" office:value="0.0103856264343122" calcext:value-type="float">
            <text:p>0.010385626434312</text:p>
          </table:table-cell>
          <table:table-cell office:value-type="float" office:value="1.56" calcext:value-type="float">
            <text:p>1.56</text:p>
          </table:table-cell>
          <table:table-cell office:value-type="float" office:value="3692" calcext:value-type="float">
            <text:p>3692</text:p>
          </table:table-cell>
          <table:table-cell office:value-type="float" office:value="2.68" calcext:value-type="float">
            <text:p>2.68</text:p>
          </table:table-cell>
          <table:table-cell office:value-type="float" office:value="5364" calcext:value-type="float">
            <text:p>5364</text:p>
          </table:table-cell>
          <table:table-cell office:value-type="string" calcext:value-type="string">
            <text:p>01_ERR17431.aln.sort.dupmark.rg.11.sam.deez_rawstreams.pairedChr</text:p>
          </table:table-cell>
          <table:table-cell office:value-type="string" calcext:value-type="string">
            <text:p>pairedChr</text:p>
          </table:table-cell>
          <table:table-cell office:value-type="float" office:value="1" calcext:value-type="float">
            <text:p>1</text:p>
          </table:table-cell>
          <table:table-cell office:value-type="float" office:value="57.94114088" calcext:value-type="float">
            <text:p>57.94114088</text:p>
          </table:table-cell>
          <table:table-cell office:value-type="float" office:value="0.350275324" calcext:value-type="float">
            <text:p>0.3502753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ABAC</text:p>
          </table:table-cell>
          <table:table-cell office:value-type="float" office:value="94778876" calcext:value-type="float">
            <text:p>94778876</text:p>
          </table:table-cell>
          <table:table-cell office:value-type="float" office:value="906335" calcext:value-type="float">
            <text:p>906335</text:p>
          </table:table-cell>
          <table:table-cell table:formula="of:=[.C31]/[.B31]" office:value-type="float" office:value="0.00956262659202669" calcext:value-type="float">
            <text:p>0.009562626592027</text:p>
          </table:table-cell>
          <table:table-cell office:value-type="float" office:value="1.97" calcext:value-type="float">
            <text:p>1.97</text:p>
          </table:table-cell>
          <table:table-cell office:value-type="float" office:value="838336" calcext:value-type="float">
            <text:p>838336</text:p>
          </table:table-cell>
          <table:table-cell office:value-type="float" office:value="2.43" calcext:value-type="float">
            <text:p>2.43</text:p>
          </table:table-cell>
          <table:table-cell office:value-type="float" office:value="1097340" calcext:value-type="float">
            <text:p>1097340</text:p>
          </table:table-cell>
          <table:table-cell office:value-type="string" calcext:value-type="string">
            <text:p>01_ERR17431.aln.sort.dupmark.rg.11.sam.deez_rawstreams.pairedChr</text:p>
          </table:table-cell>
          <table:table-cell office:value-type="string" calcext:value-type="string">
            <text:p>pairedChr</text:p>
          </table:table-cell>
          <table:table-cell office:value-type="float" office:value="1" calcext:value-type="float">
            <text:p>1</text:p>
          </table:table-cell>
          <table:table-cell office:value-type="float" office:value="45.88232476" calcext:value-type="float">
            <text:p>45.88232476</text:p>
          </table:table-cell>
          <table:table-cell office:value-type="float" office:value="0.355698935" calcext:value-type="float">
            <text:p>0.35569893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zip</text:p>
          </table:table-cell>
          <table:table-cell office:value-type="float" office:value="3161681" calcext:value-type="float">
            <text:p>3161681</text:p>
          </table:table-cell>
          <table:table-cell office:value-type="float" office:value="339172" calcext:value-type="float">
            <text:p>339172</text:p>
          </table:table-cell>
          <table:table-cell table:formula="of:=[.C32]/[.B32]" office:value-type="float" office:value="0.107275844716782" calcext:value-type="float">
            <text:p>0.107275844716782</text:p>
          </table:table-cell>
          <table:table-cell office:value-type="float" office:value="1.25" calcext:value-type="float">
            <text:p>1.25</text:p>
          </table:table-cell>
          <table:table-cell office:value-type="float" office:value="1780" calcext:value-type="float">
            <text:p>1780</text:p>
          </table:table-cell>
          <table:table-cell office:value-type="float" office:value="0.06" calcext:value-type="float">
            <text:p>0.06</text:p>
          </table:table-cell>
          <table:table-cell office:value-type="float" office:value="1596" calcext:value-type="float">
            <text:p>1596</text:p>
          </table:table-cell>
          <table:table-cell office:value-type="string" calcext:value-type="string">
            <text:p>01_ERR17431.aln.sort.dupmark.rg.11.sam.deez_rawstreams.EditACGT_IS_NVec</text:p>
          </table:table-cell>
          <table:table-cell office:value-type="string" calcext:value-type="string">
            <text:p>EditACGT_IS_NVec</text:p>
          </table:table-cell>
          <table:table-cell office:value-type="float" office:value="1" calcext:value-type="float">
            <text:p>1</text:p>
          </table:table-cell>
          <table:table-cell office:value-type="float" office:value="2.412171173" calcext:value-type="float">
            <text:p>2.412171173</text:p>
          </table:table-cell>
          <table:table-cell office:value-type="float" office:value="5.390993754" calcext:value-type="float">
            <text:p>5.39099375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3161681" calcext:value-type="float">
            <text:p>3161681</text:p>
          </table:table-cell>
          <table:table-cell office:value-type="float" office:value="286921" calcext:value-type="float">
            <text:p>286921</text:p>
          </table:table-cell>
          <table:table-cell table:formula="of:=[.C33]/[.B33]" office:value-type="float" office:value="0.0907495095172473" calcext:value-type="float">
            <text:p>0.090749509517247</text:p>
          </table:table-cell>
          <table:table-cell office:value-type="float" office:value="0.12" calcext:value-type="float">
            <text:p>0.12</text:p>
          </table:table-cell>
          <table:table-cell office:value-type="float" office:value="9040" calcext:value-type="float">
            <text:p>9040</text:p>
          </table:table-cell>
          <table:table-cell office:value-type="float" office:value="0.1" calcext:value-type="float">
            <text:p>0.1</text:p>
          </table:table-cell>
          <table:table-cell office:value-type="float" office:value="5964" calcext:value-type="float">
            <text:p>5964</text:p>
          </table:table-cell>
          <table:table-cell office:value-type="string" calcext:value-type="string">
            <text:p>01_ERR17431.aln.sort.dupmark.rg.11.sam.deez_rawstreams.EditACGT_IS_NVec</text:p>
          </table:table-cell>
          <table:table-cell office:value-type="string" calcext:value-type="string">
            <text:p>EditACGT_IS_NVec</text:p>
          </table:table-cell>
          <table:table-cell office:value-type="float" office:value="1" calcext:value-type="float">
            <text:p>1</text:p>
          </table:table-cell>
          <table:table-cell office:value-type="float" office:value="25.12678305" calcext:value-type="float">
            <text:p>25.12678305</text:p>
          </table:table-cell>
          <table:table-cell office:value-type="float" office:value="2.736291885" calcext:value-type="float">
            <text:p>2.73629188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3161681" calcext:value-type="float">
            <text:p>3161681</text:p>
          </table:table-cell>
          <table:table-cell office:value-type="float" office:value="301344" calcext:value-type="float">
            <text:p>301344</text:p>
          </table:table-cell>
          <table:table-cell table:formula="of:=[.C34]/[.B34]" office:value-type="float" office:value="0.0953113233118711" calcext:value-type="float">
            <text:p>0.095311323311871</text:p>
          </table:table-cell>
          <table:table-cell office:value-type="float" office:value="1.65" calcext:value-type="float">
            <text:p>1.65</text:p>
          </table:table-cell>
          <table:table-cell office:value-type="float" office:value="98132" calcext:value-type="float">
            <text:p>98132</text:p>
          </table:table-cell>
          <table:table-cell office:value-type="float" office:value="0.09" calcext:value-type="float">
            <text:p>0.09</text:p>
          </table:table-cell>
          <table:table-cell office:value-type="float" office:value="6272" calcext:value-type="float">
            <text:p>6272</text:p>
          </table:table-cell>
          <table:table-cell office:value-type="string" calcext:value-type="string">
            <text:p>01_ERR17431.aln.sort.dupmark.rg.11.sam.deez_rawstreams.EditACGT_IS_NVec</text:p>
          </table:table-cell>
          <table:table-cell office:value-type="string" calcext:value-type="string">
            <text:p>EditACGT_IS_NVec</text:p>
          </table:table-cell>
          <table:table-cell office:value-type="float" office:value="1" calcext:value-type="float">
            <text:p>1</text:p>
          </table:table-cell>
          <table:table-cell office:value-type="float" office:value="1.827402404" calcext:value-type="float">
            <text:p>1.827402404</text:p>
          </table:table-cell>
          <table:table-cell office:value-type="float" office:value="3.193155924" calcext:value-type="float">
            <text:p>3.19315592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ANS-0</text:p>
          </table:table-cell>
          <table:table-cell office:value-type="float" office:value="3161681" calcext:value-type="float">
            <text:p>3161681</text:p>
          </table:table-cell>
          <table:table-cell office:value-type="float" office:value="349281" calcext:value-type="float">
            <text:p>349281</text:p>
          </table:table-cell>
          <table:table-cell table:formula="of:=[.C35]/[.B35]" office:value-type="float" office:value="0.110473194481037" calcext:value-type="float">
            <text:p>0.110473194481037</text:p>
          </table:table-cell>
          <table:table-cell office:value-type="float" office:value="0.09" calcext:value-type="float">
            <text:p>0.09</text:p>
          </table:table-cell>
          <table:table-cell office:value-type="float" office:value="3040" calcext:value-type="float">
            <text:p>3040</text:p>
          </table:table-cell>
          <table:table-cell office:value-type="float" office:value="0.09" calcext:value-type="float">
            <text:p>0.09</text:p>
          </table:table-cell>
          <table:table-cell office:value-type="float" office:value="3540" calcext:value-type="float">
            <text:p>3540</text:p>
          </table:table-cell>
          <table:table-cell office:value-type="string" calcext:value-type="string">
            <text:p>01_ERR17431.aln.sort.dupmark.rg.11.sam.deez_rawstreams.EditACGT_IS_NVec</text:p>
          </table:table-cell>
          <table:table-cell office:value-type="string" calcext:value-type="string">
            <text:p>EditACGT_IS_NVec</text:p>
          </table:table-cell>
          <table:table-cell office:value-type="float" office:value="1" calcext:value-type="float">
            <text:p>1</text:p>
          </table:table-cell>
          <table:table-cell office:value-type="float" office:value="33.5023774" calcext:value-type="float">
            <text:p>33.5023774</text:p>
          </table:table-cell>
          <table:table-cell office:value-type="float" office:value="3.701114655" calcext:value-type="float">
            <text:p>3.70111465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NS-1</text:p>
          </table:table-cell>
          <table:table-cell office:value-type="float" office:value="3161681" calcext:value-type="float">
            <text:p>3161681</text:p>
          </table:table-cell>
          <table:table-cell office:value-type="float" office:value="294118" calcext:value-type="float">
            <text:p>294118</text:p>
          </table:table-cell>
          <table:table-cell table:formula="of:=[.C36]/[.B36]" office:value-type="float" office:value="0.0930258302466315" calcext:value-type="float">
            <text:p>0.093025830246632</text:p>
          </table:table-cell>
          <table:table-cell office:value-type="float" office:value="0.1" calcext:value-type="float">
            <text:p>0.1</text:p>
          </table:table-cell>
          <table:table-cell office:value-type="float" office:value="4008" calcext:value-type="float">
            <text:p>4008</text:p>
          </table:table-cell>
          <table:table-cell office:value-type="float" office:value="0.1" calcext:value-type="float">
            <text:p>0.1</text:p>
          </table:table-cell>
          <table:table-cell office:value-type="float" office:value="4952" calcext:value-type="float">
            <text:p>4952</text:p>
          </table:table-cell>
          <table:table-cell office:value-type="string" calcext:value-type="string">
            <text:p>01_ERR17431.aln.sort.dupmark.rg.11.sam.deez_rawstreams.EditACGT_IS_NVec</text:p>
          </table:table-cell>
          <table:table-cell office:value-type="string" calcext:value-type="string">
            <text:p>EditACGT_IS_NVec</text:p>
          </table:table-cell>
          <table:table-cell office:value-type="float" office:value="1" calcext:value-type="float">
            <text:p>1</text:p>
          </table:table-cell>
          <table:table-cell office:value-type="float" office:value="30.15213966" calcext:value-type="float">
            <text:p>30.15213966</text:p>
          </table:table-cell>
          <table:table-cell office:value-type="float" office:value="2.804927826" calcext:value-type="float">
            <text:p>2.80492782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ABAC</text:p>
          </table:table-cell>
          <table:table-cell office:value-type="float" office:value="3161681" calcext:value-type="float">
            <text:p>3161681</text:p>
          </table:table-cell>
          <table:table-cell office:value-type="float" office:value="267830" calcext:value-type="float">
            <text:p>267830</text:p>
          </table:table-cell>
          <table:table-cell table:formula="of:=[.C37]/[.B37]" office:value-type="float" office:value="0.0847112659373289" calcext:value-type="float">
            <text:p>0.084711265937329</text:p>
          </table:table-cell>
          <table:table-cell office:value-type="float" office:value="0.25" calcext:value-type="float">
            <text:p>0.25</text:p>
          </table:table-cell>
          <table:table-cell office:value-type="float" office:value="88568" calcext:value-type="float">
            <text:p>88568</text:p>
          </table:table-cell>
          <table:table-cell office:value-type="float" office:value="0.23" calcext:value-type="float">
            <text:p>0.23</text:p>
          </table:table-cell>
          <table:table-cell office:value-type="float" office:value="89460" calcext:value-type="float">
            <text:p>89460</text:p>
          </table:table-cell>
          <table:table-cell office:value-type="string" calcext:value-type="string">
            <text:p>01_ERR17431.aln.sort.dupmark.rg.11.sam.deez_rawstreams.EditACGT_IS_NVec</text:p>
          </table:table-cell>
          <table:table-cell office:value-type="string" calcext:value-type="string">
            <text:p>EditACGT_IS_NVec</text:p>
          </table:table-cell>
          <table:table-cell office:value-type="float" office:value="1" calcext:value-type="float">
            <text:p>1</text:p>
          </table:table-cell>
          <table:table-cell office:value-type="float" office:value="12.06085587" calcext:value-type="float">
            <text:p>12.06085587</text:p>
          </table:table-cell>
          <table:table-cell office:value-type="float" office:value="1.110533009" calcext:value-type="float">
            <text:p>1.11053300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zip</text:p>
          </table:table-cell>
          <table:table-cell office:value-type="float" office:value="6079110" calcext:value-type="float">
            <text:p>6079110</text:p>
          </table:table-cell>
          <table:table-cell office:value-type="float" office:value="1732922" calcext:value-type="float">
            <text:p>1732922</text:p>
          </table:table-cell>
          <table:table-cell table:formula="of:=[.C38]/[.B38]" office:value-type="float" office:value="0.285061793584916" calcext:value-type="float">
            <text:p>0.285061793584916</text:p>
          </table:table-cell>
          <table:table-cell office:value-type="float" office:value="1.13" calcext:value-type="float">
            <text:p>1.13</text:p>
          </table:table-cell>
          <table:table-cell office:value-type="float" office:value="1772" calcext:value-type="float">
            <text:p>1772</text:p>
          </table:table-cell>
          <table:table-cell office:value-type="float" office:value="0.13" calcext:value-type="float">
            <text:p>0.13</text:p>
          </table:table-cell>
          <table:table-cell office:value-type="float" office:value="1644" calcext:value-type="float">
            <text:p>1644</text:p>
          </table:table-cell>
          <table:table-cell office:value-type="string" calcext:value-type="string">
            <text:p>01_ERR17431.aln.sort.dupmark.rg.11.sam.deez_rawstreams.TagSAZ</text:p>
          </table:table-cell>
          <table:table-cell office:value-type="string" calcext:value-type="string">
            <text:p>TagSAZ</text:p>
          </table:table-cell>
          <table:table-cell office:value-type="float" office:value="1" calcext:value-type="float">
            <text:p>1</text:p>
          </table:table-cell>
          <table:table-cell office:value-type="float" office:value="5.130523074" calcext:value-type="float">
            <text:p>5.130523074</text:p>
          </table:table-cell>
          <table:table-cell office:value-type="float" office:value="12.71264003" calcext:value-type="float">
            <text:p>12.7126400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6079110" calcext:value-type="float">
            <text:p>6079110</text:p>
          </table:table-cell>
          <table:table-cell office:value-type="float" office:value="1308741" calcext:value-type="float">
            <text:p>1308741</text:p>
          </table:table-cell>
          <table:table-cell table:formula="of:=[.C39]/[.B39]" office:value-type="float" office:value="0.215284967700864" calcext:value-type="float">
            <text:p>0.215284967700864</text:p>
          </table:table-cell>
          <table:table-cell office:value-type="float" office:value="0.82" calcext:value-type="float">
            <text:p>0.82</text:p>
          </table:table-cell>
          <table:table-cell office:value-type="float" office:value="9660" calcext:value-type="float">
            <text:p>9660</text:p>
          </table:table-cell>
          <table:table-cell office:value-type="float" office:value="0.28" calcext:value-type="float">
            <text:p>0.28</text:p>
          </table:table-cell>
          <table:table-cell office:value-type="float" office:value="6828" calcext:value-type="float">
            <text:p>6828</text:p>
          </table:table-cell>
          <table:table-cell office:value-type="string" calcext:value-type="string">
            <text:p>01_ERR17431.aln.sort.dupmark.rg.11.sam.deez_rawstreams.TagSAZ</text:p>
          </table:table-cell>
          <table:table-cell office:value-type="string" calcext:value-type="string">
            <text:p>TagSAZ</text:p>
          </table:table-cell>
          <table:table-cell office:value-type="float" office:value="1" calcext:value-type="float">
            <text:p>1</text:p>
          </table:table-cell>
          <table:table-cell office:value-type="float" office:value="7.070111065" calcext:value-type="float">
            <text:p>7.070111065</text:p>
          </table:table-cell>
          <table:table-cell office:value-type="float" office:value="4.45754528" calcext:value-type="float">
            <text:p>4.457545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6079110" calcext:value-type="float">
            <text:p>6079110</text:p>
          </table:table-cell>
          <table:table-cell office:value-type="float" office:value="1329944" calcext:value-type="float">
            <text:p>1329944</text:p>
          </table:table-cell>
          <table:table-cell table:formula="of:=[.C40]/[.B40]" office:value-type="float" office:value="0.218772813783597" calcext:value-type="float">
            <text:p>0.218772813783597</text:p>
          </table:table-cell>
          <table:table-cell office:value-type="float" office:value="4.84" calcext:value-type="float">
            <text:p>4.84</text:p>
          </table:table-cell>
          <table:table-cell office:value-type="float" office:value="123740" calcext:value-type="float">
            <text:p>123740</text:p>
          </table:table-cell>
          <table:table-cell office:value-type="float" office:value="0.23" calcext:value-type="float">
            <text:p>0.23</text:p>
          </table:table-cell>
          <table:table-cell office:value-type="float" office:value="9516" calcext:value-type="float">
            <text:p>9516</text:p>
          </table:table-cell>
          <table:table-cell office:value-type="string" calcext:value-type="string">
            <text:p>01_ERR17431.aln.sort.dupmark.rg.11.sam.deez_rawstreams.TagSAZ</text:p>
          </table:table-cell>
          <table:table-cell office:value-type="string" calcext:value-type="string">
            <text:p>TagSAZ</text:p>
          </table:table-cell>
          <table:table-cell office:value-type="float" office:value="1" calcext:value-type="float">
            <text:p>1</text:p>
          </table:table-cell>
          <table:table-cell office:value-type="float" office:value="1.197828734" calcext:value-type="float">
            <text:p>1.197828734</text:p>
          </table:table-cell>
          <table:table-cell office:value-type="float" office:value="5.514493196" calcext:value-type="float">
            <text:p>5.51449319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NS-0</text:p>
          </table:table-cell>
          <table:table-cell office:value-type="float" office:value="6079110" calcext:value-type="float">
            <text:p>6079110</text:p>
          </table:table-cell>
          <table:table-cell office:value-type="float" office:value="2965252" calcext:value-type="float">
            <text:p>2965252</text:p>
          </table:table-cell>
          <table:table-cell table:formula="of:=[.C41]/[.B41]" office:value-type="float" office:value="0.487777322667298" calcext:value-type="float">
            <text:p>0.487777322667298</text:p>
          </table:table-cell>
          <table:table-cell office:value-type="float" office:value="0.16" calcext:value-type="float">
            <text:p>0.16</text:p>
          </table:table-cell>
          <table:table-cell office:value-type="float" office:value="4612" calcext:value-type="float">
            <text:p>4612</text:p>
          </table:table-cell>
          <table:table-cell office:value-type="float" office:value="0.17" calcext:value-type="float">
            <text:p>0.17</text:p>
          </table:table-cell>
          <table:table-cell office:value-type="float" office:value="4564" calcext:value-type="float">
            <text:p>4564</text:p>
          </table:table-cell>
          <table:table-cell office:value-type="string" calcext:value-type="string">
            <text:p>01_ERR17431.aln.sort.dupmark.rg.11.sam.deez_rawstreams.TagSAZ</text:p>
          </table:table-cell>
          <table:table-cell office:value-type="string" calcext:value-type="string">
            <text:p>TagSAZ</text:p>
          </table:table-cell>
          <table:table-cell office:value-type="float" office:value="1" calcext:value-type="float">
            <text:p>1</text:p>
          </table:table-cell>
          <table:table-cell office:value-type="float" office:value="36.23431921" calcext:value-type="float">
            <text:p>36.23431921</text:p>
          </table:table-cell>
          <table:table-cell office:value-type="float" office:value="16.63461573" calcext:value-type="float">
            <text:p>16.6346157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S-1</text:p>
          </table:table-cell>
          <table:table-cell office:value-type="float" office:value="6079110" calcext:value-type="float">
            <text:p>6079110</text:p>
          </table:table-cell>
          <table:table-cell office:value-type="float" office:value="2390861" calcext:value-type="float">
            <text:p>2390861</text:p>
          </table:table-cell>
          <table:table-cell table:formula="of:=[.C42]/[.B42]" office:value-type="float" office:value="0.393291287704944" calcext:value-type="float">
            <text:p>0.393291287704944</text:p>
          </table:table-cell>
          <table:table-cell office:value-type="float" office:value="0.2" calcext:value-type="float">
            <text:p>0.2</text:p>
          </table:table-cell>
          <table:table-cell office:value-type="float" office:value="4412" calcext:value-type="float">
            <text:p>4412</text:p>
          </table:table-cell>
          <table:table-cell office:value-type="float" office:value="0.21" calcext:value-type="float">
            <text:p>0.21</text:p>
          </table:table-cell>
          <table:table-cell office:value-type="float" office:value="5772" calcext:value-type="float">
            <text:p>5772</text:p>
          </table:table-cell>
          <table:table-cell office:value-type="string" calcext:value-type="string">
            <text:p>01_ERR17431.aln.sort.dupmark.rg.11.sam.deez_rawstreams.TagSAZ</text:p>
          </table:table-cell>
          <table:table-cell office:value-type="string" calcext:value-type="string">
            <text:p>TagSAZ</text:p>
          </table:table-cell>
          <table:table-cell office:value-type="float" office:value="1" calcext:value-type="float">
            <text:p>1</text:p>
          </table:table-cell>
          <table:table-cell office:value-type="float" office:value="28.98745537" calcext:value-type="float">
            <text:p>28.98745537</text:p>
          </table:table-cell>
          <table:table-cell office:value-type="float" office:value="10.85763205" calcext:value-type="float">
            <text:p>10.8576320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BAC</text:p>
          </table:table-cell>
          <table:table-cell office:value-type="float" office:value="6079110" calcext:value-type="float">
            <text:p>6079110</text:p>
          </table:table-cell>
          <table:table-cell office:value-type="float" office:value="2085855" calcext:value-type="float">
            <text:p>2085855</text:p>
          </table:table-cell>
          <table:table-cell table:formula="of:=[.C43]/[.B43]" office:value-type="float" office:value="0.343118482804226" calcext:value-type="float">
            <text:p>0.343118482804226</text:p>
          </table:table-cell>
          <table:table-cell office:value-type="float" office:value="11.82" calcext:value-type="float">
            <text:p>11.82</text:p>
          </table:table-cell>
          <table:table-cell office:value-type="float" office:value="92136" calcext:value-type="float">
            <text:p>92136</text:p>
          </table:table-cell>
          <table:table-cell office:value-type="float" office:value="0.53" calcext:value-type="float">
            <text:p>0.53</text:p>
          </table:table-cell>
          <table:table-cell office:value-type="float" office:value="108956" calcext:value-type="float">
            <text:p>108956</text:p>
          </table:table-cell>
          <table:table-cell office:value-type="string" calcext:value-type="string">
            <text:p>01_ERR17431.aln.sort.dupmark.rg.11.sam.deez_rawstreams.TagSAZ</text:p>
          </table:table-cell>
          <table:table-cell office:value-type="string" calcext:value-type="string">
            <text:p>TagSAZ</text:p>
          </table:table-cell>
          <table:table-cell office:value-type="float" office:value="1" calcext:value-type="float">
            <text:p>1</text:p>
          </table:table-cell>
          <table:table-cell office:value-type="float" office:value="0.490481478" calcext:value-type="float">
            <text:p>0.490481478</text:p>
          </table:table-cell>
          <table:table-cell office:value-type="float" office:value="3.753257248" calcext:value-type="float">
            <text:p>3.75325724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zip</text:p>
          </table:table-cell>
          <table:table-cell office:value-type="float" office:value="47292688" calcext:value-type="float">
            <text:p>47292688</text:p>
          </table:table-cell>
          <table:table-cell office:value-type="float" office:value="2634845" calcext:value-type="float">
            <text:p>2634845</text:p>
          </table:table-cell>
          <table:table-cell table:formula="of:=[.C44]/[.B44]" office:value-type="float" office:value="0.0557135809239686" calcext:value-type="float">
            <text:p>0.055713580923969</text:p>
          </table:table-cell>
          <table:table-cell office:value-type="float" office:value="14.03" calcext:value-type="float">
            <text:p>14.03</text:p>
          </table:table-cell>
          <table:table-cell office:value-type="float" office:value="1784" calcext:value-type="float">
            <text:p>1784</text:p>
          </table:table-cell>
          <table:table-cell office:value-type="float" office:value="0.66" calcext:value-type="float">
            <text:p>0.66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01_ERR17431.aln.sort.dupmark.rg.11.sam.deez_rawstreams.EditXlen</text:p>
          </table:table-cell>
          <table:table-cell office:value-type="string" calcext:value-type="string">
            <text:p>EditXlen</text:p>
          </table:table-cell>
          <table:table-cell office:value-type="float" office:value="1" calcext:value-type="float">
            <text:p>1</text:p>
          </table:table-cell>
          <table:table-cell office:value-type="float" office:value="3.214670128" calcext:value-type="float">
            <text:p>3.214670128</text:p>
          </table:table-cell>
          <table:table-cell office:value-type="float" office:value="3.807248491" calcext:value-type="float">
            <text:p>3.80724849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47292688" calcext:value-type="float">
            <text:p>47292688</text:p>
          </table:table-cell>
          <table:table-cell office:value-type="float" office:value="2216338" calcext:value-type="float">
            <text:p>2216338</text:p>
          </table:table-cell>
          <table:table-cell table:formula="of:=[.C45]/[.B45]" office:value-type="float" office:value="0.0468642848129081" calcext:value-type="float">
            <text:p>0.046864284812908</text:p>
          </table:table-cell>
          <table:table-cell office:value-type="float" office:value="1.11" calcext:value-type="float">
            <text:p>1.11</text:p>
          </table:table-cell>
          <table:table-cell office:value-type="float" office:value="10204" calcext:value-type="float">
            <text:p>10204</text:p>
          </table:table-cell>
          <table:table-cell office:value-type="float" office:value="0.9" calcext:value-type="float">
            <text:p>0.9</text:p>
          </table:table-cell>
          <table:table-cell office:value-type="float" office:value="6816" calcext:value-type="float">
            <text:p>6816</text:p>
          </table:table-cell>
          <table:table-cell office:value-type="string" calcext:value-type="string">
            <text:p>01_ERR17431.aln.sort.dupmark.rg.11.sam.deez_rawstreams.EditXlen</text:p>
          </table:table-cell>
          <table:table-cell office:value-type="string" calcext:value-type="string">
            <text:p>EditXlen</text:p>
          </table:table-cell>
          <table:table-cell office:value-type="float" office:value="1" calcext:value-type="float">
            <text:p>1</text:p>
          </table:table-cell>
          <table:table-cell office:value-type="float" office:value="40.63227198" calcext:value-type="float">
            <text:p>40.63227198</text:p>
          </table:table-cell>
          <table:table-cell office:value-type="float" office:value="2.348516252" calcext:value-type="float">
            <text:p>2.34851625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47292688" calcext:value-type="float">
            <text:p>47292688</text:p>
          </table:table-cell>
          <table:table-cell office:value-type="float" office:value="2533044" calcext:value-type="float">
            <text:p>2533044</text:p>
          </table:table-cell>
          <table:table-cell table:formula="of:=[.C46]/[.B46]" office:value-type="float" office:value="0.0535610071476589" calcext:value-type="float">
            <text:p>0.053561007147659</text:p>
          </table:table-cell>
          <table:table-cell office:value-type="float" office:value="25.03" calcext:value-type="float">
            <text:p>25.03</text:p>
          </table:table-cell>
          <table:table-cell office:value-type="float" office:value="485688" calcext:value-type="float">
            <text:p>485688</text:p>
          </table:table-cell>
          <table:table-cell office:value-type="float" office:value="0.72" calcext:value-type="float">
            <text:p>0.72</text:p>
          </table:table-cell>
          <table:table-cell office:value-type="float" office:value="49136" calcext:value-type="float">
            <text:p>49136</text:p>
          </table:table-cell>
          <table:table-cell office:value-type="string" calcext:value-type="string">
            <text:p>01_ERR17431.aln.sort.dupmark.rg.11.sam.deez_rawstreams.EditXlen</text:p>
          </table:table-cell>
          <table:table-cell office:value-type="string" calcext:value-type="string">
            <text:p>EditXlen</text:p>
          </table:table-cell>
          <table:table-cell office:value-type="float" office:value="1" calcext:value-type="float">
            <text:p>1</text:p>
          </table:table-cell>
          <table:table-cell office:value-type="float" office:value="1.801910583" calcext:value-type="float">
            <text:p>1.801910583</text:p>
          </table:table-cell>
          <table:table-cell office:value-type="float" office:value="3.355137507" calcext:value-type="float">
            <text:p>3.35513750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NS-0</text:p>
          </table:table-cell>
          <table:table-cell office:value-type="float" office:value="47292688" calcext:value-type="float">
            <text:p>47292688</text:p>
          </table:table-cell>
          <table:table-cell office:value-type="float" office:value="1945762" calcext:value-type="float">
            <text:p>1945762</text:p>
          </table:table-cell>
          <table:table-cell table:formula="of:=[.C47]/[.B47]" office:value-type="float" office:value="0.0411429775359777" calcext:value-type="float">
            <text:p>0.041142977535978</text:p>
          </table:table-cell>
          <table:table-cell office:value-type="float" office:value="0.83" calcext:value-type="float">
            <text:p>0.83</text:p>
          </table:table-cell>
          <table:table-cell office:value-type="float" office:value="3660" calcext:value-type="float">
            <text:p>3660</text:p>
          </table:table-cell>
          <table:table-cell office:value-type="float" office:value="0.94" calcext:value-type="float">
            <text:p>0.94</text:p>
          </table:table-cell>
          <table:table-cell office:value-type="float" office:value="4136" calcext:value-type="float">
            <text:p>4136</text:p>
          </table:table-cell>
          <table:table-cell office:value-type="string" calcext:value-type="string">
            <text:p>01_ERR17431.aln.sort.dupmark.rg.11.sam.deez_rawstreams.EditXlen</text:p>
          </table:table-cell>
          <table:table-cell office:value-type="string" calcext:value-type="string">
            <text:p>EditXlen</text:p>
          </table:table-cell>
          <table:table-cell office:value-type="float" office:value="1" calcext:value-type="float">
            <text:p>1</text:p>
          </table:table-cell>
          <table:table-cell office:value-type="float" office:value="54.33954446" calcext:value-type="float">
            <text:p>54.33954446</text:p>
          </table:table-cell>
          <table:table-cell office:value-type="float" office:value="1.974067282" calcext:value-type="float">
            <text:p>1.97406728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NS-1</text:p>
          </table:table-cell>
          <table:table-cell office:value-type="float" office:value="47292688" calcext:value-type="float">
            <text:p>47292688</text:p>
          </table:table-cell>
          <table:table-cell office:value-type="float" office:value="1934322" calcext:value-type="float">
            <text:p>1934322</text:p>
          </table:table-cell>
          <table:table-cell table:formula="of:=[.C48]/[.B48]" office:value-type="float" office:value="0.0409010796764185" calcext:value-type="float">
            <text:p>0.040901079676419</text:p>
          </table:table-cell>
          <table:table-cell office:value-type="float" office:value="0.95" calcext:value-type="float">
            <text:p>0.95</text:p>
          </table:table-cell>
          <table:table-cell office:value-type="float" office:value="3848" calcext:value-type="float">
            <text:p>3848</text:p>
          </table:table-cell>
          <table:table-cell office:value-type="float" office:value="1.05" calcext:value-type="float">
            <text:p>1.05</text:p>
          </table:table-cell>
          <table:table-cell office:value-type="float" office:value="5452" calcext:value-type="float">
            <text:p>5452</text:p>
          </table:table-cell>
          <table:table-cell office:value-type="string" calcext:value-type="string">
            <text:p>01_ERR17431.aln.sort.dupmark.rg.11.sam.deez_rawstreams.EditXlen</text:p>
          </table:table-cell>
          <table:table-cell office:value-type="string" calcext:value-type="string">
            <text:p>EditXlen</text:p>
          </table:table-cell>
          <table:table-cell office:value-type="float" office:value="1" calcext:value-type="float">
            <text:p>1</text:p>
          </table:table-cell>
          <table:table-cell office:value-type="float" office:value="47.475602" calcext:value-type="float">
            <text:p>47.475602</text:p>
          </table:table-cell>
          <table:table-cell office:value-type="float" office:value="1.756869725" calcext:value-type="float">
            <text:p>1.7568697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ABAC</text:p>
          </table:table-cell>
          <table:table-cell office:value-type="float" office:value="47292688" calcext:value-type="float">
            <text:p>47292688</text:p>
          </table:table-cell>
          <table:table-cell office:value-type="float" office:value="1897465" calcext:value-type="float">
            <text:p>1897465</text:p>
          </table:table-cell>
          <table:table-cell table:formula="of:=[.C49]/[.B49]" office:value-type="float" office:value="0.0401217414412985" calcext:value-type="float">
            <text:p>0.040121741441299</text:p>
          </table:table-cell>
          <table:table-cell office:value-type="float" office:value="2.54" calcext:value-type="float">
            <text:p>2.54</text:p>
          </table:table-cell>
          <table:table-cell office:value-type="float" office:value="900872" calcext:value-type="float">
            <text:p>900872</text:p>
          </table:table-cell>
          <table:table-cell office:value-type="float" office:value="2.33" calcext:value-type="float">
            <text:p>2.33</text:p>
          </table:table-cell>
          <table:table-cell office:value-type="float" office:value="903196" calcext:value-type="float">
            <text:p>903196</text:p>
          </table:table-cell>
          <table:table-cell office:value-type="string" calcext:value-type="string">
            <text:p>01_ERR17431.aln.sort.dupmark.rg.11.sam.deez_rawstreams.EditXlen</text:p>
          </table:table-cell>
          <table:table-cell office:value-type="string" calcext:value-type="string">
            <text:p>EditXlen</text:p>
          </table:table-cell>
          <table:table-cell office:value-type="float" office:value="1" calcext:value-type="float">
            <text:p>1</text:p>
          </table:table-cell>
          <table:table-cell office:value-type="float" office:value="17.7566228" calcext:value-type="float">
            <text:p>17.7566228</text:p>
          </table:table-cell>
          <table:table-cell office:value-type="float" office:value="0.776636754" calcext:value-type="float">
            <text:p>0.77663675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zip</text:p>
          </table:table-cell>
          <table:table-cell office:value-type="float" office:value="94759522" calcext:value-type="float">
            <text:p>94759522</text:p>
          </table:table-cell>
          <table:table-cell office:value-type="float" office:value="35286214" calcext:value-type="float">
            <text:p>35286214</text:p>
          </table:table-cell>
          <table:table-cell table:formula="of:=[.C50]/[.B50]" office:value-type="float" office:value="0.37237644571487" calcext:value-type="float">
            <text:p>0.37237644571487</text:p>
          </table:table-cell>
          <table:table-cell office:value-type="float" office:value="51.3" calcext:value-type="float">
            <text:p>51.3</text:p>
          </table:table-cell>
          <table:table-cell office:value-type="float" office:value="1776" calcext:value-type="float">
            <text:p>1776</text:p>
          </table:table-cell>
          <table:table-cell office:value-type="float" office:value="1.78" calcext:value-type="float">
            <text:p>1.78</text:p>
          </table:table-cell>
          <table:table-cell office:value-type="float" office:value="1712" calcext:value-type="float">
            <text:p>1712</text:p>
          </table:table-cell>
          <table:table-cell office:value-type="string" calcext:value-type="string">
            <text:p>01_ERR17431.aln.sort.dupmark.rg.11.sam.deez_rawstreams.TagXSj</text:p>
          </table:table-cell>
          <table:table-cell office:value-type="string" calcext:value-type="string">
            <text:p>TagXSj</text:p>
          </table:table-cell>
          <table:table-cell office:value-type="float" office:value="1" calcext:value-type="float">
            <text:p>1</text:p>
          </table:table-cell>
          <table:table-cell office:value-type="float" office:value="1.761593029" calcext:value-type="float">
            <text:p>1.761593029</text:p>
          </table:table-cell>
          <table:table-cell office:value-type="float" office:value="18.90536855" calcext:value-type="float">
            <text:p>18.9053685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94759522" calcext:value-type="float">
            <text:p>94759522</text:p>
          </table:table-cell>
          <table:table-cell office:value-type="float" office:value="30615717" calcext:value-type="float">
            <text:p>30615717</text:p>
          </table:table-cell>
          <table:table-cell table:formula="of:=[.C51]/[.B51]" office:value-type="float" office:value="0.323088554625677" calcext:value-type="float">
            <text:p>0.323088554625677</text:p>
          </table:table-cell>
          <table:table-cell office:value-type="float" office:value="8.08" calcext:value-type="float">
            <text:p>8.08</text:p>
          </table:table-cell>
          <table:table-cell office:value-type="float" office:value="10288" calcext:value-type="float">
            <text:p>10288</text:p>
          </table:table-cell>
          <table:table-cell office:value-type="float" office:value="6.06" calcext:value-type="float">
            <text:p>6.06</text:p>
          </table:table-cell>
          <table:table-cell office:value-type="float" office:value="6996" calcext:value-type="float">
            <text:p>6996</text:p>
          </table:table-cell>
          <table:table-cell office:value-type="string" calcext:value-type="string">
            <text:p>01_ERR17431.aln.sort.dupmark.rg.11.sam.deez_rawstreams.TagXSj</text:p>
          </table:table-cell>
          <table:table-cell office:value-type="string" calcext:value-type="string">
            <text:p>TagXSj</text:p>
          </table:table-cell>
          <table:table-cell office:value-type="float" office:value="1" calcext:value-type="float">
            <text:p>1</text:p>
          </table:table-cell>
          <table:table-cell office:value-type="float" office:value="11.18437158" calcext:value-type="float">
            <text:p>11.18437158</text:p>
          </table:table-cell>
          <table:table-cell office:value-type="float" office:value="4.818056598" calcext:value-type="float">
            <text:p>4.81805659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94759522" calcext:value-type="float">
            <text:p>94759522</text:p>
          </table:table-cell>
          <table:table-cell office:value-type="float" office:value="29659240" calcext:value-type="float">
            <text:p>29659240</text:p>
          </table:table-cell>
          <table:table-cell table:formula="of:=[.C52]/[.B52]" office:value-type="float" office:value="0.312994824942236" calcext:value-type="float">
            <text:p>0.312994824942236</text:p>
          </table:table-cell>
          <table:table-cell office:value-type="float" office:value="119.16" calcext:value-type="float">
            <text:p>119.16</text:p>
          </table:table-cell>
          <table:table-cell office:value-type="float" office:value="685576" calcext:value-type="float">
            <text:p>685576</text:p>
          </table:table-cell>
          <table:table-cell office:value-type="float" office:value="3.49" calcext:value-type="float">
            <text:p>3.49</text:p>
          </table:table-cell>
          <table:table-cell office:value-type="float" office:value="67724" calcext:value-type="float">
            <text:p>67724</text:p>
          </table:table-cell>
          <table:table-cell office:value-type="string" calcext:value-type="string">
            <text:p>01_ERR17431.aln.sort.dupmark.rg.11.sam.deez_rawstreams.TagXSj</text:p>
          </table:table-cell>
          <table:table-cell office:value-type="string" calcext:value-type="string">
            <text:p>TagXSj</text:p>
          </table:table-cell>
          <table:table-cell office:value-type="float" office:value="1" calcext:value-type="float">
            <text:p>1</text:p>
          </table:table-cell>
          <table:table-cell office:value-type="float" office:value="0.758389748" calcext:value-type="float">
            <text:p>0.758389748</text:p>
          </table:table-cell>
          <table:table-cell office:value-type="float" office:value="8.104657717" calcext:value-type="float">
            <text:p>8.10465771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NS-0</text:p>
          </table:table-cell>
          <table:table-cell office:value-type="float" office:value="94759522" calcext:value-type="float">
            <text:p>94759522</text:p>
          </table:table-cell>
          <table:table-cell office:value-type="float" office:value="53981986" calcext:value-type="float">
            <text:p>53981986</text:p>
          </table:table-cell>
          <table:table-cell table:formula="of:=[.C53]/[.B53]" office:value-type="float" office:value="0.56967347302575" calcext:value-type="float">
            <text:p>0.56967347302575</text:p>
          </table:table-cell>
          <table:table-cell office:value-type="float" office:value="2.27" calcext:value-type="float">
            <text:p>2.27</text:p>
          </table:table-cell>
          <table:table-cell office:value-type="float" office:value="4732" calcext:value-type="float">
            <text:p>4732</text:p>
          </table:table-cell>
          <table:table-cell office:value-type="float" office:value="2.21" calcext:value-type="float">
            <text:p>2.21</text:p>
          </table:table-cell>
          <table:table-cell office:value-type="float" office:value="5056" calcext:value-type="float">
            <text:p>5056</text:p>
          </table:table-cell>
          <table:table-cell office:value-type="string" calcext:value-type="string">
            <text:p>01_ERR17431.aln.sort.dupmark.rg.11.sam.deez_rawstreams.TagXSj</text:p>
          </table:table-cell>
          <table:table-cell office:value-type="string" calcext:value-type="string">
            <text:p>TagXSj</text:p>
          </table:table-cell>
          <table:table-cell office:value-type="float" office:value="1" calcext:value-type="float">
            <text:p>1</text:p>
          </table:table-cell>
          <table:table-cell office:value-type="float" office:value="39.81045038" calcext:value-type="float">
            <text:p>39.81045038</text:p>
          </table:table-cell>
          <table:table-cell office:value-type="float" office:value="23.29467584" calcext:value-type="float">
            <text:p>23.2946758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S-1</text:p>
          </table:table-cell>
          <table:table-cell office:value-type="float" office:value="94759522" calcext:value-type="float">
            <text:p>94759522</text:p>
          </table:table-cell>
          <table:table-cell office:value-type="float" office:value="29410351" calcext:value-type="float">
            <text:p>29410351</text:p>
          </table:table-cell>
          <table:table-cell table:formula="of:=[.C54]/[.B54]" office:value-type="float" office:value="0.310368292064622" calcext:value-type="float">
            <text:p>0.310368292064622</text:p>
          </table:table-cell>
          <table:table-cell office:value-type="float" office:value="2.37" calcext:value-type="float">
            <text:p>2.37</text:p>
          </table:table-cell>
          <table:table-cell office:value-type="float" office:value="4848" calcext:value-type="float">
            <text:p>4848</text:p>
          </table:table-cell>
          <table:table-cell office:value-type="float" office:value="2.65" calcext:value-type="float">
            <text:p>2.65</text:p>
          </table:table-cell>
          <table:table-cell office:value-type="float" office:value="5748" calcext:value-type="float">
            <text:p>5748</text:p>
          </table:table-cell>
          <table:table-cell office:value-type="string" calcext:value-type="string">
            <text:p>01_ERR17431.aln.sort.dupmark.rg.11.sam.deez_rawstreams.TagXSj</text:p>
          </table:table-cell>
          <table:table-cell office:value-type="string" calcext:value-type="string">
            <text:p>TagXSj</text:p>
          </table:table-cell>
          <table:table-cell office:value-type="float" office:value="1" calcext:value-type="float">
            <text:p>1</text:p>
          </table:table-cell>
          <table:table-cell office:value-type="float" office:value="38.13068454" calcext:value-type="float">
            <text:p>38.13068454</text:p>
          </table:table-cell>
          <table:table-cell office:value-type="float" office:value="10.58411184" calcext:value-type="float">
            <text:p>10.5841118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BAC</text:p>
          </table:table-cell>
          <table:table-cell office:value-type="float" office:value="94759522" calcext:value-type="float">
            <text:p>94759522</text:p>
          </table:table-cell>
          <table:table-cell office:value-type="float" office:value="32510029" calcext:value-type="float">
            <text:p>32510029</text:p>
          </table:table-cell>
          <table:table-cell table:formula="of:=[.C55]/[.B55]" office:value-type="float" office:value="0.343079284422731" calcext:value-type="float">
            <text:p>0.343079284422731</text:p>
          </table:table-cell>
          <table:table-cell office:value-type="float" office:value="10.19" calcext:value-type="float">
            <text:p>10.19</text:p>
          </table:table-cell>
          <table:table-cell office:value-type="float" office:value="1795112" calcext:value-type="float">
            <text:p>1795112</text:p>
          </table:table-cell>
          <table:table-cell office:value-type="float" office:value="12.83" calcext:value-type="float">
            <text:p>12.83</text:p>
          </table:table-cell>
          <table:table-cell office:value-type="float" office:value="1860044" calcext:value-type="float">
            <text:p>1860044</text:p>
          </table:table-cell>
          <table:table-cell office:value-type="string" calcext:value-type="string">
            <text:p>01_ERR17431.aln.sort.dupmark.rg.11.sam.deez_rawstreams.TagXSj</text:p>
          </table:table-cell>
          <table:table-cell office:value-type="string" calcext:value-type="string">
            <text:p>TagXSj</text:p>
          </table:table-cell>
          <table:table-cell office:value-type="float" office:value="1" calcext:value-type="float">
            <text:p>1</text:p>
          </table:table-cell>
          <table:table-cell office:value-type="float" office:value="8.868471282" calcext:value-type="float">
            <text:p>8.868471282</text:p>
          </table:table-cell>
          <table:table-cell office:value-type="float" office:value="2.416522189" calcext:value-type="float">
            <text:p>2.41652218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zip</text:p>
          </table:table-cell>
          <table:table-cell office:value-type="float" office:value="185117189" calcext:value-type="float">
            <text:p>185117189</text:p>
          </table:table-cell>
          <table:table-cell office:value-type="float" office:value="25496970" calcext:value-type="float">
            <text:p>25496970</text:p>
          </table:table-cell>
          <table:table-cell table:formula="of:=[.C56]/[.B56]" office:value-type="float" office:value="0.137734211165015" calcext:value-type="float">
            <text:p>0.137734211165015</text:p>
          </table:table-cell>
          <table:table-cell office:value-type="float" office:value="288.32" calcext:value-type="float">
            <text:p>288.32</text:p>
          </table:table-cell>
          <table:table-cell office:value-type="float" office:value="1688" calcext:value-type="float">
            <text:p>1688</text:p>
          </table:table-cell>
          <table:table-cell office:value-type="float" office:value="2.6" calcext:value-type="float">
            <text:p>2.6</text:p>
          </table:table-cell>
          <table:table-cell office:value-type="float" office:value="1592" calcext:value-type="float">
            <text:p>1592</text:p>
          </table:table-cell>
          <table:table-cell office:value-type="string" calcext:value-type="string">
            <text:p>01_ERR17431.aln.sort.dupmark.rg.11.sam.deez_rawstreams.readNameIndex</text:p>
          </table:table-cell>
          <table:table-cell office:value-type="string" calcext:value-type="string">
            <text:p>readNameIndex</text:p>
          </table:table-cell>
          <table:table-cell office:value-type="float" office:value="1" calcext:value-type="float">
            <text:p>1</text:p>
          </table:table-cell>
          <table:table-cell office:value-type="float" office:value="0.612311004" calcext:value-type="float">
            <text:p>0.612311004</text:p>
          </table:table-cell>
          <table:table-cell office:value-type="float" office:value="9.35223286" calcext:value-type="float">
            <text:p>9.3522328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185117189" calcext:value-type="float">
            <text:p>185117189</text:p>
          </table:table-cell>
          <table:table-cell office:value-type="float" office:value="24995929" calcext:value-type="float">
            <text:p>24995929</text:p>
          </table:table-cell>
          <table:table-cell table:formula="of:=[.C57]/[.B57]" office:value-type="float" office:value="0.135027595951665" calcext:value-type="float">
            <text:p>0.135027595951665</text:p>
          </table:table-cell>
          <table:table-cell office:value-type="float" office:value="35.18" calcext:value-type="float">
            <text:p>35.18</text:p>
          </table:table-cell>
          <table:table-cell office:value-type="float" office:value="10644" calcext:value-type="float">
            <text:p>10644</text:p>
          </table:table-cell>
          <table:table-cell office:value-type="float" office:value="7.91" calcext:value-type="float">
            <text:p>7.91</text:p>
          </table:table-cell>
          <table:table-cell office:value-type="float" office:value="6968" calcext:value-type="float">
            <text:p>6968</text:p>
          </table:table-cell>
          <table:table-cell office:value-type="string" calcext:value-type="string">
            <text:p>01_ERR17431.aln.sort.dupmark.rg.11.sam.deez_rawstreams.readNameIndex</text:p>
          </table:table-cell>
          <table:table-cell office:value-type="string" calcext:value-type="string">
            <text:p>readNameIndex</text:p>
          </table:table-cell>
          <table:table-cell office:value-type="float" office:value="1" calcext:value-type="float">
            <text:p>1</text:p>
          </table:table-cell>
          <table:table-cell office:value-type="float" office:value="5.018235039" calcext:value-type="float">
            <text:p>5.018235039</text:p>
          </table:table-cell>
          <table:table-cell office:value-type="float" office:value="3.013650506" calcext:value-type="float">
            <text:p>3.01365050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185117189" calcext:value-type="float">
            <text:p>185117189</text:p>
          </table:table-cell>
          <table:table-cell office:value-type="float" office:value="21552436" calcext:value-type="float">
            <text:p>21552436</text:p>
          </table:table-cell>
          <table:table-cell table:formula="of:=[.C58]/[.B58]" office:value-type="float" office:value="0.116425903593426" calcext:value-type="float">
            <text:p>0.116425903593426</text:p>
          </table:table-cell>
          <table:table-cell office:value-type="float" office:value="293.41" calcext:value-type="float">
            <text:p>293.41</text:p>
          </table:table-cell>
          <table:table-cell office:value-type="float" office:value="691564" calcext:value-type="float">
            <text:p>691564</text:p>
          </table:table-cell>
          <table:table-cell office:value-type="float" office:value="3.39" calcext:value-type="float">
            <text:p>3.39</text:p>
          </table:table-cell>
          <table:table-cell office:value-type="float" office:value="67908" calcext:value-type="float">
            <text:p>67908</text:p>
          </table:table-cell>
          <table:table-cell office:value-type="string" calcext:value-type="string">
            <text:p>01_ERR17431.aln.sort.dupmark.rg.11.sam.deez_rawstreams.readNameIndex</text:p>
          </table:table-cell>
          <table:table-cell office:value-type="string" calcext:value-type="string">
            <text:p>readNameIndex</text:p>
          </table:table-cell>
          <table:table-cell office:value-type="float" office:value="1" calcext:value-type="float">
            <text:p>1</text:p>
          </table:table-cell>
          <table:table-cell office:value-type="float" office:value="0.601688793" calcext:value-type="float">
            <text:p>0.601688793</text:p>
          </table:table-cell>
          <table:table-cell office:value-type="float" office:value="6.063128221" calcext:value-type="float">
            <text:p>6.06312822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ANS-0</text:p>
          </table:table-cell>
          <table:table-cell office:value-type="float" office:value="185117189" calcext:value-type="float">
            <text:p>185117189</text:p>
          </table:table-cell>
          <table:table-cell office:value-type="float" office:value="48368373" calcext:value-type="float">
            <text:p>48368373</text:p>
          </table:table-cell>
          <table:table-cell table:formula="of:=[.C59]/[.B59]" office:value-type="float" office:value="0.261285152725607" calcext:value-type="float">
            <text:p>0.261285152725607</text:p>
          </table:table-cell>
          <table:table-cell office:value-type="float" office:value="3.51" calcext:value-type="float">
            <text:p>3.51</text:p>
          </table:table-cell>
          <table:table-cell office:value-type="float" office:value="4128" calcext:value-type="float">
            <text:p>4128</text:p>
          </table:table-cell>
          <table:table-cell office:value-type="float" office:value="3.9" calcext:value-type="float">
            <text:p>3.9</text:p>
          </table:table-cell>
          <table:table-cell office:value-type="float" office:value="4544" calcext:value-type="float">
            <text:p>4544</text:p>
          </table:table-cell>
          <table:table-cell office:value-type="string" calcext:value-type="string">
            <text:p>01_ERR17431.aln.sort.dupmark.rg.11.sam.deez_rawstreams.readNameIndex</text:p>
          </table:table-cell>
          <table:table-cell office:value-type="string" calcext:value-type="string">
            <text:p>readNameIndex</text:p>
          </table:table-cell>
          <table:table-cell office:value-type="float" office:value="1" calcext:value-type="float">
            <text:p>1</text:p>
          </table:table-cell>
          <table:table-cell office:value-type="float" office:value="50.29672612" calcext:value-type="float">
            <text:p>50.29672612</text:p>
          </table:table-cell>
          <table:table-cell office:value-type="float" office:value="11.82760899" calcext:value-type="float">
            <text:p>11.8276089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S-1</text:p>
          </table:table-cell>
          <table:table-cell office:value-type="float" office:value="185117189" calcext:value-type="float">
            <text:p>185117189</text:p>
          </table:table-cell>
          <table:table-cell office:value-type="float" office:value="19022307" calcext:value-type="float">
            <text:p>19022307</text:p>
          </table:table-cell>
          <table:table-cell table:formula="of:=[.C60]/[.B60]" office:value-type="float" office:value="0.102758188489995" calcext:value-type="float">
            <text:p>0.102758188489995</text:p>
          </table:table-cell>
          <table:table-cell office:value-type="float" office:value="3.39" calcext:value-type="float">
            <text:p>3.39</text:p>
          </table:table-cell>
          <table:table-cell office:value-type="float" office:value="3832" calcext:value-type="float">
            <text:p>3832</text:p>
          </table:table-cell>
          <table:table-cell office:value-type="float" office:value="4.26" calcext:value-type="float">
            <text:p>4.26</text:p>
          </table:table-cell>
          <table:table-cell office:value-type="float" office:value="5484" calcext:value-type="float">
            <text:p>5484</text:p>
          </table:table-cell>
          <table:table-cell office:value-type="string" calcext:value-type="string">
            <text:p>01_ERR17431.aln.sort.dupmark.rg.11.sam.deez_rawstreams.readNameIndex</text:p>
          </table:table-cell>
          <table:table-cell office:value-type="string" calcext:value-type="string">
            <text:p>readNameIndex</text:p>
          </table:table-cell>
          <table:table-cell office:value-type="float" office:value="1" calcext:value-type="float">
            <text:p>1</text:p>
          </table:table-cell>
          <table:table-cell office:value-type="float" office:value="52.0771412" calcext:value-type="float">
            <text:p>52.0771412</text:p>
          </table:table-cell>
          <table:table-cell office:value-type="float" office:value="4.258470804" calcext:value-type="float">
            <text:p>4.2584708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ABAC</text:p>
          </table:table-cell>
          <table:table-cell office:value-type="float" office:value="185117189" calcext:value-type="float">
            <text:p>185117189</text:p>
          </table:table-cell>
          <table:table-cell office:value-type="float" office:value="20320158" calcext:value-type="float">
            <text:p>20320158</text:p>
          </table:table-cell>
          <table:table-cell table:formula="of:=[.C61]/[.B61]" office:value-type="float" office:value="0.109769158173637" calcext:value-type="float">
            <text:p>0.109769158173637</text:p>
          </table:table-cell>
          <table:table-cell office:value-type="float" office:value="42.87" calcext:value-type="float">
            <text:p>42.87</text:p>
          </table:table-cell>
          <table:table-cell office:value-type="float" office:value="3549016" calcext:value-type="float">
            <text:p>3549016</text:p>
          </table:table-cell>
          <table:table-cell office:value-type="float" office:value="54.75" calcext:value-type="float">
            <text:p>54.75</text:p>
          </table:table-cell>
          <table:table-cell office:value-type="float" office:value="3601292" calcext:value-type="float">
            <text:p>3601292</text:p>
          </table:table-cell>
          <table:table-cell office:value-type="string" calcext:value-type="string">
            <text:p>01_ERR17431.aln.sort.dupmark.rg.11.sam.deez_rawstreams.readNameIndex</text:p>
          </table:table-cell>
          <table:table-cell office:value-type="string" calcext:value-type="string">
            <text:p>readNameIndex</text:p>
          </table:table-cell>
          <table:table-cell office:value-type="float" office:value="1" calcext:value-type="float">
            <text:p>1</text:p>
          </table:table-cell>
          <table:table-cell office:value-type="float" office:value="4.118066449" calcext:value-type="float">
            <text:p>4.118066449</text:p>
          </table:table-cell>
          <table:table-cell office:value-type="float" office:value="0.353950919" calcext:value-type="float">
            <text:p>0.35395091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zip</text:p>
          </table:table-cell>
          <table:table-cell office:value-type="float" office:value="4186143" calcext:value-type="float">
            <text:p>4186143</text:p>
          </table:table-cell>
          <table:table-cell office:value-type="float" office:value="2834536" calcext:value-type="float">
            <text:p>2834536</text:p>
          </table:table-cell>
          <table:table-cell table:formula="of:=[.C62]/[.B62]" office:value-type="float" office:value="0.677123547857777" calcext:value-type="float">
            <text:p>0.677123547857777</text:p>
          </table:table-cell>
          <table:table-cell office:value-type="float" office:value="0.42" calcext:value-type="float">
            <text:p>0.42</text:p>
          </table:table-cell>
          <table:table-cell office:value-type="float" office:value="1748" calcext:value-type="float">
            <text:p>1748</text:p>
          </table:table-cell>
          <table:table-cell office:value-type="float" office:value="0.12" calcext:value-type="float">
            <text:p>0.12</text:p>
          </table:table-cell>
          <table:table-cell office:value-type="float" office:value="1644" calcext:value-type="float">
            <text:p>1644</text:p>
          </table:table-cell>
          <table:table-cell office:value-type="string" calcext:value-type="string">
            <text:p>01_ERR17431.aln.sort.dupmark.rg.11.sam.deez_rawstreams.EditHSlen</text:p>
          </table:table-cell>
          <table:table-cell office:value-type="string" calcext:value-type="string">
            <text:p>EditHSlen</text:p>
          </table:table-cell>
          <table:table-cell office:value-type="float" office:value="1" calcext:value-type="float">
            <text:p>1</text:p>
          </table:table-cell>
          <table:table-cell office:value-type="float" office:value="9.505278724" calcext:value-type="float">
            <text:p>9.505278724</text:p>
          </table:table-cell>
          <table:table-cell office:value-type="float" office:value="22.52686818" calcext:value-type="float">
            <text:p>22.526868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4186143" calcext:value-type="float">
            <text:p>4186143</text:p>
          </table:table-cell>
          <table:table-cell office:value-type="float" office:value="2899404" calcext:value-type="float">
            <text:p>2899404</text:p>
          </table:table-cell>
          <table:table-cell table:formula="of:=[.C63]/[.B63]" office:value-type="float" office:value="0.69261943512202" calcext:value-type="float">
            <text:p>0.69261943512202</text:p>
          </table:table-cell>
          <table:table-cell office:value-type="float" office:value="0.51" calcext:value-type="float">
            <text:p>0.51</text:p>
          </table:table-cell>
          <table:table-cell office:value-type="float" office:value="9832" calcext:value-type="float">
            <text:p>9832</text:p>
          </table:table-cell>
          <table:table-cell office:value-type="float" office:value="0.42" calcext:value-type="float">
            <text:p>0.42</text:p>
          </table:table-cell>
          <table:table-cell office:value-type="float" office:value="6880" calcext:value-type="float">
            <text:p>6880</text:p>
          </table:table-cell>
          <table:table-cell office:value-type="string" calcext:value-type="string">
            <text:p>01_ERR17431.aln.sort.dupmark.rg.11.sam.deez_rawstreams.EditHSlen</text:p>
          </table:table-cell>
          <table:table-cell office:value-type="string" calcext:value-type="string">
            <text:p>EditHSlen</text:p>
          </table:table-cell>
          <table:table-cell office:value-type="float" office:value="1" calcext:value-type="float">
            <text:p>1</text:p>
          </table:table-cell>
          <table:table-cell office:value-type="float" office:value="7.827876596" calcext:value-type="float">
            <text:p>7.827876596</text:p>
          </table:table-cell>
          <table:table-cell office:value-type="float" office:value="6.58354078" calcext:value-type="float">
            <text:p>6.5835407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4186143" calcext:value-type="float">
            <text:p>4186143</text:p>
          </table:table-cell>
          <table:table-cell office:value-type="float" office:value="2701532" calcext:value-type="float">
            <text:p>2701532</text:p>
          </table:table-cell>
          <table:table-cell table:formula="of:=[.C64]/[.B64]" office:value-type="float" office:value="0.645351102434867" calcext:value-type="float">
            <text:p>0.645351102434867</text:p>
          </table:table-cell>
          <table:table-cell office:value-type="float" office:value="1.69" calcext:value-type="float">
            <text:p>1.69</text:p>
          </table:table-cell>
          <table:table-cell office:value-type="float" office:value="105976" calcext:value-type="float">
            <text:p>105976</text:p>
          </table:table-cell>
          <table:table-cell office:value-type="float" office:value="0.32" calcext:value-type="float">
            <text:p>0.32</text:p>
          </table:table-cell>
          <table:table-cell office:value-type="float" office:value="8372" calcext:value-type="float">
            <text:p>8372</text:p>
          </table:table-cell>
          <table:table-cell office:value-type="string" calcext:value-type="string">
            <text:p>01_ERR17431.aln.sort.dupmark.rg.11.sam.deez_rawstreams.EditHSlen</text:p>
          </table:table-cell>
          <table:table-cell office:value-type="string" calcext:value-type="string">
            <text:p>EditHSlen</text:p>
          </table:table-cell>
          <table:table-cell office:value-type="float" office:value="1" calcext:value-type="float">
            <text:p>1</text:p>
          </table:table-cell>
          <table:table-cell office:value-type="float" office:value="2.362258618" calcext:value-type="float">
            <text:p>2.362258618</text:p>
          </table:table-cell>
          <table:table-cell office:value-type="float" office:value="8.05119276" calcext:value-type="float">
            <text:p>8.0511927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NS-0</text:p>
          </table:table-cell>
          <table:table-cell office:value-type="float" office:value="4186143" calcext:value-type="float">
            <text:p>4186143</text:p>
          </table:table-cell>
          <table:table-cell office:value-type="float" office:value="2975561" calcext:value-type="float">
            <text:p>2975561</text:p>
          </table:table-cell>
          <table:table-cell table:formula="of:=[.C65]/[.B65]" office:value-type="float" office:value="0.710812076892739" calcext:value-type="float">
            <text:p>0.710812076892739</text:p>
          </table:table-cell>
          <table:table-cell office:value-type="float" office:value="0.14" calcext:value-type="float">
            <text:p>0.14</text:p>
          </table:table-cell>
          <table:table-cell office:value-type="float" office:value="4740" calcext:value-type="float">
            <text:p>4740</text:p>
          </table:table-cell>
          <table:table-cell office:value-type="float" office:value="0.14" calcext:value-type="float">
            <text:p>0.14</text:p>
          </table:table-cell>
          <table:table-cell office:value-type="float" office:value="4860" calcext:value-type="float">
            <text:p>4860</text:p>
          </table:table-cell>
          <table:table-cell office:value-type="string" calcext:value-type="string">
            <text:p>01_ERR17431.aln.sort.dupmark.rg.11.sam.deez_rawstreams.EditHSlen</text:p>
          </table:table-cell>
          <table:table-cell office:value-type="string" calcext:value-type="string">
            <text:p>EditHSlen</text:p>
          </table:table-cell>
          <table:table-cell office:value-type="float" office:value="1" calcext:value-type="float">
            <text:p>1</text:p>
          </table:table-cell>
          <table:table-cell office:value-type="float" office:value="28.51583617" calcext:value-type="float">
            <text:p>28.51583617</text:p>
          </table:table-cell>
          <table:table-cell office:value-type="float" office:value="20.26940073" calcext:value-type="float">
            <text:p>20.2694007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NS-1</text:p>
          </table:table-cell>
          <table:table-cell office:value-type="float" office:value="4186143" calcext:value-type="float">
            <text:p>4186143</text:p>
          </table:table-cell>
          <table:table-cell office:value-type="float" office:value="2850227" calcext:value-type="float">
            <text:p>2850227</text:p>
          </table:table-cell>
          <table:table-cell table:formula="of:=[.C66]/[.B66]" office:value-type="float" office:value="0.680871867014576" calcext:value-type="float">
            <text:p>0.680871867014576</text:p>
          </table:table-cell>
          <table:table-cell office:value-type="float" office:value="0.17" calcext:value-type="float">
            <text:p>0.17</text:p>
          </table:table-cell>
          <table:table-cell office:value-type="float" office:value="5168" calcext:value-type="float">
            <text:p>5168</text:p>
          </table:table-cell>
          <table:table-cell office:value-type="float" office:value="0.16" calcext:value-type="float">
            <text:p>0.16</text:p>
          </table:table-cell>
          <table:table-cell office:value-type="float" office:value="6144" calcext:value-type="float">
            <text:p>6144</text:p>
          </table:table-cell>
          <table:table-cell office:value-type="string" calcext:value-type="string">
            <text:p>01_ERR17431.aln.sort.dupmark.rg.11.sam.deez_rawstreams.EditHSlen</text:p>
          </table:table-cell>
          <table:table-cell office:value-type="string" calcext:value-type="string">
            <text:p>EditHSlen</text:p>
          </table:table-cell>
          <table:table-cell office:value-type="float" office:value="1" calcext:value-type="float">
            <text:p>1</text:p>
          </table:table-cell>
          <table:table-cell office:value-type="float" office:value="23.48362979" calcext:value-type="float">
            <text:p>23.48362979</text:p>
          </table:table-cell>
          <table:table-cell office:value-type="float" office:value="16.98867679" calcext:value-type="float">
            <text:p>16.9886767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BAC</text:p>
          </table:table-cell>
          <table:table-cell office:value-type="float" office:value="4186143" calcext:value-type="float">
            <text:p>4186143</text:p>
          </table:table-cell>
          <table:table-cell office:value-type="float" office:value="2811720" calcext:value-type="float">
            <text:p>2811720</text:p>
          </table:table-cell>
          <table:table-cell table:formula="of:=[.C67]/[.B67]" office:value-type="float" office:value="0.671673184599762" calcext:value-type="float">
            <text:p>0.671673184599762</text:p>
          </table:table-cell>
          <table:table-cell office:value-type="float" office:value="1.44" calcext:value-type="float">
            <text:p>1.44</text:p>
          </table:table-cell>
          <table:table-cell office:value-type="float" office:value="103952" calcext:value-type="float">
            <text:p>103952</text:p>
          </table:table-cell>
          <table:table-cell office:value-type="float" office:value="1.29" calcext:value-type="float">
            <text:p>1.29</text:p>
          </table:table-cell>
          <table:table-cell office:value-type="float" office:value="106424" calcext:value-type="float">
            <text:p>106424</text:p>
          </table:table-cell>
          <table:table-cell office:value-type="string" calcext:value-type="string">
            <text:p>01_ERR17431.aln.sort.dupmark.rg.11.sam.deez_rawstreams.EditHSlen</text:p>
          </table:table-cell>
          <table:table-cell office:value-type="string" calcext:value-type="string">
            <text:p>EditHSlen</text:p>
          </table:table-cell>
          <table:table-cell office:value-type="float" office:value="1" calcext:value-type="float">
            <text:p>1</text:p>
          </table:table-cell>
          <table:table-cell office:value-type="float" office:value="2.772372961" calcext:value-type="float">
            <text:p>2.772372961</text:p>
          </table:table-cell>
          <table:table-cell office:value-type="float" office:value="2.078655154" calcext:value-type="float">
            <text:p>2.07865515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zip</text:p>
          </table:table-cell>
          <table:table-cell office:value-type="float" office:value="94759522" calcext:value-type="float">
            <text:p>94759522</text:p>
          </table:table-cell>
          <table:table-cell office:value-type="float" office:value="18429607" calcext:value-type="float">
            <text:p>18429607</text:p>
          </table:table-cell>
          <table:table-cell table:formula="of:=[.C68]/[.B68]" office:value-type="float" office:value="0.194488180301289" calcext:value-type="float">
            <text:p>0.194488180301289</text:p>
          </table:table-cell>
          <table:table-cell office:value-type="float" office:value="299.39" calcext:value-type="float">
            <text:p>299.39</text:p>
          </table:table-cell>
          <table:table-cell office:value-type="float" office:value="1796" calcext:value-type="float">
            <text:p>1796</text:p>
          </table:table-cell>
          <table:table-cell office:value-type="float" office:value="1.51" calcext:value-type="float">
            <text:p>1.51</text:p>
          </table:table-cell>
          <table:table-cell office:value-type="float" office:value="1708" calcext:value-type="float">
            <text:p>1708</text:p>
          </table:table-cell>
          <table:table-cell office:value-type="string" calcext:value-type="string">
            <text:p>01_ERR17431.aln.sort.dupmark.rg.11.sam.deez_rawstreams.pairedTLenBit</text:p>
          </table:table-cell>
          <table:table-cell office:value-type="string" calcext:value-type="string">
            <text:p>pairedTLenBit</text:p>
          </table:table-cell>
          <table:table-cell office:value-type="float" office:value="1" calcext:value-type="float">
            <text:p>1</text:p>
          </table:table-cell>
          <table:table-cell office:value-type="float" office:value="0.301846162" calcext:value-type="float">
            <text:p>0.301846162</text:p>
          </table:table-cell>
          <table:table-cell office:value-type="float" office:value="11.63963103" calcext:value-type="float">
            <text:p>11.6396310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94759522" calcext:value-type="float">
            <text:p>94759522</text:p>
          </table:table-cell>
          <table:table-cell office:value-type="float" office:value="18475266" calcext:value-type="float">
            <text:p>18475266</text:p>
          </table:table-cell>
          <table:table-cell table:formula="of:=[.C69]/[.B69]" office:value-type="float" office:value="0.194970021060258" calcext:value-type="float">
            <text:p>0.194970021060258</text:p>
          </table:table-cell>
          <table:table-cell office:value-type="float" office:value="9.55" calcext:value-type="float">
            <text:p>9.55</text:p>
          </table:table-cell>
          <table:table-cell office:value-type="float" office:value="10512" calcext:value-type="float">
            <text:p>10512</text:p>
          </table:table-cell>
          <table:table-cell office:value-type="float" office:value="5.36" calcext:value-type="float">
            <text:p>5.36</text:p>
          </table:table-cell>
          <table:table-cell office:value-type="float" office:value="6948" calcext:value-type="float">
            <text:p>6948</text:p>
          </table:table-cell>
          <table:table-cell office:value-type="string" calcext:value-type="string">
            <text:p>01_ERR17431.aln.sort.dupmark.rg.11.sam.deez_rawstreams.pairedTLenBit</text:p>
          </table:table-cell>
          <table:table-cell office:value-type="string" calcext:value-type="string">
            <text:p>pairedTLenBit</text:p>
          </table:table-cell>
          <table:table-cell office:value-type="float" office:value="1" calcext:value-type="float">
            <text:p>1</text:p>
          </table:table-cell>
          <table:table-cell office:value-type="float" office:value="9.462798154" calcext:value-type="float">
            <text:p>9.462798154</text:p>
          </table:table-cell>
          <table:table-cell office:value-type="float" office:value="3.287199006" calcext:value-type="float">
            <text:p>3.28719900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94759522" calcext:value-type="float">
            <text:p>94759522</text:p>
          </table:table-cell>
          <table:table-cell office:value-type="float" office:value="16342420" calcext:value-type="float">
            <text:p>16342420</text:p>
          </table:table-cell>
          <table:table-cell table:formula="of:=[.C70]/[.B70]" office:value-type="float" office:value="0.172462035002667" calcext:value-type="float">
            <text:p>0.172462035002667</text:p>
          </table:table-cell>
          <table:table-cell office:value-type="float" office:value="173.58" calcext:value-type="float">
            <text:p>173.58</text:p>
          </table:table-cell>
          <table:table-cell office:value-type="float" office:value="685724" calcext:value-type="float">
            <text:p>685724</text:p>
          </table:table-cell>
          <table:table-cell office:value-type="float" office:value="2.09" calcext:value-type="float">
            <text:p>2.09</text:p>
          </table:table-cell>
          <table:table-cell office:value-type="float" office:value="67840" calcext:value-type="float">
            <text:p>67840</text:p>
          </table:table-cell>
          <table:table-cell office:value-type="string" calcext:value-type="string">
            <text:p>01_ERR17431.aln.sort.dupmark.rg.11.sam.deez_rawstreams.pairedTLenBit</text:p>
          </table:table-cell>
          <table:table-cell office:value-type="string" calcext:value-type="string">
            <text:p>pairedTLenBit</text:p>
          </table:table-cell>
          <table:table-cell office:value-type="float" office:value="1" calcext:value-type="float">
            <text:p>1</text:p>
          </table:table-cell>
          <table:table-cell office:value-type="float" office:value="0.520622896" calcext:value-type="float">
            <text:p>0.520622896</text:p>
          </table:table-cell>
          <table:table-cell office:value-type="float" office:value="7.457103455" calcext:value-type="float">
            <text:p>7.45710345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ANS-0</text:p>
          </table:table-cell>
          <table:table-cell office:value-type="float" office:value="94759522" calcext:value-type="float">
            <text:p>94759522</text:p>
          </table:table-cell>
          <table:table-cell office:value-type="float" office:value="16189769" calcext:value-type="float">
            <text:p>16189769</text:p>
          </table:table-cell>
          <table:table-cell table:formula="of:=[.C71]/[.B71]" office:value-type="float" office:value="0.170851104546517" calcext:value-type="float">
            <text:p>0.170851104546517</text:p>
          </table:table-cell>
          <table:table-cell office:value-type="float" office:value="1.65" calcext:value-type="float">
            <text:p>1.65</text:p>
          </table:table-cell>
          <table:table-cell office:value-type="float" office:value="3984" calcext:value-type="float">
            <text:p>3984</text:p>
          </table:table-cell>
          <table:table-cell office:value-type="float" office:value="1.94" calcext:value-type="float">
            <text:p>1.94</text:p>
          </table:table-cell>
          <table:table-cell office:value-type="float" office:value="4256" calcext:value-type="float">
            <text:p>4256</text:p>
          </table:table-cell>
          <table:table-cell office:value-type="string" calcext:value-type="string">
            <text:p>01_ERR17431.aln.sort.dupmark.rg.11.sam.deez_rawstreams.pairedTLenBit</text:p>
          </table:table-cell>
          <table:table-cell office:value-type="string" calcext:value-type="string">
            <text:p>pairedTLenBit</text:p>
          </table:table-cell>
          <table:table-cell office:value-type="float" office:value="1" calcext:value-type="float">
            <text:p>1</text:p>
          </table:table-cell>
          <table:table-cell office:value-type="float" office:value="54.76952871" calcext:value-type="float">
            <text:p>54.76952871</text:p>
          </table:table-cell>
          <table:table-cell office:value-type="float" office:value="7.958642724" calcext:value-type="float">
            <text:p>7.9586427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NS-1</text:p>
          </table:table-cell>
          <table:table-cell office:value-type="float" office:value="94759522" calcext:value-type="float">
            <text:p>94759522</text:p>
          </table:table-cell>
          <table:table-cell office:value-type="float" office:value="15352993" calcext:value-type="float">
            <text:p>15352993</text:p>
          </table:table-cell>
          <table:table-cell table:formula="of:=[.C72]/[.B72]" office:value-type="float" office:value="0.162020583008006" calcext:value-type="float">
            <text:p>0.162020583008006</text:p>
          </table:table-cell>
          <table:table-cell office:value-type="float" office:value="1.95" calcext:value-type="float">
            <text:p>1.95</text:p>
          </table:table-cell>
          <table:table-cell office:value-type="float" office:value="4072" calcext:value-type="float">
            <text:p>4072</text:p>
          </table:table-cell>
          <table:table-cell office:value-type="float" office:value="2.21" calcext:value-type="float">
            <text:p>2.21</text:p>
          </table:table-cell>
          <table:table-cell office:value-type="float" office:value="5672" calcext:value-type="float">
            <text:p>5672</text:p>
          </table:table-cell>
          <table:table-cell office:value-type="string" calcext:value-type="string">
            <text:p>01_ERR17431.aln.sort.dupmark.rg.11.sam.deez_rawstreams.pairedTLenBit</text:p>
          </table:table-cell>
          <table:table-cell office:value-type="string" calcext:value-type="string">
            <text:p>pairedTLenBit</text:p>
          </table:table-cell>
          <table:table-cell office:value-type="float" office:value="1" calcext:value-type="float">
            <text:p>1</text:p>
          </table:table-cell>
          <table:table-cell office:value-type="float" office:value="46.34344737" calcext:value-type="float">
            <text:p>46.34344737</text:p>
          </table:table-cell>
          <table:table-cell office:value-type="float" office:value="6.625228554" calcext:value-type="float">
            <text:p>6.62522855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ABAC</text:p>
          </table:table-cell>
          <table:table-cell office:value-type="float" office:value="94759522" calcext:value-type="float">
            <text:p>94759522</text:p>
          </table:table-cell>
          <table:table-cell office:value-type="float" office:value="14863071" calcext:value-type="float">
            <text:p>14863071</text:p>
          </table:table-cell>
          <table:table-cell table:formula="of:=[.C73]/[.B73]" office:value-type="float" office:value="0.156850421849954" calcext:value-type="float">
            <text:p>0.156850421849954</text:p>
          </table:table-cell>
          <table:table-cell office:value-type="float" office:value="48.71" calcext:value-type="float">
            <text:p>48.71</text:p>
          </table:table-cell>
          <table:table-cell office:value-type="float" office:value="1794304" calcext:value-type="float">
            <text:p>1794304</text:p>
          </table:table-cell>
          <table:table-cell office:value-type="float" office:value="22.58" calcext:value-type="float">
            <text:p>22.58</text:p>
          </table:table-cell>
          <table:table-cell office:value-type="float" office:value="1808752" calcext:value-type="float">
            <text:p>1808752</text:p>
          </table:table-cell>
          <table:table-cell office:value-type="string" calcext:value-type="string">
            <text:p>01_ERR17431.aln.sort.dupmark.rg.11.sam.deez_rawstreams.pairedTLenBit</text:p>
          </table:table-cell>
          <table:table-cell office:value-type="string" calcext:value-type="string">
            <text:p>pairedTLenBit</text:p>
          </table:table-cell>
          <table:table-cell office:value-type="float" office:value="1" calcext:value-type="float">
            <text:p>1</text:p>
          </table:table-cell>
          <table:table-cell office:value-type="float" office:value="1.855260159" calcext:value-type="float">
            <text:p>1.855260159</text:p>
          </table:table-cell>
          <table:table-cell office:value-type="float" office:value="0.62774708" calcext:value-type="float">
            <text:p>0.6277470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zip</text:p>
          </table:table-cell>
          <table:table-cell office:value-type="float" office:value="94610597" calcext:value-type="float">
            <text:p>94610597</text:p>
          </table:table-cell>
          <table:table-cell office:value-type="float" office:value="92717" calcext:value-type="float">
            <text:p>92717</text:p>
          </table:table-cell>
          <table:table-cell table:formula="of:=[.C74]/[.B74]" office:value-type="float" office:value="0.000979985360413697" calcext:value-type="float">
            <text:p>0.000979985360414</text:p>
          </table:table-cell>
          <table:table-cell office:value-type="float" office:value="0.94" calcext:value-type="float">
            <text:p>0.94</text:p>
          </table:table-cell>
          <table:table-cell office:value-type="float" office:value="1836" calcext:value-type="float">
            <text:p>1836</text:p>
          </table:table-cell>
          <table:table-cell office:value-type="float" office:value="1.38" calcext:value-type="float">
            <text:p>1.38</text:p>
          </table:table-cell>
          <table:table-cell office:value-type="float" office:value="1732" calcext:value-type="float">
            <text:p>1732</text:p>
          </table:table-cell>
          <table:table-cell office:value-type="string" calcext:value-type="string">
            <text:p>01_ERR17431.aln.sort.dupmark.rg.11.sam.deez_rawstreams.TagMDZ</text:p>
          </table:table-cell>
          <table:table-cell office:value-type="string" calcext:value-type="string">
            <text:p>TagMDZ</text:p>
          </table:table-cell>
          <table:table-cell office:value-type="float" office:value="1" calcext:value-type="float">
            <text:p>1</text:p>
          </table:table-cell>
          <table:table-cell office:value-type="float" office:value="95.98691108" calcext:value-type="float">
            <text:p>95.98691108</text:p>
          </table:table-cell>
          <table:table-cell office:value-type="float" office:value="0.064073784" calcext:value-type="float">
            <text:p>0.06407378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94610597" calcext:value-type="float">
            <text:p>94610597</text:p>
          </table:table-cell>
          <table:table-cell office:value-type="float" office:value="862" calcext:value-type="float">
            <text:p>862</text:p>
          </table:table-cell>
          <table:table-cell table:formula="of:=[.C75]/[.B75]" office:value-type="float" office:value="0.00000911103013122304" calcext:value-type="float">
            <text:p>9.11103013122304E-06</text:p>
          </table:table-cell>
          <table:table-cell office:value-type="float" office:value="1.16" calcext:value-type="float">
            <text:p>1.16</text:p>
          </table:table-cell>
          <table:table-cell office:value-type="float" office:value="9732" calcext:value-type="float">
            <text:p>9732</text:p>
          </table:table-cell>
          <table:table-cell office:value-type="float" office:value="1.18" calcext:value-type="float">
            <text:p>1.18</text:p>
          </table:table-cell>
          <table:table-cell office:value-type="float" office:value="5740" calcext:value-type="float">
            <text:p>5740</text:p>
          </table:table-cell>
          <table:table-cell office:value-type="string" calcext:value-type="string">
            <text:p>01_ERR17431.aln.sort.dupmark.rg.11.sam.deez_rawstreams.TagMDZ</text:p>
          </table:table-cell>
          <table:table-cell office:value-type="string" calcext:value-type="string">
            <text:p>TagMDZ</text:p>
          </table:table-cell>
          <table:table-cell office:value-type="float" office:value="1" calcext:value-type="float">
            <text:p>1</text:p>
          </table:table-cell>
          <table:table-cell office:value-type="float" office:value="77.78249691" calcext:value-type="float">
            <text:p>77.78249691</text:p>
          </table:table-cell>
          <table:table-cell office:value-type="float" office:value="0.000696667" calcext:value-type="float">
            <text:p>0.00069666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94610597" calcext:value-type="float">
            <text:p>94610597</text:p>
          </table:table-cell>
          <table:table-cell office:value-type="float" office:value="14688" calcext:value-type="float">
            <text:p>14688</text:p>
          </table:table-cell>
          <table:table-cell table:formula="of:=[.C76]/[.B76]" office:value-type="float" office:value="0.000155246880008589" calcext:value-type="float">
            <text:p>0.000155246880009</text:p>
          </table:table-cell>
          <table:table-cell office:value-type="float" office:value="9.88" calcext:value-type="float">
            <text:p>9.88</text:p>
          </table:table-cell>
          <table:table-cell office:value-type="float" office:value="684708" calcext:value-type="float">
            <text:p>684708</text:p>
          </table:table-cell>
          <table:table-cell office:value-type="float" office:value="0.38" calcext:value-type="float">
            <text:p>0.38</text:p>
          </table:table-cell>
          <table:table-cell office:value-type="float" office:value="67864" calcext:value-type="float">
            <text:p>67864</text:p>
          </table:table-cell>
          <table:table-cell office:value-type="string" calcext:value-type="string">
            <text:p>01_ERR17431.aln.sort.dupmark.rg.11.sam.deez_rawstreams.TagMDZ</text:p>
          </table:table-cell>
          <table:table-cell office:value-type="string" calcext:value-type="string">
            <text:p>TagMDZ</text:p>
          </table:table-cell>
          <table:table-cell office:value-type="float" office:value="1" calcext:value-type="float">
            <text:p>1</text:p>
          </table:table-cell>
          <table:table-cell office:value-type="float" office:value="9.132357937" calcext:value-type="float">
            <text:p>9.132357937</text:p>
          </table:table-cell>
          <table:table-cell office:value-type="float" office:value="0.036862022" calcext:value-type="float">
            <text:p>0.03686202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NS-0</text:p>
          </table:table-cell>
          <table:table-cell office:value-type="float" office:value="94610597" calcext:value-type="float">
            <text:p>94610597</text:p>
          </table:table-cell>
          <table:table-cell office:value-type="float" office:value="11944" calcext:value-type="float">
            <text:p>11944</text:p>
          </table:table-cell>
          <table:table-cell table:formula="of:=[.C77]/[.B77]" office:value-type="float" office:value="0.000126243786412213" calcext:value-type="float">
            <text:p>0.000126243786412</text:p>
          </table:table-cell>
          <table:table-cell office:value-type="float" office:value="1.29" calcext:value-type="float">
            <text:p>1.29</text:p>
          </table:table-cell>
          <table:table-cell office:value-type="float" office:value="2536" calcext:value-type="float">
            <text:p>2536</text:p>
          </table:table-cell>
          <table:table-cell office:value-type="float" office:value="1.64" calcext:value-type="float">
            <text:p>1.64</text:p>
          </table:table-cell>
          <table:table-cell office:value-type="float" office:value="3376" calcext:value-type="float">
            <text:p>3376</text:p>
          </table:table-cell>
          <table:table-cell office:value-type="string" calcext:value-type="string">
            <text:p>01_ERR17431.aln.sort.dupmark.rg.11.sam.deez_rawstreams.TagMDZ</text:p>
          </table:table-cell>
          <table:table-cell office:value-type="string" calcext:value-type="string">
            <text:p>TagMDZ</text:p>
          </table:table-cell>
          <table:table-cell office:value-type="float" office:value="1" calcext:value-type="float">
            <text:p>1</text:p>
          </table:table-cell>
          <table:table-cell office:value-type="float" office:value="69.94395071" calcext:value-type="float">
            <text:p>69.94395071</text:p>
          </table:table-cell>
          <table:table-cell office:value-type="float" office:value="0.00694554" calcext:value-type="float">
            <text:p>0.0069455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ANS-1</text:p>
          </table:table-cell>
          <table:table-cell office:value-type="float" office:value="94610597" calcext:value-type="float">
            <text:p>94610597</text:p>
          </table:table-cell>
          <table:table-cell office:value-type="float" office:value="10156" calcext:value-type="float">
            <text:p>10156</text:p>
          </table:table-cell>
          <table:table-cell table:formula="of:=[.C78]/[.B78]" office:value-type="float" office:value="0.000107345269156266" calcext:value-type="float">
            <text:p>0.000107345269156</text:p>
          </table:table-cell>
          <table:table-cell office:value-type="float" office:value="1.47" calcext:value-type="float">
            <text:p>1.47</text:p>
          </table:table-cell>
          <table:table-cell office:value-type="float" office:value="2664" calcext:value-type="float">
            <text:p>2664</text:p>
          </table:table-cell>
          <table:table-cell office:value-type="float" office:value="1.87" calcext:value-type="float">
            <text:p>1.87</text:p>
          </table:table-cell>
          <table:table-cell office:value-type="float" office:value="4404" calcext:value-type="float">
            <text:p>4404</text:p>
          </table:table-cell>
          <table:table-cell office:value-type="string" calcext:value-type="string">
            <text:p>01_ERR17431.aln.sort.dupmark.rg.11.sam.deez_rawstreams.TagMDZ</text:p>
          </table:table-cell>
          <table:table-cell office:value-type="string" calcext:value-type="string">
            <text:p>TagMDZ</text:p>
          </table:table-cell>
          <table:table-cell office:value-type="float" office:value="1" calcext:value-type="float">
            <text:p>1</text:p>
          </table:table-cell>
          <table:table-cell office:value-type="float" office:value="61.37938532" calcext:value-type="float">
            <text:p>61.37938532</text:p>
          </table:table-cell>
          <table:table-cell office:value-type="float" office:value="0.005179421" calcext:value-type="float">
            <text:p>0.00517942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ABAC</text:p>
          </table:table-cell>
          <table:table-cell office:value-type="float" office:value="94610597" calcext:value-type="float">
            <text:p>94610597</text:p>
          </table:table-cell>
          <table:table-cell office:value-type="float" office:value="788" calcext:value-type="float">
            <text:p>788</text:p>
          </table:table-cell>
          <table:table-cell table:formula="of:=[.C79]/[.B79]" office:value-type="float" office:value="0.00000832887673248695" calcext:value-type="float">
            <text:p>8.32887673248695E-06</text:p>
          </table:table-cell>
          <table:table-cell office:value-type="float" office:value="5.33" calcext:value-type="float">
            <text:p>5.33</text:p>
          </table:table-cell>
          <table:table-cell office:value-type="float" office:value="836488" calcext:value-type="float">
            <text:p>836488</text:p>
          </table:table-cell>
          <table:table-cell office:value-type="float" office:value="1.95" calcext:value-type="float">
            <text:p>1.95</text:p>
          </table:table-cell>
          <table:table-cell office:value-type="float" office:value="1054624" calcext:value-type="float">
            <text:p>1054624</text:p>
          </table:table-cell>
          <table:table-cell office:value-type="string" calcext:value-type="string">
            <text:p>01_ERR17431.aln.sort.dupmark.rg.11.sam.deez_rawstreams.TagMDZ</text:p>
          </table:table-cell>
          <table:table-cell office:value-type="string" calcext:value-type="string">
            <text:p>TagMDZ</text:p>
          </table:table-cell>
          <table:table-cell office:value-type="float" office:value="1" calcext:value-type="float">
            <text:p>1</text:p>
          </table:table-cell>
          <table:table-cell office:value-type="float" office:value="16.92827325" calcext:value-type="float">
            <text:p>16.92827325</text:p>
          </table:table-cell>
          <table:table-cell office:value-type="float" office:value="0.000385382" calcext:value-type="float">
            <text:p>0.00038538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zip</text:p>
          </table:table-cell>
          <table:table-cell office:value-type="float" office:value="94759522" calcext:value-type="float">
            <text:p>94759522</text:p>
          </table:table-cell>
          <table:table-cell office:value-type="float" office:value="18453426" calcext:value-type="float">
            <text:p>18453426</text:p>
          </table:table-cell>
          <table:table-cell table:formula="of:=[.C80]/[.B80]" office:value-type="float" office:value="0.19473954290314" calcext:value-type="float">
            <text:p>0.19473954290314</text:p>
          </table:table-cell>
          <table:table-cell office:value-type="float" office:value="117.11" calcext:value-type="float">
            <text:p>117.11</text:p>
          </table:table-cell>
          <table:table-cell office:value-type="float" office:value="1816" calcext:value-type="float">
            <text:p>1816</text:p>
          </table:table-cell>
          <table:table-cell office:value-type="float" office:value="14.72" calcext:value-type="float">
            <text:p>14.72</text:p>
          </table:table-cell>
          <table:table-cell office:value-type="float" office:value="1596" calcext:value-type="float">
            <text:p>1596</text:p>
          </table:table-cell>
          <table:table-cell office:value-type="string" calcext:value-type="string">
            <text:p>01_ERR17431.aln.sort.dupmark.rg.11.sam.deez_rawstreams.EditOPLen</text:p>
          </table:table-cell>
          <table:table-cell office:value-type="string" calcext:value-type="string">
            <text:p>EditOPLen</text:p>
          </table:table-cell>
          <table:table-cell office:value-type="float" office:value="1" calcext:value-type="float">
            <text:p>1</text:p>
          </table:table-cell>
          <table:table-cell office:value-type="float" office:value="0.771665292" calcext:value-type="float">
            <text:p>0.771665292</text:p>
          </table:table-cell>
          <table:table-cell office:value-type="float" office:value="1.195554241" calcext:value-type="float">
            <text:p>1.19555424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94759522" calcext:value-type="float">
            <text:p>94759522</text:p>
          </table:table-cell>
          <table:table-cell office:value-type="float" office:value="17708778" calcext:value-type="float">
            <text:p>17708778</text:p>
          </table:table-cell>
          <table:table-cell table:formula="of:=[.C81]/[.B81]" office:value-type="float" office:value="0.186881250836196" calcext:value-type="float">
            <text:p>0.186881250836196</text:p>
          </table:table-cell>
          <table:table-cell office:value-type="float" office:value="7.25" calcext:value-type="float">
            <text:p>7.25</text:p>
          </table:table-cell>
          <table:table-cell office:value-type="float" office:value="10452" calcext:value-type="float">
            <text:p>10452</text:p>
          </table:table-cell>
          <table:table-cell office:value-type="float" office:value="6.16" calcext:value-type="float">
            <text:p>6.16</text:p>
          </table:table-cell>
          <table:table-cell office:value-type="float" office:value="6884" calcext:value-type="float">
            <text:p>6884</text:p>
          </table:table-cell>
          <table:table-cell office:value-type="string" calcext:value-type="string">
            <text:p>01_ERR17431.aln.sort.dupmark.rg.11.sam.deez_rawstreams.EditOPLen</text:p>
          </table:table-cell>
          <table:table-cell office:value-type="string" calcext:value-type="string">
            <text:p>EditOPLen</text:p>
          </table:table-cell>
          <table:table-cell office:value-type="float" office:value="1" calcext:value-type="float">
            <text:p>1</text:p>
          </table:table-cell>
          <table:table-cell office:value-type="float" office:value="12.46478929" calcext:value-type="float">
            <text:p>12.46478929</text:p>
          </table:table-cell>
          <table:table-cell office:value-type="float" office:value="2.741624473" calcext:value-type="float">
            <text:p>2.74162447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94759522" calcext:value-type="float">
            <text:p>94759522</text:p>
          </table:table-cell>
          <table:table-cell office:value-type="float" office:value="15969744" calcext:value-type="float">
            <text:p>15969744</text:p>
          </table:table-cell>
          <table:table-cell table:formula="of:=[.C82]/[.B82]" office:value-type="float" office:value="0.168529174302927" calcext:value-type="float">
            <text:p>0.168529174302927</text:p>
          </table:table-cell>
          <table:table-cell office:value-type="float" office:value="151.29" calcext:value-type="float">
            <text:p>151.29</text:p>
          </table:table-cell>
          <table:table-cell office:value-type="float" office:value="685764" calcext:value-type="float">
            <text:p>685764</text:p>
          </table:table-cell>
          <table:table-cell office:value-type="float" office:value="3.56" calcext:value-type="float">
            <text:p>3.56</text:p>
          </table:table-cell>
          <table:table-cell office:value-type="float" office:value="67724" calcext:value-type="float">
            <text:p>67724</text:p>
          </table:table-cell>
          <table:table-cell office:value-type="string" calcext:value-type="string">
            <text:p>01_ERR17431.aln.sort.dupmark.rg.11.sam.deez_rawstreams.EditOPLen</text:p>
          </table:table-cell>
          <table:table-cell office:value-type="string" calcext:value-type="string">
            <text:p>EditOPLen</text:p>
          </table:table-cell>
          <table:table-cell office:value-type="float" office:value="1" calcext:value-type="float">
            <text:p>1</text:p>
          </table:table-cell>
          <table:table-cell office:value-type="float" office:value="0.597327797" calcext:value-type="float">
            <text:p>0.597327797</text:p>
          </table:table-cell>
          <table:table-cell office:value-type="float" office:value="4.278071543" calcext:value-type="float">
            <text:p>4.27807154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ANS-0</text:p>
          </table:table-cell>
          <table:table-cell office:value-type="float" office:value="94759522" calcext:value-type="float">
            <text:p>94759522</text:p>
          </table:table-cell>
          <table:table-cell office:value-type="float" office:value="15418742" calcext:value-type="float">
            <text:p>15418742</text:p>
          </table:table-cell>
          <table:table-cell table:formula="of:=[.C83]/[.B83]" office:value-type="float" office:value="0.162714434123043" calcext:value-type="float">
            <text:p>0.162714434123043</text:p>
          </table:table-cell>
          <table:table-cell office:value-type="float" office:value="1.7" calcext:value-type="float">
            <text:p>1.7</text:p>
          </table:table-cell>
          <table:table-cell office:value-type="float" office:value="4336" calcext:value-type="float">
            <text:p>4336</text:p>
          </table:table-cell>
          <table:table-cell office:value-type="float" office:value="2.21" calcext:value-type="float">
            <text:p>2.21</text:p>
          </table:table-cell>
          <table:table-cell office:value-type="float" office:value="4576" calcext:value-type="float">
            <text:p>4576</text:p>
          </table:table-cell>
          <table:table-cell office:value-type="string" calcext:value-type="string">
            <text:p>01_ERR17431.aln.sort.dupmark.rg.11.sam.deez_rawstreams.EditOPLen</text:p>
          </table:table-cell>
          <table:table-cell office:value-type="string" calcext:value-type="string">
            <text:p>EditOPLen</text:p>
          </table:table-cell>
          <table:table-cell office:value-type="float" office:value="1" calcext:value-type="float">
            <text:p>1</text:p>
          </table:table-cell>
          <table:table-cell office:value-type="float" office:value="53.15866022" calcext:value-type="float">
            <text:p>53.15866022</text:p>
          </table:table-cell>
          <table:table-cell office:value-type="float" office:value="6.653601012" calcext:value-type="float">
            <text:p>6.6536010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S-1</text:p>
          </table:table-cell>
          <table:table-cell office:value-type="float" office:value="94759522" calcext:value-type="float">
            <text:p>94759522</text:p>
          </table:table-cell>
          <table:table-cell office:value-type="float" office:value="14839572" calcext:value-type="float">
            <text:p>14839572</text:p>
          </table:table-cell>
          <table:table-cell table:formula="of:=[.C84]/[.B84]" office:value-type="float" office:value="0.156602436217439" calcext:value-type="float">
            <text:p>0.156602436217439</text:p>
          </table:table-cell>
          <table:table-cell office:value-type="float" office:value="2.31" calcext:value-type="float">
            <text:p>2.31</text:p>
          </table:table-cell>
          <table:table-cell office:value-type="float" office:value="4156" calcext:value-type="float">
            <text:p>4156</text:p>
          </table:table-cell>
          <table:table-cell office:value-type="float" office:value="2.21" calcext:value-type="float">
            <text:p>2.21</text:p>
          </table:table-cell>
          <table:table-cell office:value-type="float" office:value="5580" calcext:value-type="float">
            <text:p>5580</text:p>
          </table:table-cell>
          <table:table-cell office:value-type="string" calcext:value-type="string">
            <text:p>01_ERR17431.aln.sort.dupmark.rg.11.sam.deez_rawstreams.EditOPLen</text:p>
          </table:table-cell>
          <table:table-cell office:value-type="string" calcext:value-type="string">
            <text:p>EditOPLen</text:p>
          </table:table-cell>
          <table:table-cell office:value-type="float" office:value="1" calcext:value-type="float">
            <text:p>1</text:p>
          </table:table-cell>
          <table:table-cell office:value-type="float" office:value="39.12109193" calcext:value-type="float">
            <text:p>39.12109193</text:p>
          </table:table-cell>
          <table:table-cell office:value-type="float" office:value="6.403673612" calcext:value-type="float">
            <text:p>6.403673612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BAC</text:p>
          </table:table-cell>
          <table:table-cell office:value-type="float" office:value="94759522" calcext:value-type="float">
            <text:p>94759522</text:p>
          </table:table-cell>
          <table:table-cell office:value-type="float" office:value="14205473" calcext:value-type="float">
            <text:p>14205473</text:p>
          </table:table-cell>
          <table:table-cell table:formula="of:=[.C85]/[.B85]" office:value-type="float" office:value="0.149910770972441" calcext:value-type="float">
            <text:p>0.149910770972441</text:p>
          </table:table-cell>
          <table:table-cell office:value-type="float" office:value="39.68" calcext:value-type="float">
            <text:p>39.68</text:p>
          </table:table-cell>
          <table:table-cell office:value-type="float" office:value="1794316" calcext:value-type="float">
            <text:p>1794316</text:p>
          </table:table-cell>
          <table:table-cell office:value-type="float" office:value="34.68" calcext:value-type="float">
            <text:p>34.68</text:p>
          </table:table-cell>
          <table:table-cell office:value-type="float" office:value="1809336" calcext:value-type="float">
            <text:p>1809336</text:p>
          </table:table-cell>
          <table:table-cell office:value-type="string" calcext:value-type="string">
            <text:p>01_ERR17431.aln.sort.dupmark.rg.11.sam.deez_rawstreams.EditOPLen</text:p>
          </table:table-cell>
          <table:table-cell office:value-type="string" calcext:value-type="string">
            <text:p>EditOPLen</text:p>
          </table:table-cell>
          <table:table-cell office:value-type="float" office:value="1" calcext:value-type="float">
            <text:p>1</text:p>
          </table:table-cell>
          <table:table-cell office:value-type="float" office:value="2.277462761" calcext:value-type="float">
            <text:p>2.277462761</text:p>
          </table:table-cell>
          <table:table-cell office:value-type="float" office:value="0.390639987" calcext:value-type="float">
            <text:p>0.39063998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zip</text:p>
          </table:table-cell>
          <table:table-cell office:value-type="float" office:value="2080283" calcext:value-type="float">
            <text:p>2080283</text:p>
          </table:table-cell>
          <table:table-cell office:value-type="float" office:value="202817" calcext:value-type="float">
            <text:p>202817</text:p>
          </table:table-cell>
          <table:table-cell table:formula="of:=[.C86]/[.B86]" office:value-type="float" office:value="0.0974949081447092" calcext:value-type="float">
            <text:p>0.097494908144709</text:p>
          </table:table-cell>
          <table:table-cell office:value-type="float" office:value="0.76" calcext:value-type="float">
            <text:p>0.76</text:p>
          </table:table-cell>
          <table:table-cell office:value-type="float" office:value="1772" calcext:value-type="float">
            <text:p>1772</text:p>
          </table:table-cell>
          <table:table-cell office:value-type="float" office:value="0.03" calcext:value-type="float">
            <text:p>0.03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01_ERR17431.aln.sort.dupmark.rg.11.sam.deez_rawstreams.EditLen</text:p>
          </table:table-cell>
          <table:table-cell office:value-type="string" calcext:value-type="string">
            <text:p>EditLen</text:p>
          </table:table-cell>
          <table:table-cell office:value-type="float" office:value="1" calcext:value-type="float">
            <text:p>1</text:p>
          </table:table-cell>
          <table:table-cell office:value-type="float" office:value="2.610411142" calcext:value-type="float">
            <text:p>2.610411142</text:p>
          </table:table-cell>
          <table:table-cell office:value-type="float" office:value="6.447378794" calcext:value-type="float">
            <text:p>6.44737879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2080283" calcext:value-type="float">
            <text:p>2080283</text:p>
          </table:table-cell>
          <table:table-cell office:value-type="float" office:value="187581" calcext:value-type="float">
            <text:p>187581</text:p>
          </table:table-cell>
          <table:table-cell table:formula="of:=[.C87]/[.B87]" office:value-type="float" office:value="0.0901709046317256" calcext:value-type="float">
            <text:p>0.090170904631726</text:p>
          </table:table-cell>
          <table:table-cell office:value-type="float" office:value="0.12" calcext:value-type="float">
            <text:p>0.12</text:p>
          </table:table-cell>
          <table:table-cell office:value-type="float" office:value="7744" calcext:value-type="float">
            <text:p>7744</text:p>
          </table:table-cell>
          <table:table-cell office:value-type="float" office:value="0.11" calcext:value-type="float">
            <text:p>0.11</text:p>
          </table:table-cell>
          <table:table-cell office:value-type="float" office:value="5080" calcext:value-type="float">
            <text:p>5080</text:p>
          </table:table-cell>
          <table:table-cell office:value-type="string" calcext:value-type="string">
            <text:p>01_ERR17431.aln.sort.dupmark.rg.11.sam.deez_rawstreams.EditLen</text:p>
          </table:table-cell>
          <table:table-cell office:value-type="string" calcext:value-type="string">
            <text:p>EditLen</text:p>
          </table:table-cell>
          <table:table-cell office:value-type="float" office:value="1" calcext:value-type="float">
            <text:p>1</text:p>
          </table:table-cell>
          <table:table-cell office:value-type="float" office:value="16.5326039" calcext:value-type="float">
            <text:p>16.5326039</text:p>
          </table:table-cell>
          <table:table-cell office:value-type="float" office:value="1.626283472" calcext:value-type="float">
            <text:p>1.62628347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2080283" calcext:value-type="float">
            <text:p>2080283</text:p>
          </table:table-cell>
          <table:table-cell office:value-type="float" office:value="182832" calcext:value-type="float">
            <text:p>182832</text:p>
          </table:table-cell>
          <table:table-cell table:formula="of:=[.C88]/[.B88]" office:value-type="float" office:value="0.0878880421558028" calcext:value-type="float">
            <text:p>0.087888042155803</text:p>
          </table:table-cell>
          <table:table-cell office:value-type="float" office:value="1.22" calcext:value-type="float">
            <text:p>1.22</text:p>
          </table:table-cell>
          <table:table-cell office:value-type="float" office:value="87620" calcext:value-type="float">
            <text:p>87620</text:p>
          </table:table-cell>
          <table:table-cell office:value-type="float" office:value="0.08" calcext:value-type="float">
            <text:p>0.08</text:p>
          </table:table-cell>
          <table:table-cell office:value-type="float" office:value="4720" calcext:value-type="float">
            <text:p>4720</text:p>
          </table:table-cell>
          <table:table-cell office:value-type="string" calcext:value-type="string">
            <text:p>01_ERR17431.aln.sort.dupmark.rg.11.sam.deez_rawstreams.EditLen</text:p>
          </table:table-cell>
          <table:table-cell office:value-type="string" calcext:value-type="string">
            <text:p>EditLen</text:p>
          </table:table-cell>
          <table:table-cell office:value-type="float" office:value="1" calcext:value-type="float">
            <text:p>1</text:p>
          </table:table-cell>
          <table:table-cell office:value-type="float" office:value="1.626157761" calcext:value-type="float">
            <text:p>1.626157761</text:p>
          </table:table-cell>
          <table:table-cell office:value-type="float" office:value="2.179527283" calcext:value-type="float">
            <text:p>2.17952728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NS-0</text:p>
          </table:table-cell>
          <table:table-cell office:value-type="float" office:value="2080283" calcext:value-type="float">
            <text:p>2080283</text:p>
          </table:table-cell>
          <table:table-cell office:value-type="float" office:value="484542" calcext:value-type="float">
            <text:p>484542</text:p>
          </table:table-cell>
          <table:table-cell table:formula="of:=[.C89]/[.B89]" office:value-type="float" office:value="0.232921193895254" calcext:value-type="float">
            <text:p>0.232921193895254</text:p>
          </table:table-cell>
          <table:table-cell office:value-type="float" office:value="0.06" calcext:value-type="float">
            <text:p>0.06</text:p>
          </table:table-cell>
          <table:table-cell office:value-type="float" office:value="3400" calcext:value-type="float">
            <text:p>3400</text:p>
          </table:table-cell>
          <table:table-cell office:value-type="float" office:value="0.05" calcext:value-type="float">
            <text:p>0.05</text:p>
          </table:table-cell>
          <table:table-cell office:value-type="float" office:value="3764" calcext:value-type="float">
            <text:p>3764</text:p>
          </table:table-cell>
          <table:table-cell office:value-type="string" calcext:value-type="string">
            <text:p>01_ERR17431.aln.sort.dupmark.rg.11.sam.deez_rawstreams.EditLen</text:p>
          </table:table-cell>
          <table:table-cell office:value-type="string" calcext:value-type="string">
            <text:p>EditLen</text:p>
          </table:table-cell>
          <table:table-cell office:value-type="float" office:value="1" calcext:value-type="float">
            <text:p>1</text:p>
          </table:table-cell>
          <table:table-cell office:value-type="float" office:value="33.0652078" calcext:value-type="float">
            <text:p>33.0652078</text:p>
          </table:table-cell>
          <table:table-cell office:value-type="float" office:value="9.241905212" calcext:value-type="float">
            <text:p>9.2419052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S-1</text:p>
          </table:table-cell>
          <table:table-cell office:value-type="float" office:value="2080283" calcext:value-type="float">
            <text:p>2080283</text:p>
          </table:table-cell>
          <table:table-cell office:value-type="float" office:value="211462" calcext:value-type="float">
            <text:p>211462</text:p>
          </table:table-cell>
          <table:table-cell table:formula="of:=[.C90]/[.B90]" office:value-type="float" office:value="0.101650592731854" calcext:value-type="float">
            <text:p>0.101650592731854</text:p>
          </table:table-cell>
          <table:table-cell office:value-type="float" office:value="0.06" calcext:value-type="float">
            <text:p>0.06</text:p>
          </table:table-cell>
          <table:table-cell office:value-type="float" office:value="3052" calcext:value-type="float">
            <text:p>3052</text:p>
          </table:table-cell>
          <table:table-cell office:value-type="float" office:value="0.09" calcext:value-type="float">
            <text:p>0.09</text:p>
          </table:table-cell>
          <table:table-cell office:value-type="float" office:value="4852" calcext:value-type="float">
            <text:p>4852</text:p>
          </table:table-cell>
          <table:table-cell office:value-type="string" calcext:value-type="string">
            <text:p>01_ERR17431.aln.sort.dupmark.rg.11.sam.deez_rawstreams.EditLen</text:p>
          </table:table-cell>
          <table:table-cell office:value-type="string" calcext:value-type="string">
            <text:p>EditLen</text:p>
          </table:table-cell>
          <table:table-cell office:value-type="float" office:value="1" calcext:value-type="float">
            <text:p>1</text:p>
          </table:table-cell>
          <table:table-cell office:value-type="float" office:value="33.0652078" calcext:value-type="float">
            <text:p>33.0652078</text:p>
          </table:table-cell>
          <table:table-cell office:value-type="float" office:value="2.240731981" calcext:value-type="float">
            <text:p>2.24073198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BAC</text:p>
          </table:table-cell>
          <table:table-cell office:value-type="float" office:value="2080283" calcext:value-type="float">
            <text:p>2080283</text:p>
          </table:table-cell>
          <table:table-cell office:value-type="float" office:value="196584" calcext:value-type="float">
            <text:p>196584</text:p>
          </table:table-cell>
          <table:table-cell table:formula="of:=[.C91]/[.B91]" office:value-type="float" office:value="0.0944986811890498" calcext:value-type="float">
            <text:p>0.09449868118905</text:p>
          </table:table-cell>
          <table:table-cell office:value-type="float" office:value="0.08" calcext:value-type="float">
            <text:p>0.08</text:p>
          </table:table-cell>
          <table:table-cell office:value-type="float" office:value="38496" calcext:value-type="float">
            <text:p>38496</text:p>
          </table:table-cell>
          <table:table-cell office:value-type="float" office:value="0.11" calcext:value-type="float">
            <text:p>0.11</text:p>
          </table:table-cell>
          <table:table-cell office:value-type="float" office:value="38676" calcext:value-type="float">
            <text:p>38676</text:p>
          </table:table-cell>
          <table:table-cell office:value-type="string" calcext:value-type="string">
            <text:p>01_ERR17431.aln.sort.dupmark.rg.11.sam.deez_rawstreams.EditLen</text:p>
          </table:table-cell>
          <table:table-cell office:value-type="string" calcext:value-type="string">
            <text:p>EditLen</text:p>
          </table:table-cell>
          <table:table-cell office:value-type="float" office:value="1" calcext:value-type="float">
            <text:p>1</text:p>
          </table:table-cell>
          <table:table-cell office:value-type="float" office:value="24.79890585" calcext:value-type="float">
            <text:p>24.79890585</text:p>
          </table:table-cell>
          <table:table-cell office:value-type="float" office:value="1.70433738" calcext:value-type="float">
            <text:p>1.7043373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zip</text:p>
          </table:table-cell>
          <table:table-cell office:value-type="float" office:value="209715200" calcext:value-type="float">
            <text:p>209715200</text:p>
          </table:table-cell>
          <table:table-cell office:value-type="float" office:value="203614" calcext:value-type="float">
            <text:p>203614</text:p>
          </table:table-cell>
          <table:table-cell table:formula="of:=[.C92]/[.B92]" office:value-type="float" office:value="0.000970907211303711" calcext:value-type="float">
            <text:p>0.000970907211304</text:p>
          </table:table-cell>
          <table:table-cell office:value-type="float" office:value="2.11" calcext:value-type="float">
            <text:p>2.11</text:p>
          </table:table-cell>
          <table:table-cell office:value-type="float" office:value="1784" calcext:value-type="float">
            <text:p>1784</text:p>
          </table:table-cell>
          <table:table-cell office:value-type="float" office:value="3.04" calcext:value-type="float">
            <text:p>3.04</text:p>
          </table:table-cell>
          <table:table-cell office:value-type="float" office:value="1596" calcext:value-type="float">
            <text:p>1596</text:p>
          </table:table-cell>
          <table:table-cell office:value-type="string" calcext:value-type="string">
            <text:p>01_ERR17431.aln.sort.dupmark.rg.11.sam.deez_rawstreams.TagRG^.cropped</text:p>
          </table:table-cell>
          <table:table-cell office:value-type="string" calcext:value-type="string">
            <text:p>TagRG^</text:p>
          </table:table-cell>
          <table:table-cell office:value-type="float" office:value="1" calcext:value-type="float">
            <text:p>1</text:p>
          </table:table-cell>
          <table:table-cell office:value-type="float" office:value="94.78672986" calcext:value-type="float">
            <text:p>94.78672986</text:p>
          </table:table-cell>
          <table:table-cell office:value-type="float" office:value="0.063875474" calcext:value-type="float">
            <text:p>0.06387547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209715200" calcext:value-type="float">
            <text:p>209715200</text:p>
          </table:table-cell>
          <table:table-cell office:value-type="float" office:value="177" calcext:value-type="float">
            <text:p>177</text:p>
          </table:table-cell>
          <table:table-cell table:formula="of:=[.C93]/[.B93]" office:value-type="float" office:value="0.000000844001770019531" calcext:value-type="float">
            <text:p>8.44001770019531E-07</text:p>
          </table:table-cell>
          <table:table-cell office:value-type="float" office:value="2.75" calcext:value-type="float">
            <text:p>2.75</text:p>
          </table:table-cell>
          <table:table-cell office:value-type="float" office:value="9604" calcext:value-type="float">
            <text:p>9604</text:p>
          </table:table-cell>
          <table:table-cell office:value-type="float" office:value="2.71" calcext:value-type="float">
            <text:p>2.71</text:p>
          </table:table-cell>
          <table:table-cell office:value-type="float" office:value="5780" calcext:value-type="float">
            <text:p>5780</text:p>
          </table:table-cell>
          <table:table-cell office:value-type="string" calcext:value-type="string">
            <text:p>01_ERR17431.aln.sort.dupmark.rg.11.sam.deez_rawstreams.TagRG^.cropped</text:p>
          </table:table-cell>
          <table:table-cell office:value-type="string" calcext:value-type="string">
            <text:p>TagRG^</text:p>
          </table:table-cell>
          <table:table-cell office:value-type="float" office:value="1" calcext:value-type="float">
            <text:p>1</text:p>
          </table:table-cell>
          <table:table-cell office:value-type="float" office:value="72.72727273" calcext:value-type="float">
            <text:p>72.72727273</text:p>
          </table:table-cell>
          <table:table-cell office:value-type="float" office:value="0.0000623" calcext:value-type="float">
            <text:p>6.23E-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209715200" calcext:value-type="float">
            <text:p>209715200</text:p>
          </table:table-cell>
          <table:table-cell office:value-type="float" office:value="30644" calcext:value-type="float">
            <text:p>30644</text:p>
          </table:table-cell>
          <table:table-cell table:formula="of:=[.C94]/[.B94]" office:value-type="float" office:value="0.000146121978759766" calcext:value-type="float">
            <text:p>0.00014612197876</text:p>
          </table:table-cell>
          <table:table-cell office:value-type="float" office:value="12.31" calcext:value-type="float">
            <text:p>12.31</text:p>
          </table:table-cell>
          <table:table-cell office:value-type="float" office:value="691176" calcext:value-type="float">
            <text:p>691176</text:p>
          </table:table-cell>
          <table:table-cell office:value-type="float" office:value="0.77" calcext:value-type="float">
            <text:p>0.77</text:p>
          </table:table-cell>
          <table:table-cell office:value-type="float" office:value="67784" calcext:value-type="float">
            <text:p>67784</text:p>
          </table:table-cell>
          <table:table-cell office:value-type="string" calcext:value-type="string">
            <text:p>01_ERR17431.aln.sort.dupmark.rg.11.sam.deez_rawstreams.TagRG^.cropped</text:p>
          </table:table-cell>
          <table:table-cell office:value-type="string" calcext:value-type="string">
            <text:p>TagRG^</text:p>
          </table:table-cell>
          <table:table-cell office:value-type="float" office:value="1" calcext:value-type="float">
            <text:p>1</text:p>
          </table:table-cell>
          <table:table-cell office:value-type="float" office:value="16.2469537" calcext:value-type="float">
            <text:p>16.2469537</text:p>
          </table:table-cell>
          <table:table-cell office:value-type="float" office:value="0.037953761" calcext:value-type="float">
            <text:p>0.03795376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NS-0</text:p>
          </table:table-cell>
          <table:table-cell office:value-type="float" office:value="209715200" calcext:value-type="float">
            <text:p>209715200</text:p>
          </table:table-cell>
          <table:table-cell office:value-type="float" office:value="14600" calcext:value-type="float">
            <text:p>14600</text:p>
          </table:table-cell>
          <table:table-cell table:formula="of:=[.C95]/[.B95]" office:value-type="float" office:value="0.0000696182250976562" calcext:value-type="float">
            <text:p>6.96182250976562E-05</text:p>
          </table:table-cell>
          <table:table-cell office:value-type="float" office:value="2.67" calcext:value-type="float">
            <text:p>2.67</text:p>
          </table:table-cell>
          <table:table-cell office:value-type="float" office:value="2588" calcext:value-type="float">
            <text:p>2588</text:p>
          </table:table-cell>
          <table:table-cell office:value-type="float" office:value="3.79" calcext:value-type="float">
            <text:p>3.79</text:p>
          </table:table-cell>
          <table:table-cell office:value-type="float" office:value="3436" calcext:value-type="float">
            <text:p>3436</text:p>
          </table:table-cell>
          <table:table-cell office:value-type="string" calcext:value-type="string">
            <text:p>01_ERR17431.aln.sort.dupmark.rg.11.sam.deez_rawstreams.TagRG^.cropped</text:p>
          </table:table-cell>
          <table:table-cell office:value-type="string" calcext:value-type="string">
            <text:p>TagRG^</text:p>
          </table:table-cell>
          <table:table-cell office:value-type="float" office:value="1" calcext:value-type="float">
            <text:p>1</text:p>
          </table:table-cell>
          <table:table-cell office:value-type="float" office:value="74.90636704" calcext:value-type="float">
            <text:p>74.90636704</text:p>
          </table:table-cell>
          <table:table-cell office:value-type="float" office:value="0.003673785" calcext:value-type="float">
            <text:p>0.00367378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ANS-1</text:p>
          </table:table-cell>
          <table:table-cell office:value-type="float" office:value="209715200" calcext:value-type="float">
            <text:p>209715200</text:p>
          </table:table-cell>
          <table:table-cell office:value-type="float" office:value="15000" calcext:value-type="float">
            <text:p>15000</text:p>
          </table:table-cell>
          <table:table-cell table:formula="of:=[.C96]/[.B96]" office:value-type="float" office:value="0.0000715255737304687" calcext:value-type="float">
            <text:p>7.15255737304687E-05</text:p>
          </table:table-cell>
          <table:table-cell office:value-type="float" office:value="3.23" calcext:value-type="float">
            <text:p>3.23</text:p>
          </table:table-cell>
          <table:table-cell office:value-type="float" office:value="2576" calcext:value-type="float">
            <text:p>2576</text:p>
          </table:table-cell>
          <table:table-cell office:value-type="float" office:value="4.34" calcext:value-type="float">
            <text:p>4.34</text:p>
          </table:table-cell>
          <table:table-cell office:value-type="float" office:value="4368" calcext:value-type="float">
            <text:p>4368</text:p>
          </table:table-cell>
          <table:table-cell office:value-type="string" calcext:value-type="string">
            <text:p>01_ERR17431.aln.sort.dupmark.rg.11.sam.deez_rawstreams.TagRG^.cropped</text:p>
          </table:table-cell>
          <table:table-cell office:value-type="string" calcext:value-type="string">
            <text:p>TagRG^</text:p>
          </table:table-cell>
          <table:table-cell office:value-type="float" office:value="1" calcext:value-type="float">
            <text:p>1</text:p>
          </table:table-cell>
          <table:table-cell office:value-type="float" office:value="61.91950464" calcext:value-type="float">
            <text:p>61.91950464</text:p>
          </table:table-cell>
          <table:table-cell office:value-type="float" office:value="0.003296109" calcext:value-type="float">
            <text:p>0.00329610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ABAC</text:p>
          </table:table-cell>
          <table:table-cell office:value-type="float" office:value="209715200" calcext:value-type="float">
            <text:p>209715200</text:p>
          </table:table-cell>
          <table:table-cell office:value-type="float" office:value="36" calcext:value-type="float">
            <text:p>36</text:p>
          </table:table-cell>
          <table:table-cell table:formula="of:=[.C97]/[.B97]" office:value-type="float" office:value="0.000000171661376953125" calcext:value-type="float">
            <text:p>1.71661376953125E-07</text:p>
          </table:table-cell>
          <table:table-cell office:value-type="float" office:value="3.12" calcext:value-type="float">
            <text:p>3.12</text:p>
          </table:table-cell>
          <table:table-cell office:value-type="float" office:value="619292" calcext:value-type="float">
            <text:p>619292</text:p>
          </table:table-cell>
          <table:table-cell office:value-type="float" office:value="6.46" calcext:value-type="float">
            <text:p>6.46</text:p>
          </table:table-cell>
          <table:table-cell office:value-type="float" office:value="678216" calcext:value-type="float">
            <text:p>678216</text:p>
          </table:table-cell>
          <table:table-cell office:value-type="string" calcext:value-type="string">
            <text:p>01_ERR17431.aln.sort.dupmark.rg.11.sam.deez_rawstreams.TagRG^.cropped</text:p>
          </table:table-cell>
          <table:table-cell office:value-type="string" calcext:value-type="string">
            <text:p>TagRG^</text:p>
          </table:table-cell>
          <table:table-cell office:value-type="float" office:value="1" calcext:value-type="float">
            <text:p>1</text:p>
          </table:table-cell>
          <table:table-cell office:value-type="float" office:value="64.1025641" calcext:value-type="float">
            <text:p>64.1025641</text:p>
          </table:table-cell>
          <table:table-cell office:value-type="float" office:value="0.00000531" calcext:value-type="float">
            <text:p>5.31E-0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zip</text:p>
          </table:table-cell>
          <table:table-cell office:value-type="float" office:value="209715200" calcext:value-type="float">
            <text:p>209715200</text:p>
          </table:table-cell>
          <table:table-cell office:value-type="float" office:value="203614" calcext:value-type="float">
            <text:p>203614</text:p>
          </table:table-cell>
          <table:table-cell table:formula="of:=[.C98]/[.B98]" office:value-type="float" office:value="0.000970907211303711" calcext:value-type="float">
            <text:p>0.000970907211304</text:p>
          </table:table-cell>
          <table:table-cell office:value-type="float" office:value="2.17" calcext:value-type="float">
            <text:p>2.17</text:p>
          </table:table-cell>
          <table:table-cell office:value-type="float" office:value="1756" calcext:value-type="float">
            <text:p>1756</text:p>
          </table:table-cell>
          <table:table-cell office:value-type="float" office:value="3.02" calcext:value-type="float">
            <text:p>3.02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01_ERR17431.aln.sort.dupmark.rg.11.sam.deez_rawstreams.TagPG^.cropped</text:p>
          </table:table-cell>
          <table:table-cell office:value-type="string" calcext:value-type="string">
            <text:p>TagPG^</text:p>
          </table:table-cell>
          <table:table-cell office:value-type="float" office:value="1" calcext:value-type="float">
            <text:p>1</text:p>
          </table:table-cell>
          <table:table-cell office:value-type="float" office:value="92.16589862" calcext:value-type="float">
            <text:p>92.16589862</text:p>
          </table:table-cell>
          <table:table-cell office:value-type="float" office:value="0.064298491" calcext:value-type="float">
            <text:p>0.06429849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209715200" calcext:value-type="float">
            <text:p>209715200</text:p>
          </table:table-cell>
          <table:table-cell office:value-type="float" office:value="177" calcext:value-type="float">
            <text:p>177</text:p>
          </table:table-cell>
          <table:table-cell table:formula="of:=[.C99]/[.B99]" office:value-type="float" office:value="0.000000844001770019531" calcext:value-type="float">
            <text:p>8.44001770019531E-07</text:p>
          </table:table-cell>
          <table:table-cell office:value-type="float" office:value="2.36" calcext:value-type="float">
            <text:p>2.36</text:p>
          </table:table-cell>
          <table:table-cell office:value-type="float" office:value="9708" calcext:value-type="float">
            <text:p>9708</text:p>
          </table:table-cell>
          <table:table-cell office:value-type="float" office:value="2.71" calcext:value-type="float">
            <text:p>2.71</text:p>
          </table:table-cell>
          <table:table-cell office:value-type="float" office:value="5680" calcext:value-type="float">
            <text:p>5680</text:p>
          </table:table-cell>
          <table:table-cell office:value-type="string" calcext:value-type="string">
            <text:p>01_ERR17431.aln.sort.dupmark.rg.11.sam.deez_rawstreams.TagPG^.cropped</text:p>
          </table:table-cell>
          <table:table-cell office:value-type="string" calcext:value-type="string">
            <text:p>TagPG^</text:p>
          </table:table-cell>
          <table:table-cell office:value-type="float" office:value="1" calcext:value-type="float">
            <text:p>1</text:p>
          </table:table-cell>
          <table:table-cell office:value-type="float" office:value="84.74576271" calcext:value-type="float">
            <text:p>84.74576271</text:p>
          </table:table-cell>
          <table:table-cell office:value-type="float" office:value="0.0000623" calcext:value-type="float">
            <text:p>6.23E-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209715200" calcext:value-type="float">
            <text:p>209715200</text:p>
          </table:table-cell>
          <table:table-cell office:value-type="float" office:value="30644" calcext:value-type="float">
            <text:p>30644</text:p>
          </table:table-cell>
          <table:table-cell table:formula="of:=[.C100]/[.B100]" office:value-type="float" office:value="0.000146121978759766" calcext:value-type="float">
            <text:p>0.00014612197876</text:p>
          </table:table-cell>
          <table:table-cell office:value-type="float" office:value="22.7" calcext:value-type="float">
            <text:p>22.7</text:p>
          </table:table-cell>
          <table:table-cell office:value-type="float" office:value="691216" calcext:value-type="float">
            <text:p>691216</text:p>
          </table:table-cell>
          <table:table-cell office:value-type="float" office:value="0.76" calcext:value-type="float">
            <text:p>0.76</text:p>
          </table:table-cell>
          <table:table-cell office:value-type="float" office:value="67776" calcext:value-type="float">
            <text:p>67776</text:p>
          </table:table-cell>
          <table:table-cell office:value-type="string" calcext:value-type="string">
            <text:p>01_ERR17431.aln.sort.dupmark.rg.11.sam.deez_rawstreams.TagPG^.cropped</text:p>
          </table:table-cell>
          <table:table-cell office:value-type="string" calcext:value-type="string">
            <text:p>TagPG^</text:p>
          </table:table-cell>
          <table:table-cell office:value-type="float" office:value="1" calcext:value-type="float">
            <text:p>1</text:p>
          </table:table-cell>
          <table:table-cell office:value-type="float" office:value="8.810572687" calcext:value-type="float">
            <text:p>8.810572687</text:p>
          </table:table-cell>
          <table:table-cell office:value-type="float" office:value="0.038453152" calcext:value-type="float">
            <text:p>0.03845315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NS-0</text:p>
          </table:table-cell>
          <table:table-cell office:value-type="float" office:value="209715200" calcext:value-type="float">
            <text:p>209715200</text:p>
          </table:table-cell>
          <table:table-cell office:value-type="float" office:value="14600" calcext:value-type="float">
            <text:p>14600</text:p>
          </table:table-cell>
          <table:table-cell table:formula="of:=[.C101]/[.B101]" office:value-type="float" office:value="0.0000696182250976562" calcext:value-type="float">
            <text:p>6.96182250976562E-05</text:p>
          </table:table-cell>
          <table:table-cell office:value-type="float" office:value="2.73" calcext:value-type="float">
            <text:p>2.73</text:p>
          </table:table-cell>
          <table:table-cell office:value-type="float" office:value="2528" calcext:value-type="float">
            <text:p>2528</text:p>
          </table:table-cell>
          <table:table-cell office:value-type="float" office:value="3.75" calcext:value-type="float">
            <text:p>3.75</text:p>
          </table:table-cell>
          <table:table-cell office:value-type="float" office:value="3244" calcext:value-type="float">
            <text:p>3244</text:p>
          </table:table-cell>
          <table:table-cell office:value-type="string" calcext:value-type="string">
            <text:p>01_ERR17431.aln.sort.dupmark.rg.11.sam.deez_rawstreams.TagPG^.cropped</text:p>
          </table:table-cell>
          <table:table-cell office:value-type="string" calcext:value-type="string">
            <text:p>TagPG^</text:p>
          </table:table-cell>
          <table:table-cell office:value-type="float" office:value="1" calcext:value-type="float">
            <text:p>1</text:p>
          </table:table-cell>
          <table:table-cell office:value-type="float" office:value="73.26007326" calcext:value-type="float">
            <text:p>73.26007326</text:p>
          </table:table-cell>
          <table:table-cell office:value-type="float" office:value="0.003712972" calcext:value-type="float">
            <text:p>0.00371297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ANS-1</text:p>
          </table:table-cell>
          <table:table-cell office:value-type="float" office:value="209715200" calcext:value-type="float">
            <text:p>209715200</text:p>
          </table:table-cell>
          <table:table-cell office:value-type="float" office:value="15000" calcext:value-type="float">
            <text:p>15000</text:p>
          </table:table-cell>
          <table:table-cell table:formula="of:=[.C102]/[.B102]" office:value-type="float" office:value="0.0000715255737304687" calcext:value-type="float">
            <text:p>7.15255737304687E-05</text:p>
          </table:table-cell>
          <table:table-cell office:value-type="float" office:value="3.26" calcext:value-type="float">
            <text:p>3.26</text:p>
          </table:table-cell>
          <table:table-cell office:value-type="float" office:value="2584" calcext:value-type="float">
            <text:p>2584</text:p>
          </table:table-cell>
          <table:table-cell office:value-type="float" office:value="4.15" calcext:value-type="float">
            <text:p>4.15</text:p>
          </table:table-cell>
          <table:table-cell office:value-type="float" office:value="4420" calcext:value-type="float">
            <text:p>4420</text:p>
          </table:table-cell>
          <table:table-cell office:value-type="string" calcext:value-type="string">
            <text:p>01_ERR17431.aln.sort.dupmark.rg.11.sam.deez_rawstreams.TagPG^.cropped</text:p>
          </table:table-cell>
          <table:table-cell office:value-type="string" calcext:value-type="string">
            <text:p>TagPG^</text:p>
          </table:table-cell>
          <table:table-cell office:value-type="float" office:value="1" calcext:value-type="float">
            <text:p>1</text:p>
          </table:table-cell>
          <table:table-cell office:value-type="float" office:value="61.34969325" calcext:value-type="float">
            <text:p>61.34969325</text:p>
          </table:table-cell>
          <table:table-cell office:value-type="float" office:value="0.003447016" calcext:value-type="float">
            <text:p>0.00344701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ABAC</text:p>
          </table:table-cell>
          <table:table-cell office:value-type="float" office:value="209715200" calcext:value-type="float">
            <text:p>209715200</text:p>
          </table:table-cell>
          <table:table-cell office:value-type="float" office:value="36" calcext:value-type="float">
            <text:p>36</text:p>
          </table:table-cell>
          <table:table-cell table:formula="of:=[.C103]/[.B103]" office:value-type="float" office:value="0.000000171661376953125" calcext:value-type="float">
            <text:p>1.71661376953125E-07</text:p>
          </table:table-cell>
          <table:table-cell office:value-type="float" office:value="1.99" calcext:value-type="float">
            <text:p>1.99</text:p>
          </table:table-cell>
          <table:table-cell office:value-type="float" office:value="619156" calcext:value-type="float">
            <text:p>619156</text:p>
          </table:table-cell>
          <table:table-cell office:value-type="float" office:value="5.16" calcext:value-type="float">
            <text:p>5.16</text:p>
          </table:table-cell>
          <table:table-cell office:value-type="float" office:value="678720" calcext:value-type="float">
            <text:p>678720</text:p>
          </table:table-cell>
          <table:table-cell office:value-type="string" calcext:value-type="string">
            <text:p>01_ERR17431.aln.sort.dupmark.rg.11.sam.deez_rawstreams.TagPG^.cropped</text:p>
          </table:table-cell>
          <table:table-cell office:value-type="string" calcext:value-type="string">
            <text:p>TagPG^</text:p>
          </table:table-cell>
          <table:table-cell office:value-type="float" office:value="1" calcext:value-type="float">
            <text:p>1</text:p>
          </table:table-cell>
          <table:table-cell office:value-type="float" office:value="100.5025126" calcext:value-type="float">
            <text:p>100.5025126</text:p>
          </table:table-cell>
          <table:table-cell office:value-type="float" office:value="0.00000665" calcext:value-type="float">
            <text:p>6.65E-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zip</text:p>
          </table:table-cell>
          <table:table-cell office:value-type="float" office:value="209715200" calcext:value-type="float">
            <text:p>209715200</text:p>
          </table:table-cell>
          <table:table-cell office:value-type="float" office:value="91902272" calcext:value-type="float">
            <text:p>91902272</text:p>
          </table:table-cell>
          <table:table-cell table:formula="of:=[.C104]/[.B104]" office:value-type="float" office:value="0.438224182128906" calcext:value-type="float">
            <text:p>0.438224182128906</text:p>
          </table:table-cell>
          <table:table-cell office:value-type="float" office:value="61.41" calcext:value-type="float">
            <text:p>61.41</text:p>
          </table:table-cell>
          <table:table-cell office:value-type="float" office:value="1804" calcext:value-type="float">
            <text:p>1804</text:p>
          </table:table-cell>
          <table:table-cell office:value-type="float" office:value="3.97" calcext:value-type="float">
            <text:p>3.97</text:p>
          </table:table-cell>
          <table:table-cell office:value-type="float" office:value="1732" calcext:value-type="float">
            <text:p>1732</text:p>
          </table:table-cell>
          <table:table-cell office:value-type="string" calcext:value-type="string">
            <text:p>01_ERR17431.aln.sort.dupmark.rg.11.sam.deez_rawstreams.quality.cropped</text:p>
          </table:table-cell>
          <table:table-cell office:value-type="string" calcext:value-type="string">
            <text:p>quality</text:p>
          </table:table-cell>
          <table:table-cell office:value-type="float" office:value="1" calcext:value-type="float">
            <text:p>1</text:p>
          </table:table-cell>
          <table:table-cell office:value-type="float" office:value="3.256798567" calcext:value-type="float">
            <text:p>3.256798567</text:p>
          </table:table-cell>
          <table:table-cell office:value-type="float" office:value="22.07678499" calcext:value-type="float">
            <text:p>22.0767849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209715200" calcext:value-type="float">
            <text:p>209715200</text:p>
          </table:table-cell>
          <table:table-cell office:value-type="float" office:value="80604419" calcext:value-type="float">
            <text:p>80604419</text:p>
          </table:table-cell>
          <table:table-cell table:formula="of:=[.C105]/[.B105]" office:value-type="float" office:value="0.38435182094574" calcext:value-type="float">
            <text:p>0.38435182094574</text:p>
          </table:table-cell>
          <table:table-cell office:value-type="float" office:value="24.1" calcext:value-type="float">
            <text:p>24.1</text:p>
          </table:table-cell>
          <table:table-cell office:value-type="float" office:value="9800" calcext:value-type="float">
            <text:p>9800</text:p>
          </table:table-cell>
          <table:table-cell office:value-type="float" office:value="13.85" calcext:value-type="float">
            <text:p>13.85</text:p>
          </table:table-cell>
          <table:table-cell office:value-type="float" office:value="7036" calcext:value-type="float">
            <text:p>7036</text:p>
          </table:table-cell>
          <table:table-cell office:value-type="string" calcext:value-type="string">
            <text:p>01_ERR17431.aln.sort.dupmark.rg.11.sam.deez_rawstreams.quality.cropped</text:p>
          </table:table-cell>
          <table:table-cell office:value-type="string" calcext:value-type="string">
            <text:p>quality</text:p>
          </table:table-cell>
          <table:table-cell office:value-type="float" office:value="1" calcext:value-type="float">
            <text:p>1</text:p>
          </table:table-cell>
          <table:table-cell office:value-type="float" office:value="8.298755187" calcext:value-type="float">
            <text:p>8.298755187</text:p>
          </table:table-cell>
          <table:table-cell office:value-type="float" office:value="5.550206801" calcext:value-type="float">
            <text:p>5.55020680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209715200" calcext:value-type="float">
            <text:p>209715200</text:p>
          </table:table-cell>
          <table:table-cell office:value-type="float" office:value="80602824" calcext:value-type="float">
            <text:p>80602824</text:p>
          </table:table-cell>
          <table:table-cell table:formula="of:=[.C106]/[.B106]" office:value-type="float" office:value="0.384344215393066" calcext:value-type="float">
            <text:p>0.384344215393066</text:p>
          </table:table-cell>
          <table:table-cell office:value-type="float" office:value="319.25" calcext:value-type="float">
            <text:p>319.25</text:p>
          </table:table-cell>
          <table:table-cell office:value-type="float" office:value="691444" calcext:value-type="float">
            <text:p>691444</text:p>
          </table:table-cell>
          <table:table-cell office:value-type="float" office:value="7.9" calcext:value-type="float">
            <text:p>7.9</text:p>
          </table:table-cell>
          <table:table-cell office:value-type="float" office:value="67792" calcext:value-type="float">
            <text:p>67792</text:p>
          </table:table-cell>
          <table:table-cell office:value-type="string" calcext:value-type="string">
            <text:p>01_ERR17431.aln.sort.dupmark.rg.11.sam.deez_rawstreams.quality.cropped</text:p>
          </table:table-cell>
          <table:table-cell office:value-type="string" calcext:value-type="string">
            <text:p>quality</text:p>
          </table:table-cell>
          <table:table-cell office:value-type="float" office:value="1" calcext:value-type="float">
            <text:p>1</text:p>
          </table:table-cell>
          <table:table-cell office:value-type="float" office:value="0.626468285" calcext:value-type="float">
            <text:p>0.626468285</text:p>
          </table:table-cell>
          <table:table-cell office:value-type="float" office:value="9.730233301" calcext:value-type="float">
            <text:p>9.73023330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NS-0</text:p>
          </table:table-cell>
          <table:table-cell office:value-type="float" office:value="209715200" calcext:value-type="float">
            <text:p>209715200</text:p>
          </table:table-cell>
          <table:table-cell office:value-type="float" office:value="106425863" calcext:value-type="float">
            <text:p>106425863</text:p>
          </table:table-cell>
          <table:table-cell table:formula="of:=[.C107]/[.B107]" office:value-type="float" office:value="0.507478060722351" calcext:value-type="float">
            <text:p>0.507478060722351</text:p>
          </table:table-cell>
          <table:table-cell office:value-type="float" office:value="4.62" calcext:value-type="float">
            <text:p>4.62</text:p>
          </table:table-cell>
          <table:table-cell office:value-type="float" office:value="4584" calcext:value-type="float">
            <text:p>4584</text:p>
          </table:table-cell>
          <table:table-cell office:value-type="float" office:value="5.97" calcext:value-type="float">
            <text:p>5.97</text:p>
          </table:table-cell>
          <table:table-cell office:value-type="float" office:value="4840" calcext:value-type="float">
            <text:p>4840</text:p>
          </table:table-cell>
          <table:table-cell office:value-type="string" calcext:value-type="string">
            <text:p>01_ERR17431.aln.sort.dupmark.rg.11.sam.deez_rawstreams.quality.cropped</text:p>
          </table:table-cell>
          <table:table-cell office:value-type="string" calcext:value-type="string">
            <text:p>quality</text:p>
          </table:table-cell>
          <table:table-cell office:value-type="float" office:value="1" calcext:value-type="float">
            <text:p>1</text:p>
          </table:table-cell>
          <table:table-cell office:value-type="float" office:value="43.29004329" calcext:value-type="float">
            <text:p>43.29004329</text:p>
          </table:table-cell>
          <table:table-cell office:value-type="float" office:value="17.00094006" calcext:value-type="float">
            <text:p>17.0009400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NS-1</text:p>
          </table:table-cell>
          <table:table-cell office:value-type="float" office:value="209715200" calcext:value-type="float">
            <text:p>209715200</text:p>
          </table:table-cell>
          <table:table-cell office:value-type="float" office:value="78332114" calcext:value-type="float">
            <text:p>78332114</text:p>
          </table:table-cell>
          <table:table-cell table:formula="of:=[.C108]/[.B108]" office:value-type="float" office:value="0.373516626358032" calcext:value-type="float">
            <text:p>0.373516626358032</text:p>
          </table:table-cell>
          <table:table-cell office:value-type="float" office:value="5.52" calcext:value-type="float">
            <text:p>5.52</text:p>
          </table:table-cell>
          <table:table-cell office:value-type="float" office:value="4516" calcext:value-type="float">
            <text:p>4516</text:p>
          </table:table-cell>
          <table:table-cell office:value-type="float" office:value="6.16" calcext:value-type="float">
            <text:p>6.16</text:p>
          </table:table-cell>
          <table:table-cell office:value-type="float" office:value="5864" calcext:value-type="float">
            <text:p>5864</text:p>
          </table:table-cell>
          <table:table-cell office:value-type="string" calcext:value-type="string">
            <text:p>01_ERR17431.aln.sort.dupmark.rg.11.sam.deez_rawstreams.quality.cropped</text:p>
          </table:table-cell>
          <table:table-cell office:value-type="string" calcext:value-type="string">
            <text:p>quality</text:p>
          </table:table-cell>
          <table:table-cell office:value-type="float" office:value="1" calcext:value-type="float">
            <text:p>1</text:p>
          </table:table-cell>
          <table:table-cell office:value-type="float" office:value="36.23188406" calcext:value-type="float">
            <text:p>36.23188406</text:p>
          </table:table-cell>
          <table:table-cell office:value-type="float" office:value="12.12716319" calcext:value-type="float">
            <text:p>12.127163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BAC</text:p>
          </table:table-cell>
          <table:table-cell office:value-type="float" office:value="209715200" calcext:value-type="float">
            <text:p>209715200</text:p>
          </table:table-cell>
          <table:table-cell office:value-type="float" office:value="84511608" calcext:value-type="float">
            <text:p>84511608</text:p>
          </table:table-cell>
          <table:table-cell table:formula="of:=[.C109]/[.B109]" office:value-type="float" office:value="0.402982749938965" calcext:value-type="float">
            <text:p>0.402982749938965</text:p>
          </table:table-cell>
          <table:table-cell office:value-type="float" office:value="16.08" calcext:value-type="float">
            <text:p>16.08</text:p>
          </table:table-cell>
          <table:table-cell office:value-type="float" office:value="1002352" calcext:value-type="float">
            <text:p>1002352</text:p>
          </table:table-cell>
          <table:table-cell office:value-type="float" office:value="11.34" calcext:value-type="float">
            <text:p>11.34</text:p>
          </table:table-cell>
          <table:table-cell office:value-type="float" office:value="1028396" calcext:value-type="float">
            <text:p>1028396</text:p>
          </table:table-cell>
          <table:table-cell office:value-type="string" calcext:value-type="string">
            <text:p>01_ERR17431.aln.sort.dupmark.rg.11.sam.deez_rawstreams.quality.cropped</text:p>
          </table:table-cell>
          <table:table-cell office:value-type="string" calcext:value-type="string">
            <text:p>quality</text:p>
          </table:table-cell>
          <table:table-cell office:value-type="float" office:value="1" calcext:value-type="float">
            <text:p>1</text:p>
          </table:table-cell>
          <table:table-cell office:value-type="float" office:value="12.43781095" calcext:value-type="float">
            <text:p>12.43781095</text:p>
          </table:table-cell>
          <table:table-cell office:value-type="float" office:value="7.10727954" calcext:value-type="float">
            <text:p>7.1072795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zip</text:p>
          </table:table-cell>
          <table:table-cell office:value-type="float" office:value="34429632" calcext:value-type="float">
            <text:p>34429632</text:p>
          </table:table-cell>
          <table:table-cell office:value-type="float" office:value="7965901" calcext:value-type="float">
            <text:p>7965901</text:p>
          </table:table-cell>
          <table:table-cell table:formula="of:=[.C110]/[.B110]" office:value-type="float" office:value="0.231367590568496" calcext:value-type="float">
            <text:p>0.231367590568496</text:p>
          </table:table-cell>
          <table:table-cell office:value-type="float" office:value="23.54" calcext:value-type="float">
            <text:p>23.54</text:p>
          </table:table-cell>
          <table:table-cell office:value-type="float" office:value="1736" calcext:value-type="float">
            <text:p>1736</text:p>
          </table:table-cell>
          <table:table-cell office:value-type="float" office:value="0.59" calcext:value-type="float">
            <text:p>0.59</text:p>
          </table:table-cell>
          <table:table-cell office:value-type="float" office:value="1608" calcext:value-type="float">
            <text:p>1608</text:p>
          </table:table-cell>
          <table:table-cell office:value-type="string" calcext:value-type="string">
            <text:p>01_ERR17431.aln.sort.dupmark.rg.11.sam.deez_rawstreams.pairedDiff</text:p>
          </table:table-cell>
          <table:table-cell office:value-type="string" calcext:value-type="string">
            <text:p>pairedDiff</text:p>
          </table:table-cell>
          <table:table-cell office:value-type="float" office:value="1" calcext:value-type="float">
            <text:p>1</text:p>
          </table:table-cell>
          <table:table-cell office:value-type="float" office:value="1.39484519" calcext:value-type="float">
            <text:p>1.39484519</text:p>
          </table:table-cell>
          <table:table-cell office:value-type="float" office:value="12.87605965" calcext:value-type="float">
            <text:p>12.8760596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34429632" calcext:value-type="float">
            <text:p>34429632</text:p>
          </table:table-cell>
          <table:table-cell office:value-type="float" office:value="6808750" calcext:value-type="float">
            <text:p>6808750</text:p>
          </table:table-cell>
          <table:table-cell table:formula="of:=[.C111]/[.B111]" office:value-type="float" office:value="0.197758430877216" calcext:value-type="float">
            <text:p>0.197758430877216</text:p>
          </table:table-cell>
          <table:table-cell office:value-type="float" office:value="2.29" calcext:value-type="float">
            <text:p>2.29</text:p>
          </table:table-cell>
          <table:table-cell office:value-type="float" office:value="9784" calcext:value-type="float">
            <text:p>9784</text:p>
          </table:table-cell>
          <table:table-cell office:value-type="float" office:value="1.44" calcext:value-type="float">
            <text:p>1.44</text:p>
          </table:table-cell>
          <table:table-cell office:value-type="float" office:value="6728" calcext:value-type="float">
            <text:p>6728</text:p>
          </table:table-cell>
          <table:table-cell office:value-type="string" calcext:value-type="string">
            <text:p>01_ERR17431.aln.sort.dupmark.rg.11.sam.deez_rawstreams.pairedDiff</text:p>
          </table:table-cell>
          <table:table-cell office:value-type="string" calcext:value-type="string">
            <text:p>pairedDiff</text:p>
          </table:table-cell>
          <table:table-cell office:value-type="float" office:value="1" calcext:value-type="float">
            <text:p>1</text:p>
          </table:table-cell>
          <table:table-cell office:value-type="float" office:value="14.33827763" calcext:value-type="float">
            <text:p>14.33827763</text:p>
          </table:table-cell>
          <table:table-cell office:value-type="float" office:value="4.509256946" calcext:value-type="float">
            <text:p>4.50925694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34429632" calcext:value-type="float">
            <text:p>34429632</text:p>
          </table:table-cell>
          <table:table-cell office:value-type="float" office:value="6295776" calcext:value-type="float">
            <text:p>6295776</text:p>
          </table:table-cell>
          <table:table-cell table:formula="of:=[.C112]/[.B112]" office:value-type="float" office:value="0.18285923009575" calcext:value-type="float">
            <text:p>0.18285923009575</text:p>
          </table:table-cell>
          <table:table-cell office:value-type="float" office:value="30.6" calcext:value-type="float">
            <text:p>30.6</text:p>
          </table:table-cell>
          <table:table-cell office:value-type="float" office:value="374616" calcext:value-type="float">
            <text:p>374616</text:p>
          </table:table-cell>
          <table:table-cell office:value-type="float" office:value="0.91" calcext:value-type="float">
            <text:p>0.91</text:p>
          </table:table-cell>
          <table:table-cell office:value-type="float" office:value="36716" calcext:value-type="float">
            <text:p>36716</text:p>
          </table:table-cell>
          <table:table-cell office:value-type="string" calcext:value-type="string">
            <text:p>01_ERR17431.aln.sort.dupmark.rg.11.sam.deez_rawstreams.pairedDiff</text:p>
          </table:table-cell>
          <table:table-cell office:value-type="string" calcext:value-type="string">
            <text:p>pairedDiff</text:p>
          </table:table-cell>
          <table:table-cell office:value-type="float" office:value="1" calcext:value-type="float">
            <text:p>1</text:p>
          </table:table-cell>
          <table:table-cell office:value-type="float" office:value="1.073027966" calcext:value-type="float">
            <text:p>1.073027966</text:p>
          </table:table-cell>
          <table:table-cell office:value-type="float" office:value="6.597933926" calcext:value-type="float">
            <text:p>6.59793392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NS-0</text:p>
          </table:table-cell>
          <table:table-cell office:value-type="float" office:value="34429632" calcext:value-type="float">
            <text:p>34429632</text:p>
          </table:table-cell>
          <table:table-cell office:value-type="float" office:value="10857583" calcext:value-type="float">
            <text:p>10857583</text:p>
          </table:table-cell>
          <table:table-cell table:formula="of:=[.C113]/[.B113]" office:value-type="float" office:value="0.315355766799947" calcext:value-type="float">
            <text:p>0.315355766799947</text:p>
          </table:table-cell>
          <table:table-cell office:value-type="float" office:value="0.7" calcext:value-type="float">
            <text:p>0.7</text:p>
          </table:table-cell>
          <table:table-cell office:value-type="float" office:value="4652" calcext:value-type="float">
            <text:p>4652</text:p>
          </table:table-cell>
          <table:table-cell office:value-type="float" office:value="0.79" calcext:value-type="float">
            <text:p>0.79</text:p>
          </table:table-cell>
          <table:table-cell office:value-type="float" office:value="4628" calcext:value-type="float">
            <text:p>4628</text:p>
          </table:table-cell>
          <table:table-cell office:value-type="string" calcext:value-type="string">
            <text:p>01_ERR17431.aln.sort.dupmark.rg.11.sam.deez_rawstreams.pairedDiff</text:p>
          </table:table-cell>
          <table:table-cell office:value-type="string" calcext:value-type="string">
            <text:p>pairedDiff</text:p>
          </table:table-cell>
          <table:table-cell office:value-type="float" office:value="1" calcext:value-type="float">
            <text:p>1</text:p>
          </table:table-cell>
          <table:table-cell office:value-type="float" office:value="46.90665109" calcext:value-type="float">
            <text:p>46.90665109</text:p>
          </table:table-cell>
          <table:table-cell office:value-type="float" office:value="13.10708613" calcext:value-type="float">
            <text:p>13.1070861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S-1</text:p>
          </table:table-cell>
          <table:table-cell office:value-type="float" office:value="34429632" calcext:value-type="float">
            <text:p>34429632</text:p>
          </table:table-cell>
          <table:table-cell office:value-type="float" office:value="9274725" calcext:value-type="float">
            <text:p>9274725</text:p>
          </table:table-cell>
          <table:table-cell table:formula="of:=[.C114]/[.B114]" office:value-type="float" office:value="0.269382054388499" calcext:value-type="float">
            <text:p>0.269382054388499</text:p>
          </table:table-cell>
          <table:table-cell office:value-type="float" office:value="0.92" calcext:value-type="float">
            <text:p>0.92</text:p>
          </table:table-cell>
          <table:table-cell office:value-type="float" office:value="5592" calcext:value-type="float">
            <text:p>5592</text:p>
          </table:table-cell>
          <table:table-cell office:value-type="float" office:value="0.9" calcext:value-type="float">
            <text:p>0.9</text:p>
          </table:table-cell>
          <table:table-cell office:value-type="float" office:value="6076" calcext:value-type="float">
            <text:p>6076</text:p>
          </table:table-cell>
          <table:table-cell office:value-type="string" calcext:value-type="string">
            <text:p>01_ERR17431.aln.sort.dupmark.rg.11.sam.deez_rawstreams.pairedDiff</text:p>
          </table:table-cell>
          <table:table-cell office:value-type="string" calcext:value-type="string">
            <text:p>pairedDiff</text:p>
          </table:table-cell>
          <table:table-cell office:value-type="float" office:value="1" calcext:value-type="float">
            <text:p>1</text:p>
          </table:table-cell>
          <table:table-cell office:value-type="float" office:value="35.68984322" calcext:value-type="float">
            <text:p>35.68984322</text:p>
          </table:table-cell>
          <table:table-cell office:value-type="float" office:value="9.827852249" calcext:value-type="float">
            <text:p>9.82785224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BAC</text:p>
          </table:table-cell>
          <table:table-cell office:value-type="float" office:value="34429632" calcext:value-type="float">
            <text:p>34429632</text:p>
          </table:table-cell>
          <table:table-cell office:value-type="float" office:value="7211879" calcext:value-type="float">
            <text:p>7211879</text:p>
          </table:table-cell>
          <table:table-cell table:formula="of:=[.C115]/[.B115]" office:value-type="float" office:value="0.209467211267318" calcext:value-type="float">
            <text:p>0.209467211267318</text:p>
          </table:table-cell>
          <table:table-cell office:value-type="float" office:value="47.19" calcext:value-type="float">
            <text:p>47.19</text:p>
          </table:table-cell>
          <table:table-cell office:value-type="float" office:value="389400" calcext:value-type="float">
            <text:p>389400</text:p>
          </table:table-cell>
          <table:table-cell office:value-type="float" office:value="10.04" calcext:value-type="float">
            <text:p>10.04</text:p>
          </table:table-cell>
          <table:table-cell office:value-type="float" office:value="645124" calcext:value-type="float">
            <text:p>645124</text:p>
          </table:table-cell>
          <table:table-cell office:value-type="string" calcext:value-type="string">
            <text:p>01_ERR17431.aln.sort.dupmark.rg.11.sam.deez_rawstreams.pairedDiff</text:p>
          </table:table-cell>
          <table:table-cell office:value-type="string" calcext:value-type="string">
            <text:p>pairedDiff</text:p>
          </table:table-cell>
          <table:table-cell office:value-type="float" office:value="1" calcext:value-type="float">
            <text:p>1</text:p>
          </table:table-cell>
          <table:table-cell office:value-type="float" office:value="0.695796901" calcext:value-type="float">
            <text:p>0.695796901</text:p>
          </table:table-cell>
          <table:table-cell office:value-type="float" office:value="0.685038225" calcext:value-type="float">
            <text:p>0.68503822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zip</text:p>
          </table:table-cell>
          <table:table-cell office:value-type="float" office:value="209715200" calcext:value-type="float">
            <text:p>209715200</text:p>
          </table:table-cell>
          <table:table-cell office:value-type="float" office:value="33349280" calcext:value-type="float">
            <text:p>33349280</text:p>
          </table:table-cell>
          <table:table-cell table:formula="of:=[.C116]/[.B116]" office:value-type="float" office:value="0.159021759033203" calcext:value-type="float">
            <text:p>0.159021759033203</text:p>
          </table:table-cell>
          <table:table-cell office:value-type="float" office:value="37.62" calcext:value-type="float">
            <text:p>37.62</text:p>
          </table:table-cell>
          <table:table-cell office:value-type="float" office:value="1800" calcext:value-type="float">
            <text:p>1800</text:p>
          </table:table-cell>
          <table:table-cell office:value-type="float" office:value="3.14" calcext:value-type="float">
            <text:p>3.14</text:p>
          </table:table-cell>
          <table:table-cell office:value-type="float" office:value="1632" calcext:value-type="float">
            <text:p>1632</text:p>
          </table:table-cell>
          <table:table-cell office:value-type="string" calcext:value-type="string">
            <text:p>01_ERR17431.aln.sort.dupmark.rg.11.sam.deez_rawstreams.TagXAZ.cropped</text:p>
          </table:table-cell>
          <table:table-cell office:value-type="string" calcext:value-type="string">
            <text:p>TagXAZ</text:p>
          </table:table-cell>
          <table:table-cell office:value-type="float" office:value="1" calcext:value-type="float">
            <text:p>1</text:p>
          </table:table-cell>
          <table:table-cell office:value-type="float" office:value="5.316321106" calcext:value-type="float">
            <text:p>5.316321106</text:p>
          </table:table-cell>
          <table:table-cell office:value-type="float" office:value="10.12877446" calcext:value-type="float">
            <text:p>10.1287744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209715200" calcext:value-type="float">
            <text:p>209715200</text:p>
          </table:table-cell>
          <table:table-cell office:value-type="float" office:value="29869762" calcext:value-type="float">
            <text:p>29869762</text:p>
          </table:table-cell>
          <table:table-cell table:formula="of:=[.C117]/[.B117]" office:value-type="float" office:value="0.142430124282837" calcext:value-type="float">
            <text:p>0.142430124282837</text:p>
          </table:table-cell>
          <table:table-cell office:value-type="float" office:value="28.61" calcext:value-type="float">
            <text:p>28.61</text:p>
          </table:table-cell>
          <table:table-cell office:value-type="float" office:value="9932" calcext:value-type="float">
            <text:p>9932</text:p>
          </table:table-cell>
          <table:table-cell office:value-type="float" office:value="8.92" calcext:value-type="float">
            <text:p>8.92</text:p>
          </table:table-cell>
          <table:table-cell office:value-type="float" office:value="7048" calcext:value-type="float">
            <text:p>7048</text:p>
          </table:table-cell>
          <table:table-cell office:value-type="string" calcext:value-type="string">
            <text:p>01_ERR17431.aln.sort.dupmark.rg.11.sam.deez_rawstreams.TagXAZ.cropped</text:p>
          </table:table-cell>
          <table:table-cell office:value-type="string" calcext:value-type="string">
            <text:p>TagXAZ</text:p>
          </table:table-cell>
          <table:table-cell office:value-type="float" office:value="1" calcext:value-type="float">
            <text:p>1</text:p>
          </table:table-cell>
          <table:table-cell office:value-type="float" office:value="6.99056274" calcext:value-type="float">
            <text:p>6.99056274</text:p>
          </table:table-cell>
          <table:table-cell office:value-type="float" office:value="3.193500544" calcext:value-type="float">
            <text:p>3.19350054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209715200" calcext:value-type="float">
            <text:p>209715200</text:p>
          </table:table-cell>
          <table:table-cell office:value-type="float" office:value="24258388" calcext:value-type="float">
            <text:p>24258388</text:p>
          </table:table-cell>
          <table:table-cell table:formula="of:=[.C118]/[.B118]" office:value-type="float" office:value="0.115673007965088" calcext:value-type="float">
            <text:p>0.115673007965088</text:p>
          </table:table-cell>
          <table:table-cell office:value-type="float" office:value="175.26" calcext:value-type="float">
            <text:p>175.26</text:p>
          </table:table-cell>
          <table:table-cell office:value-type="float" office:value="691432" calcext:value-type="float">
            <text:p>691432</text:p>
          </table:table-cell>
          <table:table-cell office:value-type="float" office:value="4.71" calcext:value-type="float">
            <text:p>4.71</text:p>
          </table:table-cell>
          <table:table-cell office:value-type="float" office:value="67736" calcext:value-type="float">
            <text:p>67736</text:p>
          </table:table-cell>
          <table:table-cell office:value-type="string" calcext:value-type="string">
            <text:p>01_ERR17431.aln.sort.dupmark.rg.11.sam.deez_rawstreams.TagXAZ.cropped</text:p>
          </table:table-cell>
          <table:table-cell office:value-type="string" calcext:value-type="string">
            <text:p>TagXAZ</text:p>
          </table:table-cell>
          <table:table-cell office:value-type="float" office:value="1" calcext:value-type="float">
            <text:p>1</text:p>
          </table:table-cell>
          <table:table-cell office:value-type="float" office:value="1.141161703" calcext:value-type="float">
            <text:p>1.141161703</text:p>
          </table:table-cell>
          <table:table-cell office:value-type="float" office:value="4.911805009" calcext:value-type="float">
            <text:p>4.91180500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NS-0</text:p>
          </table:table-cell>
          <table:table-cell office:value-type="float" office:value="209715200" calcext:value-type="float">
            <text:p>209715200</text:p>
          </table:table-cell>
          <table:table-cell office:value-type="float" office:value="98500747" calcext:value-type="float">
            <text:p>98500747</text:p>
          </table:table-cell>
          <table:table-cell table:formula="of:=[.C119]/[.B119]" office:value-type="float" office:value="0.46968816280365" calcext:value-type="float">
            <text:p>0.46968816280365</text:p>
          </table:table-cell>
          <table:table-cell office:value-type="float" office:value="4.5" calcext:value-type="float">
            <text:p>4.5</text:p>
          </table:table-cell>
          <table:table-cell office:value-type="float" office:value="4464" calcext:value-type="float">
            <text:p>4464</text:p>
          </table:table-cell>
          <table:table-cell office:value-type="float" office:value="4.72" calcext:value-type="float">
            <text:p>4.72</text:p>
          </table:table-cell>
          <table:table-cell office:value-type="float" office:value="4920" calcext:value-type="float">
            <text:p>4920</text:p>
          </table:table-cell>
          <table:table-cell office:value-type="string" calcext:value-type="string">
            <text:p>01_ERR17431.aln.sort.dupmark.rg.11.sam.deez_rawstreams.TagXAZ.cropped</text:p>
          </table:table-cell>
          <table:table-cell office:value-type="string" calcext:value-type="string">
            <text:p>TagXAZ</text:p>
          </table:table-cell>
          <table:table-cell office:value-type="float" office:value="1" calcext:value-type="float">
            <text:p>1</text:p>
          </table:table-cell>
          <table:table-cell office:value-type="float" office:value="44.44444444" calcext:value-type="float">
            <text:p>44.44444444</text:p>
          </table:table-cell>
          <table:table-cell office:value-type="float" office:value="19.9020408" calcext:value-type="float">
            <text:p>19.902040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S-1</text:p>
          </table:table-cell>
          <table:table-cell office:value-type="float" office:value="209715200" calcext:value-type="float">
            <text:p>209715200</text:p>
          </table:table-cell>
          <table:table-cell office:value-type="float" office:value="73618696" calcext:value-type="float">
            <text:p>73618696</text:p>
          </table:table-cell>
          <table:table-cell table:formula="of:=[.C120]/[.B120]" office:value-type="float" office:value="0.351041297912598" calcext:value-type="float">
            <text:p>0.351041297912598</text:p>
          </table:table-cell>
          <table:table-cell office:value-type="float" office:value="5.24" calcext:value-type="float">
            <text:p>5.24</text:p>
          </table:table-cell>
          <table:table-cell office:value-type="float" office:value="4512" calcext:value-type="float">
            <text:p>4512</text:p>
          </table:table-cell>
          <table:table-cell office:value-type="float" office:value="5.57" calcext:value-type="float">
            <text:p>5.57</text:p>
          </table:table-cell>
          <table:table-cell office:value-type="float" office:value="5868" calcext:value-type="float">
            <text:p>5868</text:p>
          </table:table-cell>
          <table:table-cell office:value-type="string" calcext:value-type="string">
            <text:p>01_ERR17431.aln.sort.dupmark.rg.11.sam.deez_rawstreams.TagXAZ.cropped</text:p>
          </table:table-cell>
          <table:table-cell office:value-type="string" calcext:value-type="string">
            <text:p>TagXAZ</text:p>
          </table:table-cell>
          <table:table-cell office:value-type="float" office:value="1" calcext:value-type="float">
            <text:p>1</text:p>
          </table:table-cell>
          <table:table-cell office:value-type="float" office:value="38.16793893" calcext:value-type="float">
            <text:p>38.16793893</text:p>
          </table:table-cell>
          <table:table-cell office:value-type="float" office:value="12.60471447" calcext:value-type="float">
            <text:p>12.6047144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BAC</text:p>
          </table:table-cell>
          <table:table-cell office:value-type="float" office:value="209715200" calcext:value-type="float">
            <text:p>209715200</text:p>
          </table:table-cell>
          <table:table-cell office:value-type="float" office:value="38075847" calcext:value-type="float">
            <text:p>38075847</text:p>
          </table:table-cell>
          <table:table-cell table:formula="of:=[.C121]/[.B121]" office:value-type="float" office:value="0.18155978679657" calcext:value-type="float">
            <text:p>0.18155978679657</text:p>
          </table:table-cell>
          <table:table-cell office:value-type="float" office:value="271.35" calcext:value-type="float">
            <text:p>271.35</text:p>
          </table:table-cell>
          <table:table-cell office:value-type="float" office:value="2051308" calcext:value-type="float">
            <text:p>2051308</text:p>
          </table:table-cell>
          <table:table-cell office:value-type="float" office:value="11.85" calcext:value-type="float">
            <text:p>11.85</text:p>
          </table:table-cell>
          <table:table-cell office:value-type="float" office:value="2477616" calcext:value-type="float">
            <text:p>2477616</text:p>
          </table:table-cell>
          <table:table-cell office:value-type="string" calcext:value-type="string">
            <text:p>01_ERR17431.aln.sort.dupmark.rg.11.sam.deez_rawstreams.TagXAZ.cropped</text:p>
          </table:table-cell>
          <table:table-cell office:value-type="string" calcext:value-type="string">
            <text:p>TagXAZ</text:p>
          </table:table-cell>
          <table:table-cell office:value-type="float" office:value="1" calcext:value-type="float">
            <text:p>1</text:p>
          </table:table-cell>
          <table:table-cell office:value-type="float" office:value="0.737055463" calcext:value-type="float">
            <text:p>0.737055463</text:p>
          </table:table-cell>
          <table:table-cell office:value-type="float" office:value="3.064300199" calcext:value-type="float">
            <text:p>3.06430019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zip</text:p>
          </table:table-cell>
          <table:table-cell office:value-type="float" office:value="209715200" calcext:value-type="float">
            <text:p>209715200</text:p>
          </table:table-cell>
          <table:table-cell office:value-type="float" office:value="863630" calcext:value-type="float">
            <text:p>863630</text:p>
          </table:table-cell>
          <table:table-cell table:formula="of:=[.C122]/[.B122]" office:value-type="float" office:value="0.00411810874938965" calcext:value-type="float">
            <text:p>0.00411810874939</text:p>
          </table:table-cell>
          <table:table-cell office:value-type="float" office:value="3.81" calcext:value-type="float">
            <text:p>3.81</text:p>
          </table:table-cell>
          <table:table-cell office:value-type="float" office:value="1748" calcext:value-type="float">
            <text:p>1748</text:p>
          </table:table-cell>
          <table:table-cell office:value-type="float" office:value="2.73" calcext:value-type="float">
            <text:p>2.73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01_ERR17431.aln.sort.dupmark.rg.11.sam.deez_rawstreams.tagBuffer.cropped</text:p>
          </table:table-cell>
          <table:table-cell office:value-type="string" calcext:value-type="string">
            <text:p>tagBuffer</text:p>
          </table:table-cell>
          <table:table-cell office:value-type="float" office:value="1" calcext:value-type="float">
            <text:p>1</text:p>
          </table:table-cell>
          <table:table-cell office:value-type="float" office:value="52.49343832" calcext:value-type="float">
            <text:p>52.49343832</text:p>
          </table:table-cell>
          <table:table-cell office:value-type="float" office:value="0.301692949" calcext:value-type="float">
            <text:p>0.30169294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209715200" calcext:value-type="float">
            <text:p>209715200</text:p>
          </table:table-cell>
          <table:table-cell office:value-type="float" office:value="486433" calcext:value-type="float">
            <text:p>486433</text:p>
          </table:table-cell>
          <table:table-cell table:formula="of:=[.C123]/[.B123]" office:value-type="float" office:value="0.00231949329376221" calcext:value-type="float">
            <text:p>0.002319493293762</text:p>
          </table:table-cell>
          <table:table-cell office:value-type="float" office:value="61.24" calcext:value-type="float">
            <text:p>61.24</text:p>
          </table:table-cell>
          <table:table-cell office:value-type="float" office:value="10084" calcext:value-type="float">
            <text:p>10084</text:p>
          </table:table-cell>
          <table:table-cell office:value-type="float" office:value="6" calcext:value-type="float">
            <text:p>6</text:p>
          </table:table-cell>
          <table:table-cell office:value-type="float" office:value="6400" calcext:value-type="float">
            <text:p>6400</text:p>
          </table:table-cell>
          <table:table-cell office:value-type="string" calcext:value-type="string">
            <text:p>01_ERR17431.aln.sort.dupmark.rg.11.sam.deez_rawstreams.tagBuffer.cropped</text:p>
          </table:table-cell>
          <table:table-cell office:value-type="string" calcext:value-type="string">
            <text:p>tagBuffer</text:p>
          </table:table-cell>
          <table:table-cell office:value-type="float" office:value="1" calcext:value-type="float">
            <text:p>1</text:p>
          </table:table-cell>
          <table:table-cell office:value-type="float" office:value="3.265839321" calcext:value-type="float">
            <text:p>3.265839321</text:p>
          </table:table-cell>
          <table:table-cell office:value-type="float" office:value="0.077316443" calcext:value-type="float">
            <text:p>0.07731644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209715200" calcext:value-type="float">
            <text:p>209715200</text:p>
          </table:table-cell>
          <table:table-cell office:value-type="float" office:value="785256" calcext:value-type="float">
            <text:p>785256</text:p>
          </table:table-cell>
          <table:table-cell table:formula="of:=[.C124]/[.B124]" office:value-type="float" office:value="0.00374439239501953" calcext:value-type="float">
            <text:p>0.00374439239502</text:p>
          </table:table-cell>
          <table:table-cell office:value-type="float" office:value="20.82" calcext:value-type="float">
            <text:p>20.82</text:p>
          </table:table-cell>
          <table:table-cell office:value-type="float" office:value="691324" calcext:value-type="float">
            <text:p>691324</text:p>
          </table:table-cell>
          <table:table-cell office:value-type="float" office:value="2.54" calcext:value-type="float">
            <text:p>2.54</text:p>
          </table:table-cell>
          <table:table-cell office:value-type="float" office:value="67768" calcext:value-type="float">
            <text:p>67768</text:p>
          </table:table-cell>
          <table:table-cell office:value-type="string" calcext:value-type="string">
            <text:p>01_ERR17431.aln.sort.dupmark.rg.11.sam.deez_rawstreams.tagBuffer.cropped</text:p>
          </table:table-cell>
          <table:table-cell office:value-type="string" calcext:value-type="string">
            <text:p>tagBuffer</text:p>
          </table:table-cell>
          <table:table-cell office:value-type="float" office:value="1" calcext:value-type="float">
            <text:p>1</text:p>
          </table:table-cell>
          <table:table-cell office:value-type="float" office:value="9.606147935" calcext:value-type="float">
            <text:p>9.606147935</text:p>
          </table:table-cell>
          <table:table-cell office:value-type="float" office:value="0.294834047" calcext:value-type="float">
            <text:p>0.29483404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ANS-0</text:p>
          </table:table-cell>
          <table:table-cell office:value-type="float" office:value="209715200" calcext:value-type="float">
            <text:p>209715200</text:p>
          </table:table-cell>
          <table:table-cell office:value-type="float" office:value="74413482" calcext:value-type="float">
            <text:p>74413482</text:p>
          </table:table-cell>
          <table:table-cell table:formula="of:=[.C125]/[.B125]" office:value-type="float" office:value="0.354831132888794" calcext:value-type="float">
            <text:p>0.354831132888794</text:p>
          </table:table-cell>
          <table:table-cell office:value-type="float" office:value="3.7" calcext:value-type="float">
            <text:p>3.7</text:p>
          </table:table-cell>
          <table:table-cell office:value-type="float" office:value="4296" calcext:value-type="float">
            <text:p>4296</text:p>
          </table:table-cell>
          <table:table-cell office:value-type="float" office:value="4.12" calcext:value-type="float">
            <text:p>4.12</text:p>
          </table:table-cell>
          <table:table-cell office:value-type="float" office:value="4704" calcext:value-type="float">
            <text:p>4704</text:p>
          </table:table-cell>
          <table:table-cell office:value-type="string" calcext:value-type="string">
            <text:p>01_ERR17431.aln.sort.dupmark.rg.11.sam.deez_rawstreams.tagBuffer.cropped</text:p>
          </table:table-cell>
          <table:table-cell office:value-type="string" calcext:value-type="string">
            <text:p>tagBuffer</text:p>
          </table:table-cell>
          <table:table-cell office:value-type="float" office:value="1" calcext:value-type="float">
            <text:p>1</text:p>
          </table:table-cell>
          <table:table-cell office:value-type="float" office:value="54.05405405" calcext:value-type="float">
            <text:p>54.05405405</text:p>
          </table:table-cell>
          <table:table-cell office:value-type="float" office:value="17.22481228" calcext:value-type="float">
            <text:p>17.2248122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S-1</text:p>
          </table:table-cell>
          <table:table-cell office:value-type="float" office:value="209715200" calcext:value-type="float">
            <text:p>209715200</text:p>
          </table:table-cell>
          <table:table-cell office:value-type="float" office:value="965472" calcext:value-type="float">
            <text:p>965472</text:p>
          </table:table-cell>
          <table:table-cell table:formula="of:=[.C126]/[.B126]" office:value-type="float" office:value="0.00460372924804688" calcext:value-type="float">
            <text:p>0.004603729248047</text:p>
          </table:table-cell>
          <table:table-cell office:value-type="float" office:value="3.3" calcext:value-type="float">
            <text:p>3.3</text:p>
          </table:table-cell>
          <table:table-cell office:value-type="float" office:value="3624" calcext:value-type="float">
            <text:p>3624</text:p>
          </table:table-cell>
          <table:table-cell office:value-type="float" office:value="4.18" calcext:value-type="float">
            <text:p>4.18</text:p>
          </table:table-cell>
          <table:table-cell office:value-type="float" office:value="5344" calcext:value-type="float">
            <text:p>5344</text:p>
          </table:table-cell>
          <table:table-cell office:value-type="string" calcext:value-type="string">
            <text:p>01_ERR17431.aln.sort.dupmark.rg.11.sam.deez_rawstreams.tagBuffer.cropped</text:p>
          </table:table-cell>
          <table:table-cell office:value-type="string" calcext:value-type="string">
            <text:p>tagBuffer</text:p>
          </table:table-cell>
          <table:table-cell office:value-type="float" office:value="1" calcext:value-type="float">
            <text:p>1</text:p>
          </table:table-cell>
          <table:table-cell office:value-type="float" office:value="60.60606061" calcext:value-type="float">
            <text:p>60.60606061</text:p>
          </table:table-cell>
          <table:table-cell office:value-type="float" office:value="0.220274127" calcext:value-type="float">
            <text:p>0.22027412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ABAC</text:p>
          </table:table-cell>
          <table:table-cell office:value-type="float" office:value="209715200" calcext:value-type="float">
            <text:p>209715200</text:p>
          </table:table-cell>
          <table:table-cell office:value-type="float" office:value="513735" calcext:value-type="float">
            <text:p>513735</text:p>
          </table:table-cell>
          <table:table-cell table:formula="of:=[.C127]/[.B127]" office:value-type="float" office:value="0.00244967937469482" calcext:value-type="float">
            <text:p>0.002449679374695</text:p>
          </table:table-cell>
          <table:table-cell office:value-type="float" office:value="5.15" calcext:value-type="float">
            <text:p>5.15</text:p>
          </table:table-cell>
          <table:table-cell office:value-type="float" office:value="1848232" calcext:value-type="float">
            <text:p>1848232</text:p>
          </table:table-cell>
          <table:table-cell office:value-type="float" office:value="47.66" calcext:value-type="float">
            <text:p>47.66</text:p>
          </table:table-cell>
          <table:table-cell office:value-type="float" office:value="2128480" calcext:value-type="float">
            <text:p>2128480</text:p>
          </table:table-cell>
          <table:table-cell office:value-type="string" calcext:value-type="string">
            <text:p>01_ERR17431.aln.sort.dupmark.rg.11.sam.deez_rawstreams.tagBuffer.cropped</text:p>
          </table:table-cell>
          <table:table-cell office:value-type="string" calcext:value-type="string">
            <text:p>tagBuffer</text:p>
          </table:table-cell>
          <table:table-cell office:value-type="float" office:value="1" calcext:value-type="float">
            <text:p>1</text:p>
          </table:table-cell>
          <table:table-cell office:value-type="float" office:value="38.83495146" calcext:value-type="float">
            <text:p>38.83495146</text:p>
          </table:table-cell>
          <table:table-cell office:value-type="float" office:value="0.010279813" calcext:value-type="float">
            <text:p>0.0102798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zip</text:p>
          </table:table-cell>
          <table:table-cell office:value-type="float" office:value="189519044" calcext:value-type="float">
            <text:p>189519044</text:p>
          </table:table-cell>
          <table:table-cell office:value-type="float" office:value="34179771" calcext:value-type="float">
            <text:p>34179771</text:p>
          </table:table-cell>
          <table:table-cell table:formula="of:=[.C128]/[.B128]" office:value-type="float" office:value="0.180350060229303" calcext:value-type="float">
            <text:p>0.180350060229303</text:p>
          </table:table-cell>
          <table:table-cell office:value-type="float" office:value="662.88" calcext:value-type="float">
            <text:p>662.88</text:p>
          </table:table-cell>
          <table:table-cell office:value-type="float" office:value="1792" calcext:value-type="float">
            <text:p>1792</text:p>
          </table:table-cell>
          <table:table-cell office:value-type="float" office:value="2.88" calcext:value-type="float">
            <text:p>2.88</text:p>
          </table:table-cell>
          <table:table-cell office:value-type="float" office:value="1624" calcext:value-type="float">
            <text:p>1624</text:p>
          </table:table-cell>
          <table:table-cell office:value-type="string" calcext:value-type="string">
            <text:p>01_ERR17431.aln.sort.dupmark.rg.11.sam.deez_rawstreams.MappingFlag</text:p>
          </table:table-cell>
          <table:table-cell office:value-type="string" calcext:value-type="string">
            <text:p>MappingFlag</text:p>
          </table:table-cell>
          <table:table-cell office:value-type="float" office:value="1" calcext:value-type="float">
            <text:p>1</text:p>
          </table:table-cell>
          <table:table-cell office:value-type="float" office:value="0.272657864" calcext:value-type="float">
            <text:p>0.272657864</text:p>
          </table:table-cell>
          <table:table-cell office:value-type="float" office:value="11.31818394" calcext:value-type="float">
            <text:p>11.3181839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189519044" calcext:value-type="float">
            <text:p>189519044</text:p>
          </table:table-cell>
          <table:table-cell office:value-type="float" office:value="28235719" calcext:value-type="float">
            <text:p>28235719</text:p>
          </table:table-cell>
          <table:table-cell table:formula="of:=[.C129]/[.B129]" office:value-type="float" office:value="0.148986183151072" calcext:value-type="float">
            <text:p>0.148986183151072</text:p>
          </table:table-cell>
          <table:table-cell office:value-type="float" office:value="31.5" calcext:value-type="float">
            <text:p>31.5</text:p>
          </table:table-cell>
          <table:table-cell office:value-type="float" office:value="9932" calcext:value-type="float">
            <text:p>9932</text:p>
          </table:table-cell>
          <table:table-cell office:value-type="float" office:value="8.96" calcext:value-type="float">
            <text:p>8.96</text:p>
          </table:table-cell>
          <table:table-cell office:value-type="float" office:value="7052" calcext:value-type="float">
            <text:p>7052</text:p>
          </table:table-cell>
          <table:table-cell office:value-type="string" calcext:value-type="string">
            <text:p>01_ERR17431.aln.sort.dupmark.rg.11.sam.deez_rawstreams.MappingFlag</text:p>
          </table:table-cell>
          <table:table-cell office:value-type="string" calcext:value-type="string">
            <text:p>MappingFlag</text:p>
          </table:table-cell>
          <table:table-cell office:value-type="float" office:value="1" calcext:value-type="float">
            <text:p>1</text:p>
          </table:table-cell>
          <table:table-cell office:value-type="float" office:value="5.73776015" calcext:value-type="float">
            <text:p>5.73776015</text:p>
          </table:table-cell>
          <table:table-cell office:value-type="float" office:value="3.00532143" calcext:value-type="float">
            <text:p>3.0053214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189519044" calcext:value-type="float">
            <text:p>189519044</text:p>
          </table:table-cell>
          <table:table-cell office:value-type="float" office:value="27775316" calcext:value-type="float">
            <text:p>27775316</text:p>
          </table:table-cell>
          <table:table-cell table:formula="of:=[.C130]/[.B130]" office:value-type="float" office:value="0.146556860006111" calcext:value-type="float">
            <text:p>0.146556860006111</text:p>
          </table:table-cell>
          <table:table-cell office:value-type="float" office:value="363.81" calcext:value-type="float">
            <text:p>363.81</text:p>
          </table:table-cell>
          <table:table-cell office:value-type="float" office:value="691460" calcext:value-type="float">
            <text:p>691460</text:p>
          </table:table-cell>
          <table:table-cell office:value-type="float" office:value="3.94" calcext:value-type="float">
            <text:p>3.94</text:p>
          </table:table-cell>
          <table:table-cell office:value-type="float" office:value="67824" calcext:value-type="float">
            <text:p>67824</text:p>
          </table:table-cell>
          <table:table-cell office:value-type="string" calcext:value-type="string">
            <text:p>01_ERR17431.aln.sort.dupmark.rg.11.sam.deez_rawstreams.MappingFlag</text:p>
          </table:table-cell>
          <table:table-cell office:value-type="string" calcext:value-type="string">
            <text:p>MappingFlag</text:p>
          </table:table-cell>
          <table:table-cell office:value-type="float" office:value="1" calcext:value-type="float">
            <text:p>1</text:p>
          </table:table-cell>
          <table:table-cell office:value-type="float" office:value="0.496796253" calcext:value-type="float">
            <text:p>0.496796253</text:p>
          </table:table-cell>
          <table:table-cell office:value-type="float" office:value="6.72299632" calcext:value-type="float">
            <text:p>6.7229963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ANS-0</text:p>
          </table:table-cell>
          <table:table-cell office:value-type="float" office:value="189519044" calcext:value-type="float">
            <text:p>189519044</text:p>
          </table:table-cell>
          <table:table-cell office:value-type="float" office:value="50266133" calcext:value-type="float">
            <text:p>50266133</text:p>
          </table:table-cell>
          <table:table-cell table:formula="of:=[.C131]/[.B131]" office:value-type="float" office:value="0.265229983958762" calcext:value-type="float">
            <text:p>0.265229983958762</text:p>
          </table:table-cell>
          <table:table-cell office:value-type="float" office:value="3.43" calcext:value-type="float">
            <text:p>3.43</text:p>
          </table:table-cell>
          <table:table-cell office:value-type="float" office:value="4356" calcext:value-type="float">
            <text:p>4356</text:p>
          </table:table-cell>
          <table:table-cell office:value-type="float" office:value="4.24" calcext:value-type="float">
            <text:p>4.24</text:p>
          </table:table-cell>
          <table:table-cell office:value-type="float" office:value="4668" calcext:value-type="float">
            <text:p>4668</text:p>
          </table:table-cell>
          <table:table-cell office:value-type="string" calcext:value-type="string">
            <text:p>01_ERR17431.aln.sort.dupmark.rg.11.sam.deez_rawstreams.MappingFlag</text:p>
          </table:table-cell>
          <table:table-cell office:value-type="string" calcext:value-type="string">
            <text:p>MappingFlag</text:p>
          </table:table-cell>
          <table:table-cell office:value-type="float" office:value="1" calcext:value-type="float">
            <text:p>1</text:p>
          </table:table-cell>
          <table:table-cell office:value-type="float" office:value="52.69371567" calcext:value-type="float">
            <text:p>52.69371567</text:p>
          </table:table-cell>
          <table:table-cell office:value-type="float" office:value="11.30601887" calcext:value-type="float">
            <text:p>11.3060188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NS-1</text:p>
          </table:table-cell>
          <table:table-cell office:value-type="float" office:value="189519044" calcext:value-type="float">
            <text:p>189519044</text:p>
          </table:table-cell>
          <table:table-cell office:value-type="float" office:value="26434312" calcext:value-type="float">
            <text:p>26434312</text:p>
          </table:table-cell>
          <table:table-cell table:formula="of:=[.C132]/[.B132]" office:value-type="float" office:value="0.139481032840161" calcext:value-type="float">
            <text:p>0.139481032840161</text:p>
          </table:table-cell>
          <table:table-cell office:value-type="float" office:value="3.59" calcext:value-type="float">
            <text:p>3.59</text:p>
          </table:table-cell>
          <table:table-cell office:value-type="float" office:value="3996" calcext:value-type="float">
            <text:p>3996</text:p>
          </table:table-cell>
          <table:table-cell office:value-type="float" office:value="4.29" calcext:value-type="float">
            <text:p>4.29</text:p>
          </table:table-cell>
          <table:table-cell office:value-type="float" office:value="5568" calcext:value-type="float">
            <text:p>5568</text:p>
          </table:table-cell>
          <table:table-cell office:value-type="string" calcext:value-type="string">
            <text:p>01_ERR17431.aln.sort.dupmark.rg.11.sam.deez_rawstreams.MappingFlag</text:p>
          </table:table-cell>
          <table:table-cell office:value-type="string" calcext:value-type="string">
            <text:p>MappingFlag</text:p>
          </table:table-cell>
          <table:table-cell office:value-type="float" office:value="1" calcext:value-type="float">
            <text:p>1</text:p>
          </table:table-cell>
          <table:table-cell office:value-type="float" office:value="50.34524923" calcext:value-type="float">
            <text:p>50.34524923</text:p>
          </table:table-cell>
          <table:table-cell office:value-type="float" office:value="5.87639264" calcext:value-type="float">
            <text:p>5.876392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ABAC</text:p>
          </table:table-cell>
          <table:table-cell office:value-type="float" office:value="189519044" calcext:value-type="float">
            <text:p>189519044</text:p>
          </table:table-cell>
          <table:table-cell office:value-type="float" office:value="26385091" calcext:value-type="float">
            <text:p>26385091</text:p>
          </table:table-cell>
          <table:table-cell table:formula="of:=[.C133]/[.B133]" office:value-type="float" office:value="0.139221317515722" calcext:value-type="float">
            <text:p>0.139221317515722</text:p>
          </table:table-cell>
          <table:table-cell office:value-type="float" office:value="7.18" calcext:value-type="float">
            <text:p>7.18</text:p>
          </table:table-cell>
          <table:table-cell office:value-type="float" office:value="901028" calcext:value-type="float">
            <text:p>901028</text:p>
          </table:table-cell>
          <table:table-cell office:value-type="float" office:value="7.38" calcext:value-type="float">
            <text:p>7.38</text:p>
          </table:table-cell>
          <table:table-cell office:value-type="float" office:value="959248" calcext:value-type="float">
            <text:p>959248</text:p>
          </table:table-cell>
          <table:table-cell office:value-type="string" calcext:value-type="string">
            <text:p>01_ERR17431.aln.sort.dupmark.rg.11.sam.deez_rawstreams.MappingFlag</text:p>
          </table:table-cell>
          <table:table-cell office:value-type="string" calcext:value-type="string">
            <text:p>MappingFlag</text:p>
          </table:table-cell>
          <table:table-cell office:value-type="float" office:value="1" calcext:value-type="float">
            <text:p>1</text:p>
          </table:table-cell>
          <table:table-cell office:value-type="float" office:value="25.17262461" calcext:value-type="float">
            <text:p>25.17262461</text:p>
          </table:table-cell>
          <table:table-cell office:value-type="float" office:value="3.409591277" calcext:value-type="float">
            <text:p>3.40959127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zip</text:p>
          </table:table-cell>
          <table:table-cell office:value-type="float" office:value="94759522" calcext:value-type="float">
            <text:p>94759522</text:p>
          </table:table-cell>
          <table:table-cell office:value-type="float" office:value="31577280" calcext:value-type="float">
            <text:p>31577280</text:p>
          </table:table-cell>
          <table:table-cell table:formula="of:=[.C134]/[.B134]" office:value-type="float" office:value="0.333235957015486" calcext:value-type="float">
            <text:p>0.333235957015486</text:p>
          </table:table-cell>
          <table:table-cell office:value-type="float" office:value="70.46" calcext:value-type="float">
            <text:p>70.46</text:p>
          </table:table-cell>
          <table:table-cell office:value-type="float" office:value="1736" calcext:value-type="float">
            <text:p>1736</text:p>
          </table:table-cell>
          <table:table-cell office:value-type="float" office:value="2.4" calcext:value-type="float">
            <text:p>2.4</text:p>
          </table:table-cell>
          <table:table-cell office:value-type="float" office:value="1632" calcext:value-type="float">
            <text:p>1632</text:p>
          </table:table-cell>
          <table:table-cell office:value-type="string" calcext:value-type="string">
            <text:p>01_ERR17431.aln.sort.dupmark.rg.11.sam.deez_rawstreams.EditLocation</text:p>
          </table:table-cell>
          <table:table-cell office:value-type="string" calcext:value-type="string">
            <text:p>EditLocation</text:p>
          </table:table-cell>
          <table:table-cell office:value-type="float" office:value="1" calcext:value-type="float">
            <text:p>1</text:p>
          </table:table-cell>
          <table:table-cell office:value-type="float" office:value="1.282567732" calcext:value-type="float">
            <text:p>1.282567732</text:p>
          </table:table-cell>
          <table:table-cell office:value-type="float" office:value="12.54768372" calcext:value-type="float">
            <text:p>12.5476837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94759522" calcext:value-type="float">
            <text:p>94759522</text:p>
          </table:table-cell>
          <table:table-cell office:value-type="float" office:value="31259466" calcext:value-type="float">
            <text:p>31259466</text:p>
          </table:table-cell>
          <table:table-cell table:formula="of:=[.C135]/[.B135]" office:value-type="float" office:value="0.329882056602185" calcext:value-type="float">
            <text:p>0.329882056602185</text:p>
          </table:table-cell>
          <table:table-cell office:value-type="float" office:value="11.11" calcext:value-type="float">
            <text:p>11.11</text:p>
          </table:table-cell>
          <table:table-cell office:value-type="float" office:value="9852" calcext:value-type="float">
            <text:p>9852</text:p>
          </table:table-cell>
          <table:table-cell office:value-type="float" office:value="5.84" calcext:value-type="float">
            <text:p>5.84</text:p>
          </table:table-cell>
          <table:table-cell office:value-type="float" office:value="6884" calcext:value-type="float">
            <text:p>6884</text:p>
          </table:table-cell>
          <table:table-cell office:value-type="string" calcext:value-type="string">
            <text:p>01_ERR17431.aln.sort.dupmark.rg.11.sam.deez_rawstreams.EditLocation</text:p>
          </table:table-cell>
          <table:table-cell office:value-type="string" calcext:value-type="string">
            <text:p>EditLocation</text:p>
          </table:table-cell>
          <table:table-cell office:value-type="float" office:value="1" calcext:value-type="float">
            <text:p>1</text:p>
          </table:table-cell>
          <table:table-cell office:value-type="float" office:value="8.134088422" calcext:value-type="float">
            <text:p>8.134088422</text:p>
          </table:table-cell>
          <table:table-cell office:value-type="float" office:value="5.104683197" calcext:value-type="float">
            <text:p>5.10468319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94759522" calcext:value-type="float">
            <text:p>94759522</text:p>
          </table:table-cell>
          <table:table-cell office:value-type="float" office:value="28902816" calcext:value-type="float">
            <text:p>28902816</text:p>
          </table:table-cell>
          <table:table-cell table:formula="of:=[.C136]/[.B136]" office:value-type="float" office:value="0.305012260403762" calcext:value-type="float">
            <text:p>0.305012260403762</text:p>
          </table:table-cell>
          <table:table-cell office:value-type="float" office:value="131.64" calcext:value-type="float">
            <text:p>131.64</text:p>
          </table:table-cell>
          <table:table-cell office:value-type="float" office:value="685652" calcext:value-type="float">
            <text:p>685652</text:p>
          </table:table-cell>
          <table:table-cell office:value-type="float" office:value="5.97" calcext:value-type="float">
            <text:p>5.97</text:p>
          </table:table-cell>
          <table:table-cell office:value-type="float" office:value="67920" calcext:value-type="float">
            <text:p>67920</text:p>
          </table:table-cell>
          <table:table-cell office:value-type="string" calcext:value-type="string">
            <text:p>01_ERR17431.aln.sort.dupmark.rg.11.sam.deez_rawstreams.EditLocation</text:p>
          </table:table-cell>
          <table:table-cell office:value-type="string" calcext:value-type="string">
            <text:p>EditLocation</text:p>
          </table:table-cell>
          <table:table-cell office:value-type="float" office:value="1" calcext:value-type="float">
            <text:p>1</text:p>
          </table:table-cell>
          <table:table-cell office:value-type="float" office:value="0.686491358" calcext:value-type="float">
            <text:p>0.686491358</text:p>
          </table:table-cell>
          <table:table-cell office:value-type="float" office:value="4.617064203" calcext:value-type="float">
            <text:p>4.61706420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ANS-0</text:p>
          </table:table-cell>
          <table:table-cell office:value-type="float" office:value="94759522" calcext:value-type="float">
            <text:p>94759522</text:p>
          </table:table-cell>
          <table:table-cell office:value-type="float" office:value="26674906" calcext:value-type="float">
            <text:p>26674906</text:p>
          </table:table-cell>
          <table:table-cell table:formula="of:=[.C137]/[.B137]" office:value-type="float" office:value="0.281501061180954" calcext:value-type="float">
            <text:p>0.281501061180954</text:p>
          </table:table-cell>
          <table:table-cell office:value-type="float" office:value="2.15" calcext:value-type="float">
            <text:p>2.15</text:p>
          </table:table-cell>
          <table:table-cell office:value-type="float" office:value="4204" calcext:value-type="float">
            <text:p>4204</text:p>
          </table:table-cell>
          <table:table-cell office:value-type="float" office:value="3.05" calcext:value-type="float">
            <text:p>3.05</text:p>
          </table:table-cell>
          <table:table-cell office:value-type="float" office:value="4420" calcext:value-type="float">
            <text:p>4420</text:p>
          </table:table-cell>
          <table:table-cell office:value-type="string" calcext:value-type="string">
            <text:p>01_ERR17431.aln.sort.dupmark.rg.11.sam.deez_rawstreams.EditLocation</text:p>
          </table:table-cell>
          <table:table-cell office:value-type="string" calcext:value-type="string">
            <text:p>EditLocation</text:p>
          </table:table-cell>
          <table:table-cell office:value-type="float" office:value="1" calcext:value-type="float">
            <text:p>1</text:p>
          </table:table-cell>
          <table:table-cell office:value-type="float" office:value="42.03242901" calcext:value-type="float">
            <text:p>42.03242901</text:p>
          </table:table-cell>
          <table:table-cell office:value-type="float" office:value="8.340712375" calcext:value-type="float">
            <text:p>8.3407123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ANS-1</text:p>
          </table:table-cell>
          <table:table-cell office:value-type="float" office:value="94759522" calcext:value-type="float">
            <text:p>94759522</text:p>
          </table:table-cell>
          <table:table-cell office:value-type="float" office:value="26577768" calcext:value-type="float">
            <text:p>26577768</text:p>
          </table:table-cell>
          <table:table-cell table:formula="of:=[.C138]/[.B138]" office:value-type="float" office:value="0.280475961033235" calcext:value-type="float">
            <text:p>0.280475961033235</text:p>
          </table:table-cell>
          <table:table-cell office:value-type="float" office:value="3.43" calcext:value-type="float">
            <text:p>3.43</text:p>
          </table:table-cell>
          <table:table-cell office:value-type="float" office:value="4668" calcext:value-type="float">
            <text:p>4668</text:p>
          </table:table-cell>
          <table:table-cell office:value-type="float" office:value="2.97" calcext:value-type="float">
            <text:p>2.97</text:p>
          </table:table-cell>
          <table:table-cell office:value-type="float" office:value="5836" calcext:value-type="float">
            <text:p>5836</text:p>
          </table:table-cell>
          <table:table-cell office:value-type="string" calcext:value-type="string">
            <text:p>01_ERR17431.aln.sort.dupmark.rg.11.sam.deez_rawstreams.EditLocation</text:p>
          </table:table-cell>
          <table:table-cell office:value-type="string" calcext:value-type="string">
            <text:p>EditLocation</text:p>
          </table:table-cell>
          <table:table-cell office:value-type="float" office:value="1" calcext:value-type="float">
            <text:p>1</text:p>
          </table:table-cell>
          <table:table-cell office:value-type="float" office:value="26.34685783" calcext:value-type="float">
            <text:p>26.34685783</text:p>
          </table:table-cell>
          <table:table-cell office:value-type="float" office:value="8.534186777" calcext:value-type="float">
            <text:p>8.53418677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BAC</text:p>
          </table:table-cell>
          <table:table-cell office:value-type="float" office:value="94759522" calcext:value-type="float">
            <text:p>94759522</text:p>
          </table:table-cell>
          <table:table-cell office:value-type="float" office:value="26814412" calcext:value-type="float">
            <text:p>26814412</text:p>
          </table:table-cell>
          <table:table-cell table:formula="of:=[.C139]/[.B139]" office:value-type="float" office:value="0.282973272068637" calcext:value-type="float">
            <text:p>0.282973272068637</text:p>
          </table:table-cell>
          <table:table-cell office:value-type="float" office:value="5.65" calcext:value-type="float">
            <text:p>5.65</text:p>
          </table:table-cell>
          <table:table-cell office:value-type="float" office:value="1485892" calcext:value-type="float">
            <text:p>1485892</text:p>
          </table:table-cell>
          <table:table-cell office:value-type="float" office:value="9" calcext:value-type="float">
            <text:p>9</text:p>
          </table:table-cell>
          <table:table-cell office:value-type="float" office:value="1512492" calcext:value-type="float">
            <text:p>1512492</text:p>
          </table:table-cell>
          <table:table-cell office:value-type="string" calcext:value-type="string">
            <text:p>01_ERR17431.aln.sort.dupmark.rg.11.sam.deez_rawstreams.EditLocation</text:p>
          </table:table-cell>
          <table:table-cell office:value-type="string" calcext:value-type="string">
            <text:p>EditLocation</text:p>
          </table:table-cell>
          <table:table-cell office:value-type="float" office:value="1" calcext:value-type="float">
            <text:p>1</text:p>
          </table:table-cell>
          <table:table-cell office:value-type="float" office:value="15.99464113" calcext:value-type="float">
            <text:p>15.99464113</text:p>
          </table:table-cell>
          <table:table-cell office:value-type="float" office:value="2.841357337" calcext:value-type="float">
            <text:p>2.84135733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zip</text:p>
          </table:table-cell>
          <table:table-cell office:value-type="float" office:value="21983148" calcext:value-type="float">
            <text:p>21983148</text:p>
          </table:table-cell>
          <table:table-cell office:value-type="float" office:value="16151762" calcext:value-type="float">
            <text:p>16151762</text:p>
          </table:table-cell>
          <table:table-cell table:formula="of:=[.C140]/[.B140]" office:value-type="float" office:value="0.734733806095469" calcext:value-type="float">
            <text:p>0.734733806095469</text:p>
          </table:table-cell>
          <table:table-cell office:value-type="float" office:value="1.91" calcext:value-type="float">
            <text:p>1.91</text:p>
          </table:table-cell>
          <table:table-cell office:value-type="float" office:value="1784" calcext:value-type="float">
            <text:p>1784</text:p>
          </table:table-cell>
          <table:table-cell office:value-type="float" office:value="0.48" calcext:value-type="float">
            <text:p>0.48</text:p>
          </table:table-cell>
          <table:table-cell office:value-type="float" office:value="1736" calcext:value-type="float">
            <text:p>1736</text:p>
          </table:table-cell>
          <table:table-cell office:value-type="string" calcext:value-type="string">
            <text:p>01_ERR17431.aln.sort.dupmark.rg.11.sam.deez_rawstreams.EditACGT_IS_SeqVec</text:p>
          </table:table-cell>
          <table:table-cell office:value-type="string" calcext:value-type="string">
            <text:p>EditACGT_IS_SeqVec</text:p>
          </table:table-cell>
          <table:table-cell office:value-type="float" office:value="1" calcext:value-type="float">
            <text:p>1</text:p>
          </table:table-cell>
          <table:table-cell office:value-type="float" office:value="10.97631604" calcext:value-type="float">
            <text:p>10.97631604</text:p>
          </table:table-cell>
          <table:table-cell office:value-type="float" office:value="32.09066788" calcext:value-type="float">
            <text:p>32.0906678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21983148" calcext:value-type="float">
            <text:p>21983148</text:p>
          </table:table-cell>
          <table:table-cell office:value-type="float" office:value="16721224" calcext:value-type="float">
            <text:p>16721224</text:p>
          </table:table-cell>
          <table:table-cell table:formula="of:=[.C141]/[.B141]" office:value-type="float" office:value="0.760638285290169" calcext:value-type="float">
            <text:p>0.760638285290169</text:p>
          </table:table-cell>
          <table:table-cell office:value-type="float" office:value="3.03" calcext:value-type="float">
            <text:p>3.03</text:p>
          </table:table-cell>
          <table:table-cell office:value-type="float" office:value="9776" calcext:value-type="float">
            <text:p>9776</text:p>
          </table:table-cell>
          <table:table-cell office:value-type="float" office:value="1.87" calcext:value-type="float">
            <text:p>1.87</text:p>
          </table:table-cell>
          <table:table-cell office:value-type="float" office:value="6660" calcext:value-type="float">
            <text:p>6660</text:p>
          </table:table-cell>
          <table:table-cell office:value-type="string" calcext:value-type="string">
            <text:p>01_ERR17431.aln.sort.dupmark.rg.11.sam.deez_rawstreams.EditACGT_IS_SeqVec</text:p>
          </table:table-cell>
          <table:table-cell office:value-type="string" calcext:value-type="string">
            <text:p>EditACGT_IS_SeqVec</text:p>
          </table:table-cell>
          <table:table-cell office:value-type="float" office:value="1" calcext:value-type="float">
            <text:p>1</text:p>
          </table:table-cell>
          <table:table-cell office:value-type="float" office:value="6.919063908" calcext:value-type="float">
            <text:p>6.919063908</text:p>
          </table:table-cell>
          <table:table-cell office:value-type="float" office:value="8.527594582" calcext:value-type="float">
            <text:p>8.52759458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21983148" calcext:value-type="float">
            <text:p>21983148</text:p>
          </table:table-cell>
          <table:table-cell office:value-type="float" office:value="15437596" calcext:value-type="float">
            <text:p>15437596</text:p>
          </table:table-cell>
          <table:table-cell table:formula="of:=[.C142]/[.B142]" office:value-type="float" office:value="0.702246830162814" calcext:value-type="float">
            <text:p>0.702246830162814</text:p>
          </table:table-cell>
          <table:table-cell office:value-type="float" office:value="8.71" calcext:value-type="float">
            <text:p>8.71</text:p>
          </table:table-cell>
          <table:table-cell office:value-type="float" office:value="262236" calcext:value-type="float">
            <text:p>262236</text:p>
          </table:table-cell>
          <table:table-cell office:value-type="float" office:value="1.58" calcext:value-type="float">
            <text:p>1.58</text:p>
          </table:table-cell>
          <table:table-cell office:value-type="float" office:value="24624" calcext:value-type="float">
            <text:p>24624</text:p>
          </table:table-cell>
          <table:table-cell office:value-type="string" calcext:value-type="string">
            <text:p>01_ERR17431.aln.sort.dupmark.rg.11.sam.deez_rawstreams.EditACGT_IS_SeqVec</text:p>
          </table:table-cell>
          <table:table-cell office:value-type="string" calcext:value-type="string">
            <text:p>EditACGT_IS_SeqVec</text:p>
          </table:table-cell>
          <table:table-cell office:value-type="float" office:value="1" calcext:value-type="float">
            <text:p>1</text:p>
          </table:table-cell>
          <table:table-cell office:value-type="float" office:value="2.406976308" calcext:value-type="float">
            <text:p>2.406976308</text:p>
          </table:table-cell>
          <table:table-cell office:value-type="float" office:value="9.317999248" calcext:value-type="float">
            <text:p>9.31799924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NS-0</text:p>
          </table:table-cell>
          <table:table-cell office:value-type="float" office:value="21983148" calcext:value-type="float">
            <text:p>21983148</text:p>
          </table:table-cell>
          <table:table-cell office:value-type="float" office:value="20598480" calcext:value-type="float">
            <text:p>20598480</text:p>
          </table:table-cell>
          <table:table-cell table:formula="of:=[.C143]/[.B143]" office:value-type="float" office:value="0.937012296873951" calcext:value-type="float">
            <text:p>0.937012296873951</text:p>
          </table:table-cell>
          <table:table-cell office:value-type="float" office:value="0.72" calcext:value-type="float">
            <text:p>0.72</text:p>
          </table:table-cell>
          <table:table-cell office:value-type="float" office:value="4816" calcext:value-type="float">
            <text:p>4816</text:p>
          </table:table-cell>
          <table:table-cell office:value-type="float" office:value="0.65" calcext:value-type="float">
            <text:p>0.65</text:p>
          </table:table-cell>
          <table:table-cell office:value-type="float" office:value="5052" calcext:value-type="float">
            <text:p>5052</text:p>
          </table:table-cell>
          <table:table-cell office:value-type="string" calcext:value-type="string">
            <text:p>01_ERR17431.aln.sort.dupmark.rg.11.sam.deez_rawstreams.EditACGT_IS_SeqVec</text:p>
          </table:table-cell>
          <table:table-cell office:value-type="string" calcext:value-type="string">
            <text:p>EditACGT_IS_SeqVec</text:p>
          </table:table-cell>
          <table:table-cell office:value-type="float" office:value="1" calcext:value-type="float">
            <text:p>1</text:p>
          </table:table-cell>
          <table:table-cell office:value-type="float" office:value="29.11772728" calcext:value-type="float">
            <text:p>29.11772728</text:p>
          </table:table-cell>
          <table:table-cell office:value-type="float" office:value="30.22190974" calcext:value-type="float">
            <text:p>30.2219097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NS-1</text:p>
          </table:table-cell>
          <table:table-cell office:value-type="float" office:value="21983148" calcext:value-type="float">
            <text:p>21983148</text:p>
          </table:table-cell>
          <table:table-cell office:value-type="float" office:value="19116770" calcext:value-type="float">
            <text:p>19116770</text:p>
          </table:table-cell>
          <table:table-cell table:formula="of:=[.C144]/[.B144]" office:value-type="float" office:value="0.869610212331737" calcext:value-type="float">
            <text:p>0.869610212331737</text:p>
          </table:table-cell>
          <table:table-cell office:value-type="float" office:value="1.01" calcext:value-type="float">
            <text:p>1.01</text:p>
          </table:table-cell>
          <table:table-cell office:value-type="float" office:value="5872" calcext:value-type="float">
            <text:p>5872</text:p>
          </table:table-cell>
          <table:table-cell office:value-type="float" office:value="0.89" calcext:value-type="float">
            <text:p>0.89</text:p>
          </table:table-cell>
          <table:table-cell office:value-type="float" office:value="6580" calcext:value-type="float">
            <text:p>6580</text:p>
          </table:table-cell>
          <table:table-cell office:value-type="string" calcext:value-type="string">
            <text:p>01_ERR17431.aln.sort.dupmark.rg.11.sam.deez_rawstreams.EditACGT_IS_SeqVec</text:p>
          </table:table-cell>
          <table:table-cell office:value-type="string" calcext:value-type="string">
            <text:p>EditACGT_IS_SeqVec</text:p>
          </table:table-cell>
          <table:table-cell office:value-type="float" office:value="1" calcext:value-type="float">
            <text:p>1</text:p>
          </table:table-cell>
          <table:table-cell office:value-type="float" office:value="20.75719172" calcext:value-type="float">
            <text:p>20.75719172</text:p>
          </table:table-cell>
          <table:table-cell office:value-type="float" office:value="20.48446355" calcext:value-type="float">
            <text:p>20.4844635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BAC</text:p>
          </table:table-cell>
          <table:table-cell office:value-type="float" office:value="21983148" calcext:value-type="float">
            <text:p>21983148</text:p>
          </table:table-cell>
          <table:table-cell office:value-type="float" office:value="16852694" calcext:value-type="float">
            <text:p>16852694</text:p>
          </table:table-cell>
          <table:table-cell table:formula="of:=[.C145]/[.B145]" office:value-type="float" office:value="0.76661877543653" calcext:value-type="float">
            <text:p>0.76661877543653</text:p>
          </table:table-cell>
          <table:table-cell office:value-type="float" office:value="89.29" calcext:value-type="float">
            <text:p>89.29</text:p>
          </table:table-cell>
          <table:table-cell office:value-type="float" office:value="453020" calcext:value-type="float">
            <text:p>453020</text:p>
          </table:table-cell>
          <table:table-cell office:value-type="float" office:value="9.64" calcext:value-type="float">
            <text:p>9.64</text:p>
          </table:table-cell>
          <table:table-cell office:value-type="float" office:value="520260" calcext:value-type="float">
            <text:p>520260</text:p>
          </table:table-cell>
          <table:table-cell office:value-type="string" calcext:value-type="string">
            <text:p>01_ERR17431.aln.sort.dupmark.rg.11.sam.deez_rawstreams.EditACGT_IS_SeqVec</text:p>
          </table:table-cell>
          <table:table-cell office:value-type="string" calcext:value-type="string">
            <text:p>EditACGT_IS_SeqVec</text:p>
          </table:table-cell>
          <table:table-cell office:value-type="float" office:value="1" calcext:value-type="float">
            <text:p>1</text:p>
          </table:table-cell>
          <table:table-cell office:value-type="float" office:value="0.234794083" calcext:value-type="float">
            <text:p>0.234794083</text:p>
          </table:table-cell>
          <table:table-cell office:value-type="float" office:value="1.667217991" calcext:value-type="float">
            <text:p>1.66721799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zip</text:p>
          </table:table-cell>
          <table:table-cell office:value-type="float" office:value="17401796" calcext:value-type="float">
            <text:p>17401796</text:p>
          </table:table-cell>
          <table:table-cell office:value-type="float" office:value="10672097" calcext:value-type="float">
            <text:p>10672097</text:p>
          </table:table-cell>
          <table:table-cell table:formula="of:=[.C146]/[.B146]" office:value-type="float" office:value="0.613275606724731" calcext:value-type="float">
            <text:p>0.613275606724731</text:p>
          </table:table-cell>
          <table:table-cell office:value-type="float" office:value="3.95" calcext:value-type="float">
            <text:p>3.95</text:p>
          </table:table-cell>
          <table:table-cell office:value-type="float" office:value="1668" calcext:value-type="float">
            <text:p>1668</text:p>
          </table:table-cell>
          <table:table-cell office:value-type="float" office:value="0.42" calcext:value-type="float">
            <text:p>0.42</text:p>
          </table:table-cell>
          <table:table-cell office:value-type="float" office:value="1648" calcext:value-type="float">
            <text:p>1648</text:p>
          </table:table-cell>
          <table:table-cell office:value-type="string" calcext:value-type="string">
            <text:p>01_ERR17431.aln.sort.dupmark.rg.11.sam.deez_rawstreams.pairedTlen</text:p>
          </table:table-cell>
          <table:table-cell office:value-type="string" calcext:value-type="string">
            <text:p>pairedTlen</text:p>
          </table:table-cell>
          <table:table-cell office:value-type="float" office:value="1" calcext:value-type="float">
            <text:p>1</text:p>
          </table:table-cell>
          <table:table-cell office:value-type="float" office:value="4.201429343" calcext:value-type="float">
            <text:p>4.201429343</text:p>
          </table:table-cell>
          <table:table-cell office:value-type="float" office:value="24.2326305" calcext:value-type="float">
            <text:p>24.232630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17401796" calcext:value-type="float">
            <text:p>17401796</text:p>
          </table:table-cell>
          <table:table-cell office:value-type="float" office:value="9322191" calcext:value-type="float">
            <text:p>9322191</text:p>
          </table:table-cell>
          <table:table-cell table:formula="of:=[.C147]/[.B147]" office:value-type="float" office:value="0.535702809066375" calcext:value-type="float">
            <text:p>0.535702809066375</text:p>
          </table:table-cell>
          <table:table-cell office:value-type="float" office:value="2.57" calcext:value-type="float">
            <text:p>2.57</text:p>
          </table:table-cell>
          <table:table-cell office:value-type="float" office:value="9804" calcext:value-type="float">
            <text:p>9804</text:p>
          </table:table-cell>
          <table:table-cell office:value-type="float" office:value="1.23" calcext:value-type="float">
            <text:p>1.23</text:p>
          </table:table-cell>
          <table:table-cell office:value-type="float" office:value="6792" calcext:value-type="float">
            <text:p>6792</text:p>
          </table:table-cell>
          <table:table-cell office:value-type="string" calcext:value-type="string">
            <text:p>01_ERR17431.aln.sort.dupmark.rg.11.sam.deez_rawstreams.pairedTlen</text:p>
          </table:table-cell>
          <table:table-cell office:value-type="string" calcext:value-type="string">
            <text:p>pairedTlen</text:p>
          </table:table-cell>
          <table:table-cell office:value-type="float" office:value="1" calcext:value-type="float">
            <text:p>1</text:p>
          </table:table-cell>
          <table:table-cell office:value-type="float" office:value="6.457449768" calcext:value-type="float">
            <text:p>6.457449768</text:p>
          </table:table-cell>
          <table:table-cell office:value-type="float" office:value="7.227913926" calcext:value-type="float">
            <text:p>7.22791392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17401796" calcext:value-type="float">
            <text:p>17401796</text:p>
          </table:table-cell>
          <table:table-cell office:value-type="float" office:value="8723864" calcext:value-type="float">
            <text:p>8723864</text:p>
          </table:table-cell>
          <table:table-cell table:formula="of:=[.C148]/[.B148]" office:value-type="float" office:value="0.50131974883512" calcext:value-type="float">
            <text:p>0.50131974883512</text:p>
          </table:table-cell>
          <table:table-cell office:value-type="float" office:value="11.38" calcext:value-type="float">
            <text:p>11.38</text:p>
          </table:table-cell>
          <table:table-cell office:value-type="float" office:value="225020" calcext:value-type="float">
            <text:p>225020</text:p>
          </table:table-cell>
          <table:table-cell office:value-type="float" office:value="0.99" calcext:value-type="float">
            <text:p>0.99</text:p>
          </table:table-cell>
          <table:table-cell office:value-type="float" office:value="19624" calcext:value-type="float">
            <text:p>19624</text:p>
          </table:table-cell>
          <table:table-cell office:value-type="string" calcext:value-type="string">
            <text:p>01_ERR17431.aln.sort.dupmark.rg.11.sam.deez_rawstreams.pairedTlen</text:p>
          </table:table-cell>
          <table:table-cell office:value-type="string" calcext:value-type="string">
            <text:p>pairedTlen</text:p>
          </table:table-cell>
          <table:table-cell office:value-type="float" office:value="1" calcext:value-type="float">
            <text:p>1</text:p>
          </table:table-cell>
          <table:table-cell office:value-type="float" office:value="1.458316863" calcext:value-type="float">
            <text:p>1.458316863</text:p>
          </table:table-cell>
          <table:table-cell office:value-type="float" office:value="8.403762663" calcext:value-type="float">
            <text:p>8.40376266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NS-0</text:p>
          </table:table-cell>
          <table:table-cell office:value-type="float" office:value="17401796" calcext:value-type="float">
            <text:p>17401796</text:p>
          </table:table-cell>
          <table:table-cell office:value-type="float" office:value="11042264" calcext:value-type="float">
            <text:p>11042264</text:p>
          </table:table-cell>
          <table:table-cell table:formula="of:=[.C149]/[.B149]" office:value-type="float" office:value="0.634547376604116" calcext:value-type="float">
            <text:p>0.634547376604116</text:p>
          </table:table-cell>
          <table:table-cell office:value-type="float" office:value="0.48" calcext:value-type="float">
            <text:p>0.48</text:p>
          </table:table-cell>
          <table:table-cell office:value-type="float" office:value="4748" calcext:value-type="float">
            <text:p>4748</text:p>
          </table:table-cell>
          <table:table-cell office:value-type="float" office:value="0.46" calcext:value-type="float">
            <text:p>0.46</text:p>
          </table:table-cell>
          <table:table-cell office:value-type="float" office:value="5116" calcext:value-type="float">
            <text:p>5116</text:p>
          </table:table-cell>
          <table:table-cell office:value-type="string" calcext:value-type="string">
            <text:p>01_ERR17431.aln.sort.dupmark.rg.11.sam.deez_rawstreams.pairedTlen</text:p>
          </table:table-cell>
          <table:table-cell office:value-type="string" calcext:value-type="string">
            <text:p>pairedTlen</text:p>
          </table:table-cell>
          <table:table-cell office:value-type="float" office:value="1" calcext:value-type="float">
            <text:p>1</text:p>
          </table:table-cell>
          <table:table-cell office:value-type="float" office:value="34.5742623" calcext:value-type="float">
            <text:p>34.5742623</text:p>
          </table:table-cell>
          <table:table-cell office:value-type="float" office:value="22.89287733" calcext:value-type="float">
            <text:p>22.8928773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NS-1</text:p>
          </table:table-cell>
          <table:table-cell office:value-type="float" office:value="17401796" calcext:value-type="float">
            <text:p>17401796</text:p>
          </table:table-cell>
          <table:table-cell office:value-type="float" office:value="9666537" calcext:value-type="float">
            <text:p>9666537</text:p>
          </table:table-cell>
          <table:table-cell table:formula="of:=[.C150]/[.B150]" office:value-type="float" office:value="0.555490766585242" calcext:value-type="float">
            <text:p>0.555490766585242</text:p>
          </table:table-cell>
          <table:table-cell office:value-type="float" office:value="0.56" calcext:value-type="float">
            <text:p>0.56</text:p>
          </table:table-cell>
          <table:table-cell office:value-type="float" office:value="5900" calcext:value-type="float">
            <text:p>5900</text:p>
          </table:table-cell>
          <table:table-cell office:value-type="float" office:value="0.53" calcext:value-type="float">
            <text:p>0.53</text:p>
          </table:table-cell>
          <table:table-cell office:value-type="float" office:value="6168" calcext:value-type="float">
            <text:p>6168</text:p>
          </table:table-cell>
          <table:table-cell office:value-type="string" calcext:value-type="string">
            <text:p>01_ERR17431.aln.sort.dupmark.rg.11.sam.deez_rawstreams.pairedTlen</text:p>
          </table:table-cell>
          <table:table-cell office:value-type="string" calcext:value-type="string">
            <text:p>pairedTlen</text:p>
          </table:table-cell>
          <table:table-cell office:value-type="float" office:value="1" calcext:value-type="float">
            <text:p>1</text:p>
          </table:table-cell>
          <table:table-cell office:value-type="float" office:value="29.63508197" calcext:value-type="float">
            <text:p>29.63508197</text:p>
          </table:table-cell>
          <table:table-cell office:value-type="float" office:value="17.39382654" calcext:value-type="float">
            <text:p>17.3938265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BAC</text:p>
          </table:table-cell>
          <table:table-cell office:value-type="float" office:value="17401796" calcext:value-type="float">
            <text:p>17401796</text:p>
          </table:table-cell>
          <table:table-cell office:value-type="float" office:value="9140416" calcext:value-type="float">
            <text:p>9140416</text:p>
          </table:table-cell>
          <table:table-cell table:formula="of:=[.C151]/[.B151]" office:value-type="float" office:value="0.525257048180544" calcext:value-type="float">
            <text:p>0.525257048180544</text:p>
          </table:table-cell>
          <table:table-cell office:value-type="float" office:value="2.6" calcext:value-type="float">
            <text:p>2.6</text:p>
          </table:table-cell>
          <table:table-cell office:value-type="float" office:value="436724" calcext:value-type="float">
            <text:p>436724</text:p>
          </table:table-cell>
          <table:table-cell office:value-type="float" office:value="1.87" calcext:value-type="float">
            <text:p>1.87</text:p>
          </table:table-cell>
          <table:table-cell office:value-type="float" office:value="412848" calcext:value-type="float">
            <text:p>412848</text:p>
          </table:table-cell>
          <table:table-cell office:value-type="string" calcext:value-type="string">
            <text:p>01_ERR17431.aln.sort.dupmark.rg.11.sam.deez_rawstreams.pairedTlen</text:p>
          </table:table-cell>
          <table:table-cell office:value-type="string" calcext:value-type="string">
            <text:p>pairedTlen</text:p>
          </table:table-cell>
          <table:table-cell office:value-type="float" office:value="1" calcext:value-type="float">
            <text:p>1</text:p>
          </table:table-cell>
          <table:table-cell office:value-type="float" office:value="6.382940733" calcext:value-type="float">
            <text:p>6.382940733</text:p>
          </table:table-cell>
          <table:table-cell office:value-type="float" office:value="4.661486621" calcext:value-type="float">
            <text:p>4.66148662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zip</text:p>
          </table:table-cell>
          <table:table-cell office:value-type="float" office:value="53709595" calcext:value-type="float">
            <text:p>53709595</text:p>
          </table:table-cell>
          <table:table-cell office:value-type="float" office:value="4522636" calcext:value-type="float">
            <text:p>4522636</text:p>
          </table:table-cell>
          <table:table-cell table:formula="of:=[.C152]/[.B152]" office:value-type="float" office:value="0.084205364050874" calcext:value-type="float">
            <text:p>0.084205364050874</text:p>
          </table:table-cell>
          <table:table-cell office:value-type="float" office:value="27.47" calcext:value-type="float">
            <text:p>27.47</text:p>
          </table:table-cell>
          <table:table-cell office:value-type="float" office:value="1780" calcext:value-type="float">
            <text:p>1780</text:p>
          </table:table-cell>
          <table:table-cell office:value-type="float" office:value="0.78" calcext:value-type="float">
            <text:p>0.78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01_ERR17431.aln.sort.dupmark.rg.11.sam.deez_rawstreams.EditOpcodes</text:p>
          </table:table-cell>
          <table:table-cell office:value-type="string" calcext:value-type="string">
            <text:p>EditOpcodes</text:p>
          </table:table-cell>
          <table:table-cell office:value-type="float" office:value="1" calcext:value-type="float">
            <text:p>1</text:p>
          </table:table-cell>
          <table:table-cell office:value-type="float" office:value="1.864632737" calcext:value-type="float">
            <text:p>1.864632737</text:p>
          </table:table-cell>
          <table:table-cell office:value-type="float" office:value="5.529643328" calcext:value-type="float">
            <text:p>5.52964332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53709595" calcext:value-type="float">
            <text:p>53709595</text:p>
          </table:table-cell>
          <table:table-cell office:value-type="float" office:value="3866571" calcext:value-type="float">
            <text:p>3866571</text:p>
          </table:table-cell>
          <table:table-cell table:formula="of:=[.C153]/[.B153]" office:value-type="float" office:value="0.071990321282445" calcext:value-type="float">
            <text:p>0.071990321282445</text:p>
          </table:table-cell>
          <table:table-cell office:value-type="float" office:value="2.16" calcext:value-type="float">
            <text:p>2.16</text:p>
          </table:table-cell>
          <table:table-cell office:value-type="float" office:value="9968" calcext:value-type="float">
            <text:p>9968</text:p>
          </table:table-cell>
          <table:table-cell office:value-type="float" office:value="1.38" calcext:value-type="float">
            <text:p>1.38</text:p>
          </table:table-cell>
          <table:table-cell office:value-type="float" office:value="6764" calcext:value-type="float">
            <text:p>6764</text:p>
          </table:table-cell>
          <table:table-cell office:value-type="string" calcext:value-type="string">
            <text:p>01_ERR17431.aln.sort.dupmark.rg.11.sam.deez_rawstreams.EditOpcodes</text:p>
          </table:table-cell>
          <table:table-cell office:value-type="string" calcext:value-type="string">
            <text:p>EditOpcodes</text:p>
          </table:table-cell>
          <table:table-cell office:value-type="float" office:value="1" calcext:value-type="float">
            <text:p>1</text:p>
          </table:table-cell>
          <table:table-cell office:value-type="float" office:value="23.71363949" calcext:value-type="float">
            <text:p>23.71363949</text:p>
          </table:table-cell>
          <table:table-cell office:value-type="float" office:value="2.672064823" calcext:value-type="float">
            <text:p>2.67206482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53709595" calcext:value-type="float">
            <text:p>53709595</text:p>
          </table:table-cell>
          <table:table-cell office:value-type="float" office:value="4069216" calcext:value-type="float">
            <text:p>4069216</text:p>
          </table:table-cell>
          <table:table-cell table:formula="of:=[.C154]/[.B154]" office:value-type="float" office:value="0.0757632970421765" calcext:value-type="float">
            <text:p>0.075763297042177</text:p>
          </table:table-cell>
          <table:table-cell office:value-type="float" office:value="37.52" calcext:value-type="float">
            <text:p>37.52</text:p>
          </table:table-cell>
          <table:table-cell office:value-type="float" office:value="542980" calcext:value-type="float">
            <text:p>542980</text:p>
          </table:table-cell>
          <table:table-cell office:value-type="float" office:value="1.16" calcext:value-type="float">
            <text:p>1.16</text:p>
          </table:table-cell>
          <table:table-cell office:value-type="float" office:value="55876" calcext:value-type="float">
            <text:p>55876</text:p>
          </table:table-cell>
          <table:table-cell office:value-type="string" calcext:value-type="string">
            <text:p>01_ERR17431.aln.sort.dupmark.rg.11.sam.deez_rawstreams.EditOpcodes</text:p>
          </table:table-cell>
          <table:table-cell office:value-type="string" calcext:value-type="string">
            <text:p>EditOpcodes</text:p>
          </table:table-cell>
          <table:table-cell office:value-type="float" office:value="1" calcext:value-type="float">
            <text:p>1</text:p>
          </table:table-cell>
          <table:table-cell office:value-type="float" office:value="1.36517754" calcext:value-type="float">
            <text:p>1.36517754</text:p>
          </table:table-cell>
          <table:table-cell office:value-type="float" office:value="3.345436885" calcext:value-type="float">
            <text:p>3.34543688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ANS-0</text:p>
          </table:table-cell>
          <table:table-cell office:value-type="float" office:value="53709595" calcext:value-type="float">
            <text:p>53709595</text:p>
          </table:table-cell>
          <table:table-cell office:value-type="float" office:value="4626638" calcext:value-type="float">
            <text:p>4626638</text:p>
          </table:table-cell>
          <table:table-cell table:formula="of:=[.C155]/[.B155]" office:value-type="float" office:value="0.0861417405958842" calcext:value-type="float">
            <text:p>0.086141740595884</text:p>
          </table:table-cell>
          <table:table-cell office:value-type="float" office:value="1.06" calcext:value-type="float">
            <text:p>1.06</text:p>
          </table:table-cell>
          <table:table-cell office:value-type="float" office:value="3816" calcext:value-type="float">
            <text:p>3816</text:p>
          </table:table-cell>
          <table:table-cell office:value-type="float" office:value="1.12" calcext:value-type="float">
            <text:p>1.12</text:p>
          </table:table-cell>
          <table:table-cell office:value-type="float" office:value="4440" calcext:value-type="float">
            <text:p>4440</text:p>
          </table:table-cell>
          <table:table-cell office:value-type="string" calcext:value-type="string">
            <text:p>01_ERR17431.aln.sort.dupmark.rg.11.sam.deez_rawstreams.EditOpcodes</text:p>
          </table:table-cell>
          <table:table-cell office:value-type="string" calcext:value-type="string">
            <text:p>EditOpcodes</text:p>
          </table:table-cell>
          <table:table-cell office:value-type="float" office:value="1" calcext:value-type="float">
            <text:p>1</text:p>
          </table:table-cell>
          <table:table-cell office:value-type="float" office:value="48.3221333" calcext:value-type="float">
            <text:p>48.3221333</text:p>
          </table:table-cell>
          <table:table-cell office:value-type="float" office:value="3.939558778" calcext:value-type="float">
            <text:p>3.93955877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NS-1</text:p>
          </table:table-cell>
          <table:table-cell office:value-type="float" office:value="53709595" calcext:value-type="float">
            <text:p>53709595</text:p>
          </table:table-cell>
          <table:table-cell office:value-type="float" office:value="3960189" calcext:value-type="float">
            <text:p>3960189</text:p>
          </table:table-cell>
          <table:table-cell table:formula="of:=[.C156]/[.B156]" office:value-type="float" office:value="0.0737333617950387" calcext:value-type="float">
            <text:p>0.073733361795039</text:p>
          </table:table-cell>
          <table:table-cell office:value-type="float" office:value="0.94" calcext:value-type="float">
            <text:p>0.94</text:p>
          </table:table-cell>
          <table:table-cell office:value-type="float" office:value="3740" calcext:value-type="float">
            <text:p>3740</text:p>
          </table:table-cell>
          <table:table-cell office:value-type="float" office:value="1.47" calcext:value-type="float">
            <text:p>1.47</text:p>
          </table:table-cell>
          <table:table-cell office:value-type="float" office:value="5592" calcext:value-type="float">
            <text:p>5592</text:p>
          </table:table-cell>
          <table:table-cell office:value-type="string" calcext:value-type="string">
            <text:p>01_ERR17431.aln.sort.dupmark.rg.11.sam.deez_rawstreams.EditOpcodes</text:p>
          </table:table-cell>
          <table:table-cell office:value-type="string" calcext:value-type="string">
            <text:p>EditOpcodes</text:p>
          </table:table-cell>
          <table:table-cell office:value-type="float" office:value="1" calcext:value-type="float">
            <text:p>1</text:p>
          </table:table-cell>
          <table:table-cell office:value-type="float" office:value="54.49091627" calcext:value-type="float">
            <text:p>54.49091627</text:p>
          </table:table-cell>
          <table:table-cell office:value-type="float" office:value="2.569204447" calcext:value-type="float">
            <text:p>2.56920444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ABAC</text:p>
          </table:table-cell>
          <table:table-cell office:value-type="float" office:value="53709595" calcext:value-type="float">
            <text:p>53709595</text:p>
          </table:table-cell>
          <table:table-cell office:value-type="float" office:value="3332211" calcext:value-type="float">
            <text:p>3332211</text:p>
          </table:table-cell>
          <table:table-cell table:formula="of:=[.C157]/[.B157]" office:value-type="float" office:value="0.0620412609702233" calcext:value-type="float">
            <text:p>0.062041260970223</text:p>
          </table:table-cell>
          <table:table-cell office:value-type="float" office:value="2.81" calcext:value-type="float">
            <text:p>2.81</text:p>
          </table:table-cell>
          <table:table-cell office:value-type="float" office:value="951096" calcext:value-type="float">
            <text:p>951096</text:p>
          </table:table-cell>
          <table:table-cell office:value-type="float" office:value="3.49" calcext:value-type="float">
            <text:p>3.49</text:p>
          </table:table-cell>
          <table:table-cell office:value-type="float" office:value="952660" calcext:value-type="float">
            <text:p>952660</text:p>
          </table:table-cell>
          <table:table-cell office:value-type="string" calcext:value-type="string">
            <text:p>01_ERR17431.aln.sort.dupmark.rg.11.sam.deez_rawstreams.EditOpcodes</text:p>
          </table:table-cell>
          <table:table-cell office:value-type="string" calcext:value-type="string">
            <text:p>EditOpcodes</text:p>
          </table:table-cell>
          <table:table-cell office:value-type="float" office:value="1" calcext:value-type="float">
            <text:p>1</text:p>
          </table:table-cell>
          <table:table-cell office:value-type="float" office:value="18.22827804" calcext:value-type="float">
            <text:p>18.22827804</text:p>
          </table:table-cell>
          <table:table-cell office:value-type="float" office:value="0.910557034" calcext:value-type="float">
            <text:p>0.91055703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zip</text:p>
          </table:table-cell>
          <table:table-cell office:value-type="float" office:value="87347840" calcext:value-type="float">
            <text:p>87347840</text:p>
          </table:table-cell>
          <table:table-cell office:value-type="float" office:value="54739002" calcext:value-type="float">
            <text:p>54739002</text:p>
          </table:table-cell>
          <table:table-cell table:formula="of:=[.C158]/[.B158]" office:value-type="float" office:value="0.626678370066163" calcext:value-type="float">
            <text:p>0.626678370066163</text:p>
          </table:table-cell>
          <table:table-cell office:value-type="float" office:value="13.77" calcext:value-type="float">
            <text:p>13.77</text:p>
          </table:table-cell>
          <table:table-cell office:value-type="float" office:value="1764" calcext:value-type="float">
            <text:p>1764</text:p>
          </table:table-cell>
          <table:table-cell office:value-type="float" office:value="1.87" calcext:value-type="float">
            <text:p>1.87</text:p>
          </table:table-cell>
          <table:table-cell office:value-type="float" office:value="1636" calcext:value-type="float">
            <text:p>1636</text:p>
          </table:table-cell>
          <table:table-cell office:value-type="string" calcext:value-type="string">
            <text:p>01_ERR17431.aln.sort.dupmark.rg.11.sam.deez_rawstreams.readNamePair</text:p>
          </table:table-cell>
          <table:table-cell office:value-type="string" calcext:value-type="string">
            <text:p>readNamePair</text:p>
          </table:table-cell>
          <table:table-cell office:value-type="float" office:value="1" calcext:value-type="float">
            <text:p>1</text:p>
          </table:table-cell>
          <table:table-cell office:value-type="float" office:value="6.049483776" calcext:value-type="float">
            <text:p>6.049483776</text:p>
          </table:table-cell>
          <table:table-cell office:value-type="float" office:value="27.9161392" calcext:value-type="float">
            <text:p>27.916139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87347840" calcext:value-type="float">
            <text:p>87347840</text:p>
          </table:table-cell>
          <table:table-cell office:value-type="float" office:value="44683847" calcext:value-type="float">
            <text:p>44683847</text:p>
          </table:table-cell>
          <table:table-cell table:formula="of:=[.C159]/[.B159]" office:value-type="float" office:value="0.511562129069248" calcext:value-type="float">
            <text:p>0.511562129069248</text:p>
          </table:table-cell>
          <table:table-cell office:value-type="float" office:value="11.24" calcext:value-type="float">
            <text:p>11.24</text:p>
          </table:table-cell>
          <table:table-cell office:value-type="float" office:value="10820" calcext:value-type="float">
            <text:p>10820</text:p>
          </table:table-cell>
          <table:table-cell office:value-type="float" office:value="5.63" calcext:value-type="float">
            <text:p>5.63</text:p>
          </table:table-cell>
          <table:table-cell office:value-type="float" office:value="6884" calcext:value-type="float">
            <text:p>6884</text:p>
          </table:table-cell>
          <table:table-cell office:value-type="string" calcext:value-type="string">
            <text:p>01_ERR17431.aln.sort.dupmark.rg.11.sam.deez_rawstreams.readNamePair</text:p>
          </table:table-cell>
          <table:table-cell office:value-type="string" calcext:value-type="string">
            <text:p>readNamePair</text:p>
          </table:table-cell>
          <table:table-cell office:value-type="float" office:value="1" calcext:value-type="float">
            <text:p>1</text:p>
          </table:table-cell>
          <table:table-cell office:value-type="float" office:value="7.411155836" calcext:value-type="float">
            <text:p>7.411155836</text:p>
          </table:table-cell>
          <table:table-cell office:value-type="float" office:value="7.56906523" calcext:value-type="float">
            <text:p>7.569065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87347840" calcext:value-type="float">
            <text:p>87347840</text:p>
          </table:table-cell>
          <table:table-cell office:value-type="float" office:value="45044440" calcext:value-type="float">
            <text:p>45044440</text:p>
          </table:table-cell>
          <table:table-cell table:formula="of:=[.C160]/[.B160]" office:value-type="float" office:value="0.515690370820847" calcext:value-type="float">
            <text:p>0.515690370820847</text:p>
          </table:table-cell>
          <table:table-cell office:value-type="float" office:value="97.87" calcext:value-type="float">
            <text:p>97.87</text:p>
          </table:table-cell>
          <table:table-cell office:value-type="float" office:value="678816" calcext:value-type="float">
            <text:p>678816</text:p>
          </table:table-cell>
          <table:table-cell office:value-type="float" office:value="4.63" calcext:value-type="float">
            <text:p>4.63</text:p>
          </table:table-cell>
          <table:table-cell office:value-type="float" office:value="67724" calcext:value-type="float">
            <text:p>67724</text:p>
          </table:table-cell>
          <table:table-cell office:value-type="string" calcext:value-type="string">
            <text:p>01_ERR17431.aln.sort.dupmark.rg.11.sam.deez_rawstreams.readNamePair</text:p>
          </table:table-cell>
          <table:table-cell office:value-type="string" calcext:value-type="string">
            <text:p>readNamePair</text:p>
          </table:table-cell>
          <table:table-cell office:value-type="float" office:value="1" calcext:value-type="float">
            <text:p>1</text:p>
          </table:table-cell>
          <table:table-cell office:value-type="float" office:value="0.851143268" calcext:value-type="float">
            <text:p>0.851143268</text:p>
          </table:table-cell>
          <table:table-cell office:value-type="float" office:value="9.278126463" calcext:value-type="float">
            <text:p>9.27812646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NS-0</text:p>
          </table:table-cell>
          <table:table-cell office:value-type="float" office:value="87347840" calcext:value-type="float">
            <text:p>87347840</text:p>
          </table:table-cell>
          <table:table-cell office:value-type="float" office:value="53914265" calcext:value-type="float">
            <text:p>53914265</text:p>
          </table:table-cell>
          <table:table-cell table:formula="of:=[.C161]/[.B161]" office:value-type="float" office:value="0.617236385009635" calcext:value-type="float">
            <text:p>0.617236385009635</text:p>
          </table:table-cell>
          <table:table-cell office:value-type="float" office:value="2.05" calcext:value-type="float">
            <text:p>2.05</text:p>
          </table:table-cell>
          <table:table-cell office:value-type="float" office:value="4720" calcext:value-type="float">
            <text:p>4720</text:p>
          </table:table-cell>
          <table:table-cell office:value-type="float" office:value="1.96" calcext:value-type="float">
            <text:p>1.96</text:p>
          </table:table-cell>
          <table:table-cell office:value-type="float" office:value="4728" calcext:value-type="float">
            <text:p>4728</text:p>
          </table:table-cell>
          <table:table-cell office:value-type="string" calcext:value-type="string">
            <text:p>01_ERR17431.aln.sort.dupmark.rg.11.sam.deez_rawstreams.readNamePair</text:p>
          </table:table-cell>
          <table:table-cell office:value-type="string" calcext:value-type="string">
            <text:p>readNamePair</text:p>
          </table:table-cell>
          <table:table-cell office:value-type="float" office:value="1" calcext:value-type="float">
            <text:p>1</text:p>
          </table:table-cell>
          <table:table-cell office:value-type="float" office:value="40.63482517" calcext:value-type="float">
            <text:p>40.63482517</text:p>
          </table:table-cell>
          <table:table-cell office:value-type="float" office:value="26.2329846" calcext:value-type="float">
            <text:p>26.232984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NS-1</text:p>
          </table:table-cell>
          <table:table-cell office:value-type="float" office:value="87347840" calcext:value-type="float">
            <text:p>87347840</text:p>
          </table:table-cell>
          <table:table-cell office:value-type="float" office:value="43276270" calcext:value-type="float">
            <text:p>43276270</text:p>
          </table:table-cell>
          <table:table-cell table:formula="of:=[.C162]/[.B162]" office:value-type="float" office:value="0.495447511924737" calcext:value-type="float">
            <text:p>0.495447511924737</text:p>
          </table:table-cell>
          <table:table-cell office:value-type="float" office:value="2.37" calcext:value-type="float">
            <text:p>2.37</text:p>
          </table:table-cell>
          <table:table-cell office:value-type="float" office:value="5864" calcext:value-type="float">
            <text:p>5864</text:p>
          </table:table-cell>
          <table:table-cell office:value-type="float" office:value="2.33" calcext:value-type="float">
            <text:p>2.33</text:p>
          </table:table-cell>
          <table:table-cell office:value-type="float" office:value="6156" calcext:value-type="float">
            <text:p>6156</text:p>
          </table:table-cell>
          <table:table-cell office:value-type="string" calcext:value-type="string">
            <text:p>01_ERR17431.aln.sort.dupmark.rg.11.sam.deez_rawstreams.readNamePair</text:p>
          </table:table-cell>
          <table:table-cell office:value-type="string" calcext:value-type="string">
            <text:p>readNamePair</text:p>
          </table:table-cell>
          <table:table-cell office:value-type="float" office:value="1" calcext:value-type="float">
            <text:p>1</text:p>
          </table:table-cell>
          <table:table-cell office:value-type="float" office:value="35.1482665" calcext:value-type="float">
            <text:p>35.1482665</text:p>
          </table:table-cell>
          <table:table-cell office:value-type="float" office:value="17.71307606" calcext:value-type="float">
            <text:p>17.713076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BAC</text:p>
          </table:table-cell>
          <table:table-cell office:value-type="float" office:value="87347840" calcext:value-type="float">
            <text:p>87347840</text:p>
          </table:table-cell>
          <table:table-cell office:value-type="float" office:value="44011267" calcext:value-type="float">
            <text:p>44011267</text:p>
          </table:table-cell>
          <table:table-cell table:formula="of:=[.C163]/[.B163]" office:value-type="float" office:value="0.503862110385328" calcext:value-type="float">
            <text:p>0.503862110385328</text:p>
          </table:table-cell>
          <table:table-cell office:value-type="float" office:value="9.99" calcext:value-type="float">
            <text:p>9.99</text:p>
          </table:table-cell>
          <table:table-cell office:value-type="float" office:value="1737656" calcext:value-type="float">
            <text:p>1737656</text:p>
          </table:table-cell>
          <table:table-cell office:value-type="float" office:value="8.66" calcext:value-type="float">
            <text:p>8.66</text:p>
          </table:table-cell>
          <table:table-cell office:value-type="float" office:value="1780188" calcext:value-type="float">
            <text:p>1780188</text:p>
          </table:table-cell>
          <table:table-cell office:value-type="string" calcext:value-type="string">
            <text:p>01_ERR17431.aln.sort.dupmark.rg.11.sam.deez_rawstreams.readNamePair</text:p>
          </table:table-cell>
          <table:table-cell office:value-type="string" calcext:value-type="string">
            <text:p>readNamePair</text:p>
          </table:table-cell>
          <table:table-cell office:value-type="float" office:value="1" calcext:value-type="float">
            <text:p>1</text:p>
          </table:table-cell>
          <table:table-cell office:value-type="float" office:value="8.338477638" calcext:value-type="float">
            <text:p>8.338477638</text:p>
          </table:table-cell>
          <table:table-cell office:value-type="float" office:value="4.846699188" calcext:value-type="float">
            <text:p>4.84669918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zip</text:p>
          </table:table-cell>
          <table:table-cell office:value-type="float" office:value="53559114" calcext:value-type="float">
            <text:p>53559114</text:p>
          </table:table-cell>
          <table:table-cell office:value-type="float" office:value="34225333" calcext:value-type="float">
            <text:p>34225333</text:p>
          </table:table-cell>
          <table:table-cell table:formula="of:=[.C164]/[.B164]" office:value-type="float" office:value="0.639019775420482" calcext:value-type="float">
            <text:p>0.639019775420482</text:p>
          </table:table-cell>
          <table:table-cell office:value-type="float" office:value="17.83" calcext:value-type="float">
            <text:p>17.83</text:p>
          </table:table-cell>
          <table:table-cell office:value-type="float" office:value="1732" calcext:value-type="float">
            <text:p>1732</text:p>
          </table:table-cell>
          <table:table-cell office:value-type="float" office:value="1.1" calcext:value-type="float">
            <text:p>1.1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01_ERR17431.aln.sort.dupmark.rg.11.sam.deez_rawstreams.EditSeqpos</text:p>
          </table:table-cell>
          <table:table-cell office:value-type="string" calcext:value-type="string">
            <text:p>EditSeqpos</text:p>
          </table:table-cell>
          <table:table-cell office:value-type="float" office:value="1" calcext:value-type="float">
            <text:p>1</text:p>
          </table:table-cell>
          <table:table-cell office:value-type="float" office:value="2.864719654" calcext:value-type="float">
            <text:p>2.864719654</text:p>
          </table:table-cell>
          <table:table-cell office:value-type="float" office:value="29.67256459" calcext:value-type="float">
            <text:p>29.6725645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53559114" calcext:value-type="float">
            <text:p>53559114</text:p>
          </table:table-cell>
          <table:table-cell office:value-type="float" office:value="34827307" calcext:value-type="float">
            <text:p>34827307</text:p>
          </table:table-cell>
          <table:table-cell table:formula="of:=[.C165]/[.B165]" office:value-type="float" office:value="0.65025920705111" calcext:value-type="float">
            <text:p>0.65025920705111</text:p>
          </table:table-cell>
          <table:table-cell office:value-type="float" office:value="7.43" calcext:value-type="float">
            <text:p>7.43</text:p>
          </table:table-cell>
          <table:table-cell office:value-type="float" office:value="10688" calcext:value-type="float">
            <text:p>10688</text:p>
          </table:table-cell>
          <table:table-cell office:value-type="float" office:value="4.28" calcext:value-type="float">
            <text:p>4.28</text:p>
          </table:table-cell>
          <table:table-cell office:value-type="float" office:value="7048" calcext:value-type="float">
            <text:p>7048</text:p>
          </table:table-cell>
          <table:table-cell office:value-type="string" calcext:value-type="string">
            <text:p>01_ERR17431.aln.sort.dupmark.rg.11.sam.deez_rawstreams.EditSeqpos</text:p>
          </table:table-cell>
          <table:table-cell office:value-type="string" calcext:value-type="string">
            <text:p>EditSeqpos</text:p>
          </table:table-cell>
          <table:table-cell office:value-type="float" office:value="1" calcext:value-type="float">
            <text:p>1</text:p>
          </table:table-cell>
          <table:table-cell office:value-type="float" office:value="6.874556047" calcext:value-type="float">
            <text:p>6.874556047</text:p>
          </table:table-cell>
          <table:table-cell office:value-type="float" office:value="7.760258924" calcext:value-type="float">
            <text:p>7.7602589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53559114" calcext:value-type="float">
            <text:p>53559114</text:p>
          </table:table-cell>
          <table:table-cell office:value-type="float" office:value="32614668" calcext:value-type="float">
            <text:p>32614668</text:p>
          </table:table-cell>
          <table:table-cell table:formula="of:=[.C166]/[.B166]" office:value-type="float" office:value="0.608947115891424" calcext:value-type="float">
            <text:p>0.608947115891424</text:p>
          </table:table-cell>
          <table:table-cell office:value-type="float" office:value="36.49" calcext:value-type="float">
            <text:p>36.49</text:p>
          </table:table-cell>
          <table:table-cell office:value-type="float" office:value="540244" calcext:value-type="float">
            <text:p>540244</text:p>
          </table:table-cell>
          <table:table-cell office:value-type="float" office:value="3.17" calcext:value-type="float">
            <text:p>3.17</text:p>
          </table:table-cell>
          <table:table-cell office:value-type="float" office:value="55160" calcext:value-type="float">
            <text:p>55160</text:p>
          </table:table-cell>
          <table:table-cell office:value-type="string" calcext:value-type="string">
            <text:p>01_ERR17431.aln.sort.dupmark.rg.11.sam.deez_rawstreams.EditSeqpos</text:p>
          </table:table-cell>
          <table:table-cell office:value-type="string" calcext:value-type="string">
            <text:p>EditSeqpos</text:p>
          </table:table-cell>
          <table:table-cell office:value-type="float" office:value="1" calcext:value-type="float">
            <text:p>1</text:p>
          </table:table-cell>
          <table:table-cell office:value-type="float" office:value="1.399779431" calcext:value-type="float">
            <text:p>1.399779431</text:p>
          </table:table-cell>
          <table:table-cell office:value-type="float" office:value="9.811915208" calcext:value-type="float">
            <text:p>9.81191520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NS-0</text:p>
          </table:table-cell>
          <table:table-cell office:value-type="float" office:value="53559114" calcext:value-type="float">
            <text:p>53559114</text:p>
          </table:table-cell>
          <table:table-cell office:value-type="float" office:value="37596202" calcext:value-type="float">
            <text:p>37596202</text:p>
          </table:table-cell>
          <table:table-cell table:formula="of:=[.C167]/[.B167]" office:value-type="float" office:value="0.701957130956274" calcext:value-type="float">
            <text:p>0.701957130956274</text:p>
          </table:table-cell>
          <table:table-cell office:value-type="float" office:value="1.4" calcext:value-type="float">
            <text:p>1.4</text:p>
          </table:table-cell>
          <table:table-cell office:value-type="float" office:value="4712" calcext:value-type="float">
            <text:p>4712</text:p>
          </table:table-cell>
          <table:table-cell office:value-type="float" office:value="1.5" calcext:value-type="float">
            <text:p>1.5</text:p>
          </table:table-cell>
          <table:table-cell office:value-type="float" office:value="5092" calcext:value-type="float">
            <text:p>5092</text:p>
          </table:table-cell>
          <table:table-cell office:value-type="string" calcext:value-type="string">
            <text:p>01_ERR17431.aln.sort.dupmark.rg.11.sam.deez_rawstreams.EditSeqpos</text:p>
          </table:table-cell>
          <table:table-cell office:value-type="string" calcext:value-type="string">
            <text:p>EditSeqpos</text:p>
          </table:table-cell>
          <table:table-cell office:value-type="float" office:value="1" calcext:value-type="float">
            <text:p>1</text:p>
          </table:table-cell>
          <table:table-cell office:value-type="float" office:value="36.48425102" calcext:value-type="float">
            <text:p>36.48425102</text:p>
          </table:table-cell>
          <table:table-cell office:value-type="float" office:value="23.90302149" calcext:value-type="float">
            <text:p>23.9030214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NS-1</text:p>
          </table:table-cell>
          <table:table-cell office:value-type="float" office:value="53559114" calcext:value-type="float">
            <text:p>53559114</text:p>
          </table:table-cell>
          <table:table-cell office:value-type="float" office:value="34417092" calcext:value-type="float">
            <text:p>34417092</text:p>
          </table:table-cell>
          <table:table-cell table:formula="of:=[.C168]/[.B168]" office:value-type="float" office:value="0.642600099770134" calcext:value-type="float">
            <text:p>0.642600099770134</text:p>
          </table:table-cell>
          <table:table-cell office:value-type="float" office:value="1.78" calcext:value-type="float">
            <text:p>1.78</text:p>
          </table:table-cell>
          <table:table-cell office:value-type="float" office:value="5340" calcext:value-type="float">
            <text:p>5340</text:p>
          </table:table-cell>
          <table:table-cell office:value-type="float" office:value="1.68" calcext:value-type="float">
            <text:p>1.68</text:p>
          </table:table-cell>
          <table:table-cell office:value-type="float" office:value="6076" calcext:value-type="float">
            <text:p>6076</text:p>
          </table:table-cell>
          <table:table-cell office:value-type="string" calcext:value-type="string">
            <text:p>01_ERR17431.aln.sort.dupmark.rg.11.sam.deez_rawstreams.EditSeqpos</text:p>
          </table:table-cell>
          <table:table-cell office:value-type="string" calcext:value-type="string">
            <text:p>EditSeqpos</text:p>
          </table:table-cell>
          <table:table-cell office:value-type="float" office:value="1" calcext:value-type="float">
            <text:p>1</text:p>
          </table:table-cell>
          <table:table-cell office:value-type="float" office:value="28.69547833" calcext:value-type="float">
            <text:p>28.69547833</text:p>
          </table:table-cell>
          <table:table-cell office:value-type="float" office:value="19.53731946" calcext:value-type="float">
            <text:p>19.5373194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BAC</text:p>
          </table:table-cell>
          <table:table-cell office:value-type="float" office:value="53559114" calcext:value-type="float">
            <text:p>53559114</text:p>
          </table:table-cell>
          <table:table-cell office:value-type="float" office:value="35256019" calcext:value-type="float">
            <text:p>35256019</text:p>
          </table:table-cell>
          <table:table-cell table:formula="of:=[.C169]/[.B169]" office:value-type="float" office:value="0.658263671053259" calcext:value-type="float">
            <text:p>0.658263671053259</text:p>
          </table:table-cell>
          <table:table-cell office:value-type="float" office:value="14.22" calcext:value-type="float">
            <text:p>14.22</text:p>
          </table:table-cell>
          <table:table-cell office:value-type="float" office:value="949380" calcext:value-type="float">
            <text:p>949380</text:p>
          </table:table-cell>
          <table:table-cell office:value-type="float" office:value="9.79" calcext:value-type="float">
            <text:p>9.79</text:p>
          </table:table-cell>
          <table:table-cell office:value-type="float" office:value="983168" calcext:value-type="float">
            <text:p>983168</text:p>
          </table:table-cell>
          <table:table-cell office:value-type="string" calcext:value-type="string">
            <text:p>01_ERR17431.aln.sort.dupmark.rg.11.sam.deez_rawstreams.EditSeqpos</text:p>
          </table:table-cell>
          <table:table-cell office:value-type="string" calcext:value-type="string">
            <text:p>EditSeqpos</text:p>
          </table:table-cell>
          <table:table-cell office:value-type="float" office:value="1" calcext:value-type="float">
            <text:p>1</text:p>
          </table:table-cell>
          <table:table-cell office:value-type="float" office:value="3.591979707" calcext:value-type="float">
            <text:p>3.591979707</text:p>
          </table:table-cell>
          <table:table-cell office:value-type="float" office:value="3.434398347" calcext:value-type="float">
            <text:p>3.43439834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zip</text:p>
          </table:table-cell>
          <table:table-cell office:value-type="float" office:value="94759522" calcext:value-type="float">
            <text:p>94759522</text:p>
          </table:table-cell>
          <table:table-cell office:value-type="float" office:value="5020442" calcext:value-type="float">
            <text:p>5020442</text:p>
          </table:table-cell>
          <table:table-cell table:formula="of:=[.C170]/[.B170]" office:value-type="float" office:value="0.0529808708828227" calcext:value-type="float">
            <text:p>0.052980870882823</text:p>
          </table:table-cell>
          <table:table-cell office:value-type="float" office:value="11.4" calcext:value-type="float">
            <text:p>11.4</text:p>
          </table:table-cell>
          <table:table-cell office:value-type="float" office:value="1784" calcext:value-type="float">
            <text:p>1784</text:p>
          </table:table-cell>
          <table:table-cell office:value-type="float" office:value="1.44" calcext:value-type="float">
            <text:p>1.44</text:p>
          </table:table-cell>
          <table:table-cell office:value-type="float" office:value="1644" calcext:value-type="float">
            <text:p>1644</text:p>
          </table:table-cell>
          <table:table-cell office:value-type="string" calcext:value-type="string">
            <text:p>01_ERR17431.aln.sort.dupmark.rg.11.sam.deez_rawstreams.MappingQual</text:p>
          </table:table-cell>
          <table:table-cell office:value-type="string" calcext:value-type="string">
            <text:p>MappingQual</text:p>
          </table:table-cell>
          <table:table-cell office:value-type="float" office:value="1" calcext:value-type="float">
            <text:p>1</text:p>
          </table:table-cell>
          <table:table-cell office:value-type="float" office:value="7.927168629" calcext:value-type="float">
            <text:p>7.927168629</text:p>
          </table:table-cell>
          <table:table-cell office:value-type="float" office:value="3.324907356" calcext:value-type="float">
            <text:p>3.32490735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94759522" calcext:value-type="float">
            <text:p>94759522</text:p>
          </table:table-cell>
          <table:table-cell office:value-type="float" office:value="4625288" calcext:value-type="float">
            <text:p>4625288</text:p>
          </table:table-cell>
          <table:table-cell table:formula="of:=[.C171]/[.B171]" office:value-type="float" office:value="0.0488107991933518" calcext:value-type="float">
            <text:p>0.048810799193352</text:p>
          </table:table-cell>
          <table:table-cell office:value-type="float" office:value="1.83" calcext:value-type="float">
            <text:p>1.83</text:p>
          </table:table-cell>
          <table:table-cell office:value-type="float" office:value="9928" calcext:value-type="float">
            <text:p>9928</text:p>
          </table:table-cell>
          <table:table-cell office:value-type="float" office:value="1.74" calcext:value-type="float">
            <text:p>1.74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01_ERR17431.aln.sort.dupmark.rg.11.sam.deez_rawstreams.MappingQual</text:p>
          </table:table-cell>
          <table:table-cell office:value-type="string" calcext:value-type="string">
            <text:p>MappingQual</text:p>
          </table:table-cell>
          <table:table-cell office:value-type="float" office:value="1" calcext:value-type="float">
            <text:p>1</text:p>
          </table:table-cell>
          <table:table-cell office:value-type="float" office:value="49.38236195" calcext:value-type="float">
            <text:p>49.38236195</text:p>
          </table:table-cell>
          <table:table-cell office:value-type="float" office:value="2.53506803" calcext:value-type="float">
            <text:p>2.5350680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94759522" calcext:value-type="float">
            <text:p>94759522</text:p>
          </table:table-cell>
          <table:table-cell office:value-type="float" office:value="4589004" calcext:value-type="float">
            <text:p>4589004</text:p>
          </table:table-cell>
          <table:table-cell table:formula="of:=[.C172]/[.B172]" office:value-type="float" office:value="0.0484278930828714" calcext:value-type="float">
            <text:p>0.048427893082871</text:p>
          </table:table-cell>
          <table:table-cell office:value-type="float" office:value="22.89" calcext:value-type="float">
            <text:p>22.89</text:p>
          </table:table-cell>
          <table:table-cell office:value-type="float" office:value="685180" calcext:value-type="float">
            <text:p>685180</text:p>
          </table:table-cell>
          <table:table-cell office:value-type="float" office:value="1.57" calcext:value-type="float">
            <text:p>1.57</text:p>
          </table:table-cell>
          <table:table-cell office:value-type="float" office:value="67792" calcext:value-type="float">
            <text:p>67792</text:p>
          </table:table-cell>
          <table:table-cell office:value-type="string" calcext:value-type="string">
            <text:p>01_ERR17431.aln.sort.dupmark.rg.11.sam.deez_rawstreams.MappingQual</text:p>
          </table:table-cell>
          <table:table-cell office:value-type="string" calcext:value-type="string">
            <text:p>MappingQual</text:p>
          </table:table-cell>
          <table:table-cell office:value-type="float" office:value="1" calcext:value-type="float">
            <text:p>1</text:p>
          </table:table-cell>
          <table:table-cell office:value-type="float" office:value="3.948000103" calcext:value-type="float">
            <text:p>3.948000103</text:p>
          </table:table-cell>
          <table:table-cell office:value-type="float" office:value="2.787525639" calcext:value-type="float">
            <text:p>2.78752563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ANS-0</text:p>
          </table:table-cell>
          <table:table-cell office:value-type="float" office:value="94759522" calcext:value-type="float">
            <text:p>94759522</text:p>
          </table:table-cell>
          <table:table-cell office:value-type="float" office:value="7247167" calcext:value-type="float">
            <text:p>7247167</text:p>
          </table:table-cell>
          <table:table-cell table:formula="of:=[.C173]/[.B173]" office:value-type="float" office:value="0.0764795647660612" calcext:value-type="float">
            <text:p>0.076479564766061</text:p>
          </table:table-cell>
          <table:table-cell office:value-type="float" office:value="1.5" calcext:value-type="float">
            <text:p>1.5</text:p>
          </table:table-cell>
          <table:table-cell office:value-type="float" office:value="4624" calcext:value-type="float">
            <text:p>4624</text:p>
          </table:table-cell>
          <table:table-cell office:value-type="float" office:value="1.85" calcext:value-type="float">
            <text:p>1.85</text:p>
          </table:table-cell>
          <table:table-cell office:value-type="float" office:value="4928" calcext:value-type="float">
            <text:p>4928</text:p>
          </table:table-cell>
          <table:table-cell office:value-type="string" calcext:value-type="string">
            <text:p>01_ERR17431.aln.sort.dupmark.rg.11.sam.deez_rawstreams.MappingQual</text:p>
          </table:table-cell>
          <table:table-cell office:value-type="string" calcext:value-type="string">
            <text:p>MappingQual</text:p>
          </table:table-cell>
          <table:table-cell office:value-type="float" office:value="1" calcext:value-type="float">
            <text:p>1</text:p>
          </table:table-cell>
          <table:table-cell office:value-type="float" office:value="60.24648158" calcext:value-type="float">
            <text:p>60.24648158</text:p>
          </table:table-cell>
          <table:table-cell office:value-type="float" office:value="3.735911911" calcext:value-type="float">
            <text:p>3.7359119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S-1</text:p>
          </table:table-cell>
          <table:table-cell office:value-type="float" office:value="94759522" calcext:value-type="float">
            <text:p>94759522</text:p>
          </table:table-cell>
          <table:table-cell office:value-type="float" office:value="4898479" calcext:value-type="float">
            <text:p>4898479</text:p>
          </table:table-cell>
          <table:table-cell table:formula="of:=[.C174]/[.B174]" office:value-type="float" office:value="0.0516937917859062" calcext:value-type="float">
            <text:p>0.051693791785906</text:p>
          </table:table-cell>
          <table:table-cell office:value-type="float" office:value="1.67" calcext:value-type="float">
            <text:p>1.67</text:p>
          </table:table-cell>
          <table:table-cell office:value-type="float" office:value="4704" calcext:value-type="float">
            <text:p>4704</text:p>
          </table:table-cell>
          <table:table-cell office:value-type="float" office:value="2.03" calcext:value-type="float">
            <text:p>2.03</text:p>
          </table:table-cell>
          <table:table-cell office:value-type="float" office:value="5516" calcext:value-type="float">
            <text:p>5516</text:p>
          </table:table-cell>
          <table:table-cell office:value-type="string" calcext:value-type="string">
            <text:p>01_ERR17431.aln.sort.dupmark.rg.11.sam.deez_rawstreams.MappingQual</text:p>
          </table:table-cell>
          <table:table-cell office:value-type="string" calcext:value-type="string">
            <text:p>MappingQual</text:p>
          </table:table-cell>
          <table:table-cell office:value-type="float" office:value="1" calcext:value-type="float">
            <text:p>1</text:p>
          </table:table-cell>
          <table:table-cell office:value-type="float" office:value="54.11360621" calcext:value-type="float">
            <text:p>54.11360621</text:p>
          </table:table-cell>
          <table:table-cell office:value-type="float" office:value="2.301257937" calcext:value-type="float">
            <text:p>2.30125793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ABAC</text:p>
          </table:table-cell>
          <table:table-cell office:value-type="float" office:value="94759522" calcext:value-type="float">
            <text:p>94759522</text:p>
          </table:table-cell>
          <table:table-cell office:value-type="float" office:value="4236462" calcext:value-type="float">
            <text:p>4236462</text:p>
          </table:table-cell>
          <table:table-cell table:formula="of:=[.C175]/[.B175]" office:value-type="float" office:value="0.0447075070724819" calcext:value-type="float">
            <text:p>0.044707507072482</text:p>
          </table:table-cell>
          <table:table-cell office:value-type="float" office:value="5.56" calcext:value-type="float">
            <text:p>5.56</text:p>
          </table:table-cell>
          <table:table-cell office:value-type="float" office:value="1795368" calcext:value-type="float">
            <text:p>1795368</text:p>
          </table:table-cell>
          <table:table-cell office:value-type="float" office:value="5.11" calcext:value-type="float">
            <text:p>5.11</text:p>
          </table:table-cell>
          <table:table-cell office:value-type="float" office:value="1799712" calcext:value-type="float">
            <text:p>1799712</text:p>
          </table:table-cell>
          <table:table-cell office:value-type="string" calcext:value-type="string">
            <text:p>01_ERR17431.aln.sort.dupmark.rg.11.sam.deez_rawstreams.MappingQual</text:p>
          </table:table-cell>
          <table:table-cell office:value-type="string" calcext:value-type="string">
            <text:p>MappingQual</text:p>
          </table:table-cell>
          <table:table-cell office:value-type="float" office:value="1" calcext:value-type="float">
            <text:p>1</text:p>
          </table:table-cell>
          <table:table-cell office:value-type="float" office:value="16.25354719" calcext:value-type="float">
            <text:p>16.25354719</text:p>
          </table:table-cell>
          <table:table-cell office:value-type="float" office:value="0.790646771" calcext:value-type="float">
            <text:p>0.79064677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zip</text:p>
          </table:table-cell>
          <table:table-cell office:value-type="float" office:value="94759522" calcext:value-type="float">
            <text:p>94759522</text:p>
          </table:table-cell>
          <table:table-cell office:value-type="float" office:value="301801" calcext:value-type="float">
            <text:p>301801</text:p>
          </table:table-cell>
          <table:table-cell table:formula="of:=[.C176]/[.B176]" office:value-type="float" office:value="0.00318491475716815" calcext:value-type="float">
            <text:p>0.003184914757168</text:p>
          </table:table-cell>
          <table:table-cell office:value-type="float" office:value="1.68" calcext:value-type="float">
            <text:p>1.68</text:p>
          </table:table-cell>
          <table:table-cell office:value-type="float" office:value="1800" calcext:value-type="float">
            <text:p>1800</text:p>
          </table:table-cell>
          <table:table-cell office:value-type="float" office:value="1.35" calcext:value-type="float">
            <text:p>1.35</text:p>
          </table:table-cell>
          <table:table-cell office:value-type="float" office:value="1604" calcext:value-type="float">
            <text:p>1604</text:p>
          </table:table-cell>
          <table:table-cell office:value-type="string" calcext:value-type="string">
            <text:p>01_ERR17431.aln.sort.dupmark.rg.11.sam.deez_rawstreams.EditSeqend</text:p>
          </table:table-cell>
          <table:table-cell office:value-type="string" calcext:value-type="string">
            <text:p>EditSeqend</text:p>
          </table:table-cell>
          <table:table-cell office:value-type="float" office:value="1" calcext:value-type="float">
            <text:p>1</text:p>
          </table:table-cell>
          <table:table-cell office:value-type="float" office:value="53.79150141" calcext:value-type="float">
            <text:p>53.79150141</text:p>
          </table:table-cell>
          <table:table-cell office:value-type="float" office:value="0.213199898" calcext:value-type="float">
            <text:p>0.21319989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94759522" calcext:value-type="float">
            <text:p>94759522</text:p>
          </table:table-cell>
          <table:table-cell office:value-type="float" office:value="178972" calcext:value-type="float">
            <text:p>178972</text:p>
          </table:table-cell>
          <table:table-cell table:formula="of:=[.C177]/[.B177]" office:value-type="float" office:value="0.00188869673698861" calcext:value-type="float">
            <text:p>0.001888696736989</text:p>
          </table:table-cell>
          <table:table-cell office:value-type="float" office:value="1.97" calcext:value-type="float">
            <text:p>1.97</text:p>
          </table:table-cell>
          <table:table-cell office:value-type="float" office:value="9868" calcext:value-type="float">
            <text:p>9868</text:p>
          </table:table-cell>
          <table:table-cell office:value-type="float" office:value="1.48" calcext:value-type="float">
            <text:p>1.48</text:p>
          </table:table-cell>
          <table:table-cell office:value-type="float" office:value="5944" calcext:value-type="float">
            <text:p>5944</text:p>
          </table:table-cell>
          <table:table-cell office:value-type="string" calcext:value-type="string">
            <text:p>01_ERR17431.aln.sort.dupmark.rg.11.sam.deez_rawstreams.EditSeqend</text:p>
          </table:table-cell>
          <table:table-cell office:value-type="string" calcext:value-type="string">
            <text:p>EditSeqend</text:p>
          </table:table-cell>
          <table:table-cell office:value-type="float" office:value="1" calcext:value-type="float">
            <text:p>1</text:p>
          </table:table-cell>
          <table:table-cell office:value-type="float" office:value="45.87295552" calcext:value-type="float">
            <text:p>45.87295552</text:p>
          </table:table-cell>
          <table:table-cell office:value-type="float" office:value="0.115325" calcext:value-type="float">
            <text:p>0.1153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94759522" calcext:value-type="float">
            <text:p>94759522</text:p>
          </table:table-cell>
          <table:table-cell office:value-type="float" office:value="249528" calcext:value-type="float">
            <text:p>249528</text:p>
          </table:table-cell>
          <table:table-cell table:formula="of:=[.C178]/[.B178]" office:value-type="float" office:value="0.00263327626325511" calcext:value-type="float">
            <text:p>0.002633276263255</text:p>
          </table:table-cell>
          <table:table-cell office:value-type="float" office:value="12.54" calcext:value-type="float">
            <text:p>12.54</text:p>
          </table:table-cell>
          <table:table-cell office:value-type="float" office:value="685424" calcext:value-type="float">
            <text:p>685424</text:p>
          </table:table-cell>
          <table:table-cell office:value-type="float" office:value="4.35" calcext:value-type="float">
            <text:p>4.35</text:p>
          </table:table-cell>
          <table:table-cell office:value-type="float" office:value="67772" calcext:value-type="float">
            <text:p>67772</text:p>
          </table:table-cell>
          <table:table-cell office:value-type="string" calcext:value-type="string">
            <text:p>01_ERR17431.aln.sort.dupmark.rg.11.sam.deez_rawstreams.EditSeqend</text:p>
          </table:table-cell>
          <table:table-cell office:value-type="string" calcext:value-type="string">
            <text:p>EditSeqend</text:p>
          </table:table-cell>
          <table:table-cell office:value-type="float" office:value="1" calcext:value-type="float">
            <text:p>1</text:p>
          </table:table-cell>
          <table:table-cell office:value-type="float" office:value="7.206516935" calcext:value-type="float">
            <text:p>7.206516935</text:p>
          </table:table-cell>
          <table:table-cell office:value-type="float" office:value="0.05470539" calcext:value-type="float">
            <text:p>0.0547053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ANS-0</text:p>
          </table:table-cell>
          <table:table-cell office:value-type="float" office:value="94759522" calcext:value-type="float">
            <text:p>94759522</text:p>
          </table:table-cell>
          <table:table-cell office:value-type="float" office:value="348126" calcext:value-type="float">
            <text:p>348126</text:p>
          </table:table-cell>
          <table:table-cell table:formula="of:=[.C179]/[.B179]" office:value-type="float" office:value="0.00367378383356556" calcext:value-type="float">
            <text:p>0.003673783833566</text:p>
          </table:table-cell>
          <table:table-cell office:value-type="float" office:value="1.84" calcext:value-type="float">
            <text:p>1.84</text:p>
          </table:table-cell>
          <table:table-cell office:value-type="float" office:value="2848" calcext:value-type="float">
            <text:p>2848</text:p>
          </table:table-cell>
          <table:table-cell office:value-type="float" office:value="4.99" calcext:value-type="float">
            <text:p>4.99</text:p>
          </table:table-cell>
          <table:table-cell office:value-type="float" office:value="3404" calcext:value-type="float">
            <text:p>3404</text:p>
          </table:table-cell>
          <table:table-cell office:value-type="string" calcext:value-type="string">
            <text:p>01_ERR17431.aln.sort.dupmark.rg.11.sam.deez_rawstreams.EditSeqend</text:p>
          </table:table-cell>
          <table:table-cell office:value-type="string" calcext:value-type="string">
            <text:p>EditSeqend</text:p>
          </table:table-cell>
          <table:table-cell office:value-type="float" office:value="1" calcext:value-type="float">
            <text:p>1</text:p>
          </table:table-cell>
          <table:table-cell office:value-type="float" office:value="49.11397955" calcext:value-type="float">
            <text:p>49.11397955</text:p>
          </table:table-cell>
          <table:table-cell office:value-type="float" office:value="0.066532831" calcext:value-type="float">
            <text:p>0.06653283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ANS-1</text:p>
          </table:table-cell>
          <table:table-cell office:value-type="float" office:value="94759522" calcext:value-type="float">
            <text:p>94759522</text:p>
          </table:table-cell>
          <table:table-cell office:value-type="float" office:value="349909" calcext:value-type="float">
            <text:p>349909</text:p>
          </table:table-cell>
          <table:table-cell table:formula="of:=[.C180]/[.B180]" office:value-type="float" office:value="0.00369259988457941" calcext:value-type="float">
            <text:p>0.003692599884579</text:p>
          </table:table-cell>
          <table:table-cell office:value-type="float" office:value="1.6" calcext:value-type="float">
            <text:p>1.6</text:p>
          </table:table-cell>
          <table:table-cell office:value-type="float" office:value="3096" calcext:value-type="float">
            <text:p>3096</text:p>
          </table:table-cell>
          <table:table-cell office:value-type="float" office:value="2.81" calcext:value-type="float">
            <text:p>2.81</text:p>
          </table:table-cell>
          <table:table-cell office:value-type="float" office:value="4740" calcext:value-type="float">
            <text:p>4740</text:p>
          </table:table-cell>
          <table:table-cell office:value-type="string" calcext:value-type="string">
            <text:p>01_ERR17431.aln.sort.dupmark.rg.11.sam.deez_rawstreams.EditSeqend</text:p>
          </table:table-cell>
          <table:table-cell office:value-type="string" calcext:value-type="string">
            <text:p>EditSeqend</text:p>
          </table:table-cell>
          <table:table-cell office:value-type="float" office:value="1" calcext:value-type="float">
            <text:p>1</text:p>
          </table:table-cell>
          <table:table-cell office:value-type="float" office:value="56.48107648" calcext:value-type="float">
            <text:p>56.48107648</text:p>
          </table:table-cell>
          <table:table-cell office:value-type="float" office:value="0.118754173" calcext:value-type="float">
            <text:p>0.11875417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BAC</text:p>
          </table:table-cell>
          <table:table-cell office:value-type="float" office:value="94759522" calcext:value-type="float">
            <text:p>94759522</text:p>
          </table:table-cell>
          <table:table-cell office:value-type="float" office:value="178929" calcext:value-type="float">
            <text:p>178929</text:p>
          </table:table-cell>
          <table:table-cell table:formula="of:=[.C181]/[.B181]" office:value-type="float" office:value="0.00188824295673421" calcext:value-type="float">
            <text:p>0.001888242956734</text:p>
          </table:table-cell>
          <table:table-cell office:value-type="float" office:value="1.25" calcext:value-type="float">
            <text:p>1.25</text:p>
          </table:table-cell>
          <table:table-cell office:value-type="float" office:value="838036" calcext:value-type="float">
            <text:p>838036</text:p>
          </table:table-cell>
          <table:table-cell office:value-type="float" office:value="2.16" calcext:value-type="float">
            <text:p>2.16</text:p>
          </table:table-cell>
          <table:table-cell office:value-type="float" office:value="1060328" calcext:value-type="float">
            <text:p>1060328</text:p>
          </table:table-cell>
          <table:table-cell office:value-type="string" calcext:value-type="string">
            <text:p>01_ERR17431.aln.sort.dupmark.rg.11.sam.deez_rawstreams.EditSeqend</text:p>
          </table:table-cell>
          <table:table-cell office:value-type="string" calcext:value-type="string">
            <text:p>EditSeqend</text:p>
          </table:table-cell>
          <table:table-cell office:value-type="float" office:value="1" calcext:value-type="float">
            <text:p>1</text:p>
          </table:table-cell>
          <table:table-cell office:value-type="float" office:value="72.29577789" calcext:value-type="float">
            <text:p>72.29577789</text:p>
          </table:table-cell>
          <table:table-cell office:value-type="float" office:value="0.078999996" calcext:value-type="float">
            <text:p>0.0789999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zip</text:p>
          </table:table-cell>
          <table:table-cell office:value-type="float" office:value="94759522" calcext:value-type="float">
            <text:p>94759522</text:p>
          </table:table-cell>
          <table:table-cell office:value-type="float" office:value="24899936" calcext:value-type="float">
            <text:p>24899936</text:p>
          </table:table-cell>
          <table:table-cell table:formula="of:=[.C182]/[.B182]" office:value-type="float" office:value="0.262769750991357" calcext:value-type="float">
            <text:p>0.262769750991357</text:p>
          </table:table-cell>
          <table:table-cell office:value-type="float" office:value="98.24" calcext:value-type="float">
            <text:p>98.24</text:p>
          </table:table-cell>
          <table:table-cell office:value-type="float" office:value="1732" calcext:value-type="float">
            <text:p>1732</text:p>
          </table:table-cell>
          <table:table-cell office:value-type="float" office:value="2.29" calcext:value-type="float">
            <text:p>2.29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01_ERR17431.aln.sort.dupmark.rg.11.sam.deez_rawstreams.TagASj</text:p>
          </table:table-cell>
          <table:table-cell office:value-type="string" calcext:value-type="string">
            <text:p>TagASj</text:p>
          </table:table-cell>
          <table:table-cell office:value-type="float" office:value="1" calcext:value-type="float">
            <text:p>1</text:p>
          </table:table-cell>
          <table:table-cell office:value-type="float" office:value="0.919887239" calcext:value-type="float">
            <text:p>0.919887239</text:p>
          </table:table-cell>
          <table:table-cell office:value-type="float" office:value="10.36961984" calcext:value-type="float">
            <text:p>10.3696198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94759522" calcext:value-type="float">
            <text:p>94759522</text:p>
          </table:table-cell>
          <table:table-cell office:value-type="float" office:value="23988568" calcext:value-type="float">
            <text:p>23988568</text:p>
          </table:table-cell>
          <table:table-cell table:formula="of:=[.C183]/[.B183]" office:value-type="float" office:value="0.253152057900841" calcext:value-type="float">
            <text:p>0.253152057900841</text:p>
          </table:table-cell>
          <table:table-cell office:value-type="float" office:value="7.01" calcext:value-type="float">
            <text:p>7.01</text:p>
          </table:table-cell>
          <table:table-cell office:value-type="float" office:value="9968" calcext:value-type="float">
            <text:p>9968</text:p>
          </table:table-cell>
          <table:table-cell office:value-type="float" office:value="5.06" calcext:value-type="float">
            <text:p>5.06</text:p>
          </table:table-cell>
          <table:table-cell office:value-type="float" office:value="7036" calcext:value-type="float">
            <text:p>7036</text:p>
          </table:table-cell>
          <table:table-cell office:value-type="string" calcext:value-type="string">
            <text:p>01_ERR17431.aln.sort.dupmark.rg.11.sam.deez_rawstreams.TagASj</text:p>
          </table:table-cell>
          <table:table-cell office:value-type="string" calcext:value-type="string">
            <text:p>TagASj</text:p>
          </table:table-cell>
          <table:table-cell office:value-type="float" office:value="1" calcext:value-type="float">
            <text:p>1</text:p>
          </table:table-cell>
          <table:table-cell office:value-type="float" office:value="12.89154385" calcext:value-type="float">
            <text:p>12.89154385</text:p>
          </table:table-cell>
          <table:table-cell office:value-type="float" office:value="4.521201816" calcext:value-type="float">
            <text:p>4.5212018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94759522" calcext:value-type="float">
            <text:p>94759522</text:p>
          </table:table-cell>
          <table:table-cell office:value-type="float" office:value="21879992" calcext:value-type="float">
            <text:p>21879992</text:p>
          </table:table-cell>
          <table:table-cell table:formula="of:=[.C184]/[.B184]" office:value-type="float" office:value="0.230900193861256" calcext:value-type="float">
            <text:p>0.230900193861256</text:p>
          </table:table-cell>
          <table:table-cell office:value-type="float" office:value="131.08" calcext:value-type="float">
            <text:p>131.08</text:p>
          </table:table-cell>
          <table:table-cell office:value-type="float" office:value="685084" calcext:value-type="float">
            <text:p>685084</text:p>
          </table:table-cell>
          <table:table-cell office:value-type="float" office:value="2.81" calcext:value-type="float">
            <text:p>2.81</text:p>
          </table:table-cell>
          <table:table-cell office:value-type="float" office:value="67752" calcext:value-type="float">
            <text:p>67752</text:p>
          </table:table-cell>
          <table:table-cell office:value-type="string" calcext:value-type="string">
            <text:p>01_ERR17431.aln.sort.dupmark.rg.11.sam.deez_rawstreams.TagASj</text:p>
          </table:table-cell>
          <table:table-cell office:value-type="string" calcext:value-type="string">
            <text:p>TagASj</text:p>
          </table:table-cell>
          <table:table-cell office:value-type="float" office:value="1" calcext:value-type="float">
            <text:p>1</text:p>
          </table:table-cell>
          <table:table-cell office:value-type="float" office:value="0.689424186" calcext:value-type="float">
            <text:p>0.689424186</text:p>
          </table:table-cell>
          <table:table-cell office:value-type="float" office:value="7.42576029" calcext:value-type="float">
            <text:p>7.4257602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NS-0</text:p>
          </table:table-cell>
          <table:table-cell office:value-type="float" office:value="94759522" calcext:value-type="float">
            <text:p>94759522</text:p>
          </table:table-cell>
          <table:table-cell office:value-type="float" office:value="23778218" calcext:value-type="float">
            <text:p>23778218</text:p>
          </table:table-cell>
          <table:table-cell table:formula="of:=[.C185]/[.B185]" office:value-type="float" office:value="0.25093222821449" calcext:value-type="float">
            <text:p>0.25093222821449</text:p>
          </table:table-cell>
          <table:table-cell office:value-type="float" office:value="1.81" calcext:value-type="float">
            <text:p>1.81</text:p>
          </table:table-cell>
          <table:table-cell office:value-type="float" office:value="4804" calcext:value-type="float">
            <text:p>4804</text:p>
          </table:table-cell>
          <table:table-cell office:value-type="float" office:value="2.06" calcext:value-type="float">
            <text:p>2.06</text:p>
          </table:table-cell>
          <table:table-cell office:value-type="float" office:value="5060" calcext:value-type="float">
            <text:p>5060</text:p>
          </table:table-cell>
          <table:table-cell office:value-type="string" calcext:value-type="string">
            <text:p>01_ERR17431.aln.sort.dupmark.rg.11.sam.deez_rawstreams.TagASj</text:p>
          </table:table-cell>
          <table:table-cell office:value-type="string" calcext:value-type="string">
            <text:p>TagASj</text:p>
          </table:table-cell>
          <table:table-cell office:value-type="float" office:value="1" calcext:value-type="float">
            <text:p>1</text:p>
          </table:table-cell>
          <table:table-cell office:value-type="float" office:value="49.92802341" calcext:value-type="float">
            <text:p>49.92802341</text:p>
          </table:table-cell>
          <table:table-cell office:value-type="float" office:value="11.00809505" calcext:value-type="float">
            <text:p>11.0080950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S-1</text:p>
          </table:table-cell>
          <table:table-cell office:value-type="float" office:value="94759522" calcext:value-type="float">
            <text:p>94759522</text:p>
          </table:table-cell>
          <table:table-cell office:value-type="float" office:value="21749687" calcext:value-type="float">
            <text:p>21749687</text:p>
          </table:table-cell>
          <table:table-cell table:formula="of:=[.C186]/[.B186]" office:value-type="float" office:value="0.229525081394986" calcext:value-type="float">
            <text:p>0.229525081394986</text:p>
          </table:table-cell>
          <table:table-cell office:value-type="float" office:value="2.2" calcext:value-type="float">
            <text:p>2.2</text:p>
          </table:table-cell>
          <table:table-cell office:value-type="float" office:value="4928" calcext:value-type="float">
            <text:p>4928</text:p>
          </table:table-cell>
          <table:table-cell office:value-type="float" office:value="2.26" calcext:value-type="float">
            <text:p>2.26</text:p>
          </table:table-cell>
          <table:table-cell office:value-type="float" office:value="5828" calcext:value-type="float">
            <text:p>5828</text:p>
          </table:table-cell>
          <table:table-cell office:value-type="string" calcext:value-type="string">
            <text:p>01_ERR17431.aln.sort.dupmark.rg.11.sam.deez_rawstreams.TagASj</text:p>
          </table:table-cell>
          <table:table-cell office:value-type="string" calcext:value-type="string">
            <text:p>TagASj</text:p>
          </table:table-cell>
          <table:table-cell office:value-type="float" office:value="1" calcext:value-type="float">
            <text:p>1</text:p>
          </table:table-cell>
          <table:table-cell office:value-type="float" office:value="41.07714653" calcext:value-type="float">
            <text:p>41.07714653</text:p>
          </table:table-cell>
          <table:table-cell office:value-type="float" office:value="9.177928266" calcext:value-type="float">
            <text:p>9.17792826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BAC</text:p>
          </table:table-cell>
          <table:table-cell office:value-type="float" office:value="94759522" calcext:value-type="float">
            <text:p>94759522</text:p>
          </table:table-cell>
          <table:table-cell office:value-type="float" office:value="20843335" calcext:value-type="float">
            <text:p>20843335</text:p>
          </table:table-cell>
          <table:table-cell table:formula="of:=[.C187]/[.B187]" office:value-type="float" office:value="0.219960322298798" calcext:value-type="float">
            <text:p>0.219960322298798</text:p>
          </table:table-cell>
          <table:table-cell office:value-type="float" office:value="27.9" calcext:value-type="float">
            <text:p>27.9</text:p>
          </table:table-cell>
          <table:table-cell office:value-type="float" office:value="1795460" calcext:value-type="float">
            <text:p>1795460</text:p>
          </table:table-cell>
          <table:table-cell office:value-type="float" office:value="24.98" calcext:value-type="float">
            <text:p>24.98</text:p>
          </table:table-cell>
          <table:table-cell office:value-type="float" office:value="1848864" calcext:value-type="float">
            <text:p>1848864</text:p>
          </table:table-cell>
          <table:table-cell office:value-type="string" calcext:value-type="string">
            <text:p>01_ERR17431.aln.sort.dupmark.rg.11.sam.deez_rawstreams.TagASj</text:p>
          </table:table-cell>
          <table:table-cell office:value-type="string" calcext:value-type="string">
            <text:p>TagASj</text:p>
          </table:table-cell>
          <table:table-cell office:value-type="float" office:value="1" calcext:value-type="float">
            <text:p>1</text:p>
          </table:table-cell>
          <table:table-cell office:value-type="float" office:value="3.239058149" calcext:value-type="float">
            <text:p>3.239058149</text:p>
          </table:table-cell>
          <table:table-cell office:value-type="float" office:value="0.795746728" calcext:value-type="float">
            <text:p>0.79574672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zip</text:p>
          </table:table-cell>
          <table:table-cell office:value-type="float" office:value="209715200" calcext:value-type="float">
            <text:p>209715200</text:p>
          </table:table-cell>
          <table:table-cell office:value-type="float" office:value="151624970" calcext:value-type="float">
            <text:p>151624970</text:p>
          </table:table-cell>
          <table:table-cell table:formula="of:=[.C188]/[.B188]" office:value-type="float" office:value="0.723004198074341" calcext:value-type="float">
            <text:p>0.723004198074341</text:p>
          </table:table-cell>
          <table:table-cell office:value-type="float" office:value="91.17" calcext:value-type="float">
            <text:p>91.17</text:p>
          </table:table-cell>
          <table:table-cell office:value-type="float" office:value="1760" calcext:value-type="float">
            <text:p>1760</text:p>
          </table:table-cell>
          <table:table-cell office:value-type="float" office:value="4.14" calcext:value-type="float">
            <text:p>4.14</text:p>
          </table:table-cell>
          <table:table-cell office:value-type="float" office:value="1632" calcext:value-type="float">
            <text:p>1632</text:p>
          </table:table-cell>
          <table:table-cell office:value-type="string" calcext:value-type="string">
            <text:p>01_ERR17431.aln.sort.dupmark.rg.11.sam.deez_rawstreams.readNameContent.cropped</text:p>
          </table:table-cell>
          <table:table-cell office:value-type="string" calcext:value-type="string">
            <text:p>readNameContent</text:p>
          </table:table-cell>
          <table:table-cell office:value-type="float" office:value="1" calcext:value-type="float">
            <text:p>1</text:p>
          </table:table-cell>
          <table:table-cell office:value-type="float" office:value="2.193704069" calcext:value-type="float">
            <text:p>2.193704069</text:p>
          </table:table-cell>
          <table:table-cell office:value-type="float" office:value="34.92773904" calcext:value-type="float">
            <text:p>34.9277390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209715200" calcext:value-type="float">
            <text:p>209715200</text:p>
          </table:table-cell>
          <table:table-cell office:value-type="float" office:value="146731220" calcext:value-type="float">
            <text:p>146731220</text:p>
          </table:table-cell>
          <table:table-cell table:formula="of:=[.C189]/[.B189]" office:value-type="float" office:value="0.699668979644775" calcext:value-type="float">
            <text:p>0.699668979644775</text:p>
          </table:table-cell>
          <table:table-cell office:value-type="float" office:value="33.27" calcext:value-type="float">
            <text:p>33.27</text:p>
          </table:table-cell>
          <table:table-cell office:value-type="float" office:value="10000" calcext:value-type="float">
            <text:p>10000</text:p>
          </table:table-cell>
          <table:table-cell office:value-type="float" office:value="19.41" calcext:value-type="float">
            <text:p>19.41</text:p>
          </table:table-cell>
          <table:table-cell office:value-type="float" office:value="6996" calcext:value-type="float">
            <text:p>6996</text:p>
          </table:table-cell>
          <table:table-cell office:value-type="string" calcext:value-type="string">
            <text:p>01_ERR17431.aln.sort.dupmark.rg.11.sam.deez_rawstreams.readNameContent.cropped</text:p>
          </table:table-cell>
          <table:table-cell office:value-type="string" calcext:value-type="string">
            <text:p>readNameContent</text:p>
          </table:table-cell>
          <table:table-cell office:value-type="float" office:value="1" calcext:value-type="float">
            <text:p>1</text:p>
          </table:table-cell>
          <table:table-cell office:value-type="float" office:value="6.011421701" calcext:value-type="float">
            <text:p>6.011421701</text:p>
          </table:table-cell>
          <table:table-cell office:value-type="float" office:value="7.209366096" calcext:value-type="float">
            <text:p>7.20936609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209715200" calcext:value-type="float">
            <text:p>209715200</text:p>
          </table:table-cell>
          <table:table-cell office:value-type="float" office:value="143661632" calcext:value-type="float">
            <text:p>143661632</text:p>
          </table:table-cell>
          <table:table-cell table:formula="of:=[.C190]/[.B190]" office:value-type="float" office:value="0.685032043457031" calcext:value-type="float">
            <text:p>0.685032043457031</text:p>
          </table:table-cell>
          <table:table-cell office:value-type="float" office:value="231.4" calcext:value-type="float">
            <text:p>231.4</text:p>
          </table:table-cell>
          <table:table-cell office:value-type="float" office:value="691412" calcext:value-type="float">
            <text:p>691412</text:p>
          </table:table-cell>
          <table:table-cell office:value-type="float" office:value="17.67" calcext:value-type="float">
            <text:p>17.67</text:p>
          </table:table-cell>
          <table:table-cell office:value-type="float" office:value="67720" calcext:value-type="float">
            <text:p>67720</text:p>
          </table:table-cell>
          <table:table-cell office:value-type="string" calcext:value-type="string">
            <text:p>01_ERR17431.aln.sort.dupmark.rg.11.sam.deez_rawstreams.readNameContent.cropped</text:p>
          </table:table-cell>
          <table:table-cell office:value-type="string" calcext:value-type="string">
            <text:p>readNameContent</text:p>
          </table:table-cell>
          <table:table-cell office:value-type="float" office:value="1" calcext:value-type="float">
            <text:p>1</text:p>
          </table:table-cell>
          <table:table-cell office:value-type="float" office:value="0.864304235" calcext:value-type="float">
            <text:p>0.864304235</text:p>
          </table:table-cell>
          <table:table-cell office:value-type="float" office:value="7.753616791" calcext:value-type="float">
            <text:p>7.75361679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NS-0</text:p>
          </table:table-cell>
          <table:table-cell office:value-type="float" office:value="209715200" calcext:value-type="float">
            <text:p>209715200</text:p>
          </table:table-cell>
          <table:table-cell office:value-type="float" office:value="170648440" calcext:value-type="float">
            <text:p>170648440</text:p>
          </table:table-cell>
          <table:table-cell table:formula="of:=[.C191]/[.B191]" office:value-type="float" office:value="0.813715171813965" calcext:value-type="float">
            <text:p>0.813715171813965</text:p>
          </table:table-cell>
          <table:table-cell office:value-type="float" office:value="5.6" calcext:value-type="float">
            <text:p>5.6</text:p>
          </table:table-cell>
          <table:table-cell office:value-type="float" office:value="4752" calcext:value-type="float">
            <text:p>4752</text:p>
          </table:table-cell>
          <table:table-cell office:value-type="float" office:value="5.61" calcext:value-type="float">
            <text:p>5.61</text:p>
          </table:table-cell>
          <table:table-cell office:value-type="float" office:value="5284" calcext:value-type="float">
            <text:p>5284</text:p>
          </table:table-cell>
          <table:table-cell office:value-type="string" calcext:value-type="string">
            <text:p>01_ERR17431.aln.sort.dupmark.rg.11.sam.deez_rawstreams.readNameContent.cropped</text:p>
          </table:table-cell>
          <table:table-cell office:value-type="string" calcext:value-type="string">
            <text:p>readNameContent</text:p>
          </table:table-cell>
          <table:table-cell office:value-type="float" office:value="1" calcext:value-type="float">
            <text:p>1</text:p>
          </table:table-cell>
          <table:table-cell office:value-type="float" office:value="35.71428571" calcext:value-type="float">
            <text:p>35.71428571</text:p>
          </table:table-cell>
          <table:table-cell office:value-type="float" office:value="29.00945354" calcext:value-type="float">
            <text:p>29.0094535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NS-1</text:p>
          </table:table-cell>
          <table:table-cell office:value-type="float" office:value="209715200" calcext:value-type="float">
            <text:p>209715200</text:p>
          </table:table-cell>
          <table:table-cell office:value-type="float" office:value="153456147" calcext:value-type="float">
            <text:p>153456147</text:p>
          </table:table-cell>
          <table:table-cell table:formula="of:=[.C192]/[.B192]" office:value-type="float" office:value="0.73173593044281" calcext:value-type="float">
            <text:p>0.73173593044281</text:p>
          </table:table-cell>
          <table:table-cell office:value-type="float" office:value="8.1" calcext:value-type="float">
            <text:p>8.1</text:p>
          </table:table-cell>
          <table:table-cell office:value-type="float" office:value="6032" calcext:value-type="float">
            <text:p>6032</text:p>
          </table:table-cell>
          <table:table-cell office:value-type="float" office:value="7.39" calcext:value-type="float">
            <text:p>7.39</text:p>
          </table:table-cell>
          <table:table-cell office:value-type="float" office:value="6612" calcext:value-type="float">
            <text:p>6612</text:p>
          </table:table-cell>
          <table:table-cell office:value-type="string" calcext:value-type="string">
            <text:p>01_ERR17431.aln.sort.dupmark.rg.11.sam.deez_rawstreams.readNameContent.cropped</text:p>
          </table:table-cell>
          <table:table-cell office:value-type="string" calcext:value-type="string">
            <text:p>readNameContent</text:p>
          </table:table-cell>
          <table:table-cell office:value-type="float" office:value="1" calcext:value-type="float">
            <text:p>1</text:p>
          </table:table-cell>
          <table:table-cell office:value-type="float" office:value="24.69135802" calcext:value-type="float">
            <text:p>24.69135802</text:p>
          </table:table-cell>
          <table:table-cell office:value-type="float" office:value="19.80340813" calcext:value-type="float">
            <text:p>19.8034081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BAC</text:p>
          </table:table-cell>
          <table:table-cell office:value-type="float" office:value="209715200" calcext:value-type="float">
            <text:p>209715200</text:p>
          </table:table-cell>
          <table:table-cell office:value-type="float" office:value="152348181" calcext:value-type="float">
            <text:p>152348181</text:p>
          </table:table-cell>
          <table:table-cell table:formula="of:=[.C193]/[.B193]" office:value-type="float" office:value="0.726452736854553" calcext:value-type="float">
            <text:p>0.726452736854553</text:p>
          </table:table-cell>
          <table:table-cell office:value-type="float" office:value="333.07" calcext:value-type="float">
            <text:p>333.07</text:p>
          </table:table-cell>
          <table:table-cell office:value-type="float" office:value="3703276" calcext:value-type="float">
            <text:p>3703276</text:p>
          </table:table-cell>
          <table:table-cell office:value-type="float" office:value="25.34" calcext:value-type="float">
            <text:p>25.34</text:p>
          </table:table-cell>
          <table:table-cell office:value-type="float" office:value="4161024" calcext:value-type="float">
            <text:p>4161024</text:p>
          </table:table-cell>
          <table:table-cell office:value-type="string" calcext:value-type="string">
            <text:p>01_ERR17431.aln.sort.dupmark.rg.11.sam.deez_rawstreams.readNameContent.cropped</text:p>
          </table:table-cell>
          <table:table-cell office:value-type="string" calcext:value-type="string">
            <text:p>readNameContent</text:p>
          </table:table-cell>
          <table:table-cell office:value-type="float" office:value="1" calcext:value-type="float">
            <text:p>1</text:p>
          </table:table-cell>
          <table:table-cell office:value-type="float" office:value="0.600474375" calcext:value-type="float">
            <text:p>0.600474375</text:p>
          </table:table-cell>
          <table:table-cell office:value-type="float" office:value="5.733644332" calcext:value-type="float">
            <text:p>5.73364433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01T21:31:26.869684315</dc:date>
    <meta:editing-duration>PT11M8S</meta:editing-duration>
    <meta:editing-cycles>2</meta:editing-cycles>
    <meta:generator>LibreOffice/6.2.7.1$MacOSX_X86_64 LibreOffice_project/23edc44b61b830b7d749943e020e96f5a7df63bf</meta:generator>
    <meta:document-statistic meta:table-count="1" meta:cell-count="3088" meta:object-count="0"/>
  </office:meta>
</office:document-meta>
</file>